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98.7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23"/>
    <style:style style:name="ce5" style:family="table-cell" style:parent-style-name="Default" style:data-style-name="N121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17" style:family="table-cell" style:parent-style-name="Default" style:data-style-name="N4"/>
    <style:style style:name="ce18" style:family="table-cell" style:parent-style-name="Default" style:data-style-name="N123"/>
    <style:style style:name="ce22" style:family="table-cell" style:parent-style-name="Default" style:data-style-name="N121"/>
    <style:style style:name="ce6" style:family="table-cell" style:parent-style-name="Default">
      <style:table-cell-properties fo:background-color="#d3d3d3"/>
    </style:style>
    <style:style style:name="ce1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121">
      <style:table-cell-properties fo:background-color="#d3d3d3"/>
    </style:style>
    <style:style style:name="ce20" style:family="table-cell" style:parent-style-name="Default" style:data-style-name="N121">
      <style:table-cell-properties fo:background-color="#fff200"/>
    </style:style>
    <style:style style:name="ce21" style:family="table-cell" style:parent-style-name="Default" style:data-style-name="N12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e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7"/>
        <table:table-column table:style-name="co4" table:default-cell-style-name="ce18"/>
        <table:table-column table:style-name="co5" table:default-cell-style-name="ce22"/>
        <table:table-row table:style-name="ro1">
          <table:table-cell table:style-name="ce14" office:value-type="string" calcext:value-type="string">
            <text:p>Road</text:p>
          </table:table-cell>
          <table:table-cell table:style-name="ce14" office:value-type="string" calcext:value-type="string">
            <text:p>Tech =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ost =</text:p>
          </table:table-cell>
          <table:table-cell table:style-name="ce14" table:formula="of:=INDEX([.F3:.F10];MATCH([.C1];[.E3:.E10];1))" office:value-type="float" office:value="1.06666666666667" calcext:value-type="float">
            <text:p>1.06666666666667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Crew</text:p>
          </table:table-cell>
          <table:table-cell table:style-name="ce14" office:value-type="string" calcext:value-type="string">
            <text:p>Capacity (tons)</text:p>
          </table:table-cell>
          <table:table-cell table:style-name="ce15" office:value-type="string" calcext:value-type="string">
            <text:p>Speed (hx/day)</text:p>
          </table:table-cell>
          <table:table-cell table:style-name="ce14" office:value-type="string" calcext:value-type="string">
            <text:p>Tech</text:p>
          </table:table-cell>
          <table:table-cell table:style-name="ce14" office:value-type="string" calcext:value-type="string">
            <text:p>Cost (man*day/ton)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20*[.B3]/(15*[.C3]*[.D3])" office:value-type="float" office:value="1.33333333333333" calcext:value-type="float">
            <text:p>1.333</text:p>
          </table:table-cell>
        </table:table-row>
        <table:table-row table:style-name="ro1">
          <table:table-cell office:value-type="string" calcext:value-type="string">
            <text:p>Wag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20*[.B4]/(15*[.C4]*[.D4])" office:value-type="float" office:value="1.06666666666667" calcext:value-type="float">
            <text:p>1.067</text:p>
          </table:table-cell>
        </table:table-row>
        <table:table-row table:style-name="ro1">
          <table:table-cell office:value-type="string" calcext:value-type="string">
            <text:p>Conestog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.0</text:p>
          </table:table-cell>
          <table:table-cell table:formula="of:=20*[.B5]/(15*[.C5]*[.D5])" office:value-type="float" office:value="0.888888888888889" calcext:value-type="float">
            <text:p>0.889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River</text:p>
          </table:table-cell>
          <table:table-cell table:style-name="ce14" office:value-type="string" calcext:value-type="string">
            <text:p>Tech =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ost =</text:p>
          </table:table-cell>
          <table:table-cell table:style-name="ce14" table:formula="of:=INDEX([.F13:.F20];MATCH([.C11];[.E13:.E20];1))" office:value-type="float" office:value="0.1125" calcext:value-type="float">
            <text:p>0.1125</text:p>
          </table:table-cell>
          <table:table-cell table:style-name="Default"/>
        </table:table-row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Crew</text:p>
          </table:table-cell>
          <table:table-cell table:style-name="ce14" office:value-type="string" calcext:value-type="string">
            <text:p>Capacity (tons)</text:p>
          </table:table-cell>
          <table:table-cell table:style-name="ce15" office:value-type="string" calcext:value-type="string">
            <text:p>Speed (hx/day)</text:p>
          </table:table-cell>
          <table:table-cell table:style-name="ce14" office:value-type="string" calcext:value-type="string">
            <text:p>Tech</text:p>
          </table:table-cell>
          <table:table-cell table:style-name="ce14" office:value-type="string" calcext:value-type="string">
            <text:p>Cost (man*day/ton)</text:p>
          </table:table-cell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formula="of:=[.B13]/([.C13]*[.D13])" office:value-type="float" office:value="0.147888792354474" calcext:value-type="float">
            <text:p>0.148</text:p>
          </table:table-cell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14]/([.C14]*[.D14])" office:value-type="float" office:value="0.16410071942446" calcext:value-type="float">
            <text:p>0.164</text:p>
          </table:table-cell>
        </table:table-row>
        <table:table-row table:style-name="ro1">
          <table:table-cell office:value-type="string" calcext:value-type="string">
            <text:p>Hulk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</text:p>
          </table:table-cell>
          <table:table-cell table:formula="of:=[.B15]/([.C15]*[.D15])" office:value-type="float" office:value="0.1125" calcext:value-type="float">
            <text:p>0.113</text:p>
          </table:table-cell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" calcext:value-type="float">
            <text:p>4.0</text:p>
          </table:table-cell>
          <table:table-cell table:formula="of:=[.B16]/([.C16]*[.D16])" office:value-type="float" office:value="0.11348" calcext:value-type="float">
            <text:p>0.113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ea</text:p>
          </table:table-cell>
          <table:table-cell table:style-name="ce14" office:value-type="string" calcext:value-type="string">
            <text:p>Tech =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ost =</text:p>
          </table:table-cell>
          <table:table-cell table:style-name="ce14" table:formula="of:=INDEX([.F23:.F30];MATCH([.C21];[.E23:.E30];1))" office:value-type="float" office:value="0.11348" calcext:value-type="float">
            <text:p>0.11348</text:p>
          </table:table-cell>
          <table:table-cell table:style-name="Default"/>
        </table:table-row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Crew</text:p>
          </table:table-cell>
          <table:table-cell table:style-name="ce14" office:value-type="string" calcext:value-type="string">
            <text:p>Capacity (tons)</text:p>
          </table:table-cell>
          <table:table-cell table:style-name="ce15" office:value-type="string" calcext:value-type="string">
            <text:p>Speed (hx/day)</text:p>
          </table:table-cell>
          <table:table-cell table:style-name="ce14" office:value-type="string" calcext:value-type="string">
            <text:p>Tech</text:p>
          </table:table-cell>
          <table:table-cell table:style-name="ce14" office:value-type="string" calcext:value-type="string">
            <text:p>Cost (man*day/ton)</text:p>
          </table:table-cell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formula="of:=[.B23]/([.C23]*[.D23])" office:value-type="float" office:value="0.147888792354474" calcext:value-type="float">
            <text:p>0.148</text:p>
          </table:table-cell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24]/([.C24]*[.D24])" office:value-type="float" office:value="0.16410071942446" calcext:value-type="float">
            <text:p>0.164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formula="of:=50/28.37" office:value-type="float" office:value="1.76242509693338" calcext:value-type="float">
            <text:p>1.76</text:p>
          </table:table-cell>
          <table:table-cell office:value-type="float" office:value="3" calcext:value-type="float">
            <text:p>3.0</text:p>
          </table:table-cell>
          <table:table-cell table:formula="of:=[.B25]/([.C25]*[.D25])" office:value-type="float" office:value="0.11348" calcext:value-type="float">
            <text:p>0.113</text:p>
          </table:table-cell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formula="of:=[.B26]/([.C26]*[.D26])" office:value-type="float" office:value="0.11348" calcext:value-type="float">
            <text:p>0.113</text:p>
          </table:table-cell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formula="of:=[.B27]/([.C27]*[.D27])" office:value-type="float" office:value="0.077682576695063" calcext:value-type="float">
            <text:p>0.07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Ocean</text:p>
          </table:table-cell>
          <table:table-cell table:style-name="ce14" office:value-type="string" calcext:value-type="string">
            <text:p>Tech =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ost =</text:p>
          </table:table-cell>
          <table:table-cell table:style-name="ce14" table:formula="of:=INDEX([.F33:.F40];MATCH([.C31];[.E33:.E40];1))" office:value-type="float" office:value="0.16410071942446" calcext:value-type="float">
            <text:p>0.16410071942446</text:p>
          </table:table-cell>
          <table:table-cell table:style-name="Default"/>
        </table:table-row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Crew</text:p>
          </table:table-cell>
          <table:table-cell table:style-name="ce14" office:value-type="string" calcext:value-type="string">
            <text:p>Capacity (tons)</text:p>
          </table:table-cell>
          <table:table-cell table:style-name="ce15" office:value-type="string" calcext:value-type="string">
            <text:p>Speed (hx/day)</text:p>
          </table:table-cell>
          <table:table-cell table:style-name="ce14" office:value-type="string" calcext:value-type="string">
            <text:p>Tech</text:p>
          </table:table-cell>
          <table:table-cell table:style-name="ce14" office:value-type="string" calcext:value-type="string">
            <text:p>Cost (man*day/ton)</text:p>
          </table:table-cell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33]/([.C33]*[.D33])" office:value-type="float" office:value="0.16410071942446" calcext:value-type="float">
            <text:p>0.164</text:p>
          </table:table-cell>
        </table:table-row>
        <table:table-row table:style-name="ro1">
          <table:table-cell office:value-type="string" calcext:value-type="string">
            <text:p>Baghla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9*1.151*(6/28.37)" office:value-type="float" office:value="2.19083538949595" calcext:value-type="float">
            <text:p>2.19</text:p>
          </table:table-cell>
          <table:table-cell office:value-type="float" office:value="4" calcext:value-type="float">
            <text:p>4.0</text:p>
          </table:table-cell>
          <table:table-cell table:formula="of:=[.B34]/([.C34]*[.D34])" office:value-type="float" office:value="0.136934066994884" calcext:value-type="float">
            <text:p>0.137</text:p>
          </table:table-cell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formula="of:=[.B35]/([.C35]*[.D35])" office:value-type="float" office:value="0.11348" calcext:value-type="float">
            <text:p>0.113</text:p>
          </table:table-cell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formula="of:=[.B36]/([.C36]*[.D36])" office:value-type="float" office:value="0.077682576695063" calcext:value-type="float">
            <text:p>0.078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table table:name="Dists" table:style-name="ta1">
        <table:table-column table:style-name="co7" table:default-cell-style-name="Default"/>
        <table:table-column table:style-name="co7" table:number-columns-repeated="23" table:default-cell-style-name="ce7"/>
        <table:table-column table:style-name="co7" table:number-columns-repeated="1000" table:default-cell-style-name="Default"/>
        <table:table-row table:style-name="ro1">
          <table:table-cell table:style-name="ce14" office:value-type="string" calcext:value-type="string">
            <text:p>Road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])-COLUMN([.A1]); ROW()-ROW([.A1])+COLUMN([.A1])))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])-COLUMN([.A1]); ROW()-ROW([.A1])+COLUMN([.A1])))" office:value-type="float" office:value="4" calcext:value-type="float">
            <text:p>4</text:p>
          </table:table-cell>
          <table:table-cell table:style-name="ce16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7" calcext:value-type="float">
            <text:p>7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0" calcext:value-type="float">
            <text:p>1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1" calcext:value-type="float">
            <text:p>11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2" calcext:value-type="float">
            <text:p>1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4" office:value-type="string" calcext:value-type="string">
            <text:p>River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26])-COLUMN([.A26]); ROW()-ROW([.A26])+COLUMN([.A26])))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50" calcext:value-type="float">
            <text:p>5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26])-COLUMN([.A26]); ROW()-ROW([.A26])+COLUMN([.A26])))" office:value-type="float" office:value="24" calcext:value-type="float">
            <text:p>24</text:p>
          </table:table-cell>
          <table:table-cell table:style-name="ce16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16" table:formula="of:=INDIRECT(ADDRESS(COLUMN()+ROW([.A26])-COLUMN([.A26]); ROW()-ROW([.A26])+COLUMN([.A26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3"/>
          <table:table-cell table:style-name="ce16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26])-COLUMN([.A26]); ROW()-ROW([.A26])+COLUMN([.A26])))" office:value-type="float" office:value="28" calcext:value-type="float">
            <text:p>2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16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7" calcext:value-type="float">
            <text:p>17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13" calcext:value-type="float">
            <text:p>1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4" calcext:value-type="float">
            <text:p>1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4" calcext:value-type="float">
            <text:p>1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4" office:value-type="string" calcext:value-type="string">
            <text:p>Sea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float" office:value="37" calcext:value-type="float">
            <text:p>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1" calcext:value-type="float">
            <text:p>11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" calcext:value-type="float">
            <text:p>2</text:p>
          </table:table-cell>
          <table:table-cell table:style-name="ce16" table:formula="of:=INDIRECT(ADDRESS(COLUMN()+ROW([.A51])-COLUMN([.A51]); ROW()-ROW([.A51])+COLUMN([.A51])))" office:value-type="float" office:value="11" calcext:value-type="float">
            <text:p>11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Default"/>
          <table:table-cell table:style-name="ce16" office:value-type="float" office:value="27" calcext:value-type="float">
            <text:p>27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4" calcext:value-type="float">
            <text:p>54</text:p>
          </table:table-cell>
          <table:table-cell/>
          <table:table-cell table:style-name="ce16" office:value-type="float" office:value="43" calcext:value-type="float">
            <text:p>43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3" calcext:value-type="float">
            <text:p>13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0" calcext:value-type="float">
            <text:p>10</text:p>
          </table:table-cell>
          <table:table-cell table:style-name="ce16" table:formula="of:=INDIRECT(ADDRESS(COLUMN()+ROW([.A51])-COLUMN([.A51]); ROW()-ROW([.A51])+COLUMN([.A51])))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1" calcext:value-type="float">
            <text:p>21</text:p>
          </table:table-cell>
          <table:table-cell table:style-name="ce16" table:formula="of:=INDIRECT(ADDRESS(COLUMN()+ROW([.A51])-COLUMN([.A51]); ROW()-ROW([.A51])+COLUMN([.A51])))" office:value-type="float" office:value="17" calcext:value-type="float">
            <text:p>17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4" calcext:value-type="float">
            <text:p>24</text:p>
          </table:table-cell>
          <table:table-cell table:style-name="ce16" table:formula="of:=INDIRECT(ADDRESS(COLUMN()+ROW([.A51])-COLUMN([.A51]); ROW()-ROW([.A51])+COLUMN([.A51])))" office:value-type="float" office:value="54" calcext:value-type="float">
            <text:p>54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27" calcext:value-type="float">
            <text:p>27</text:p>
          </table:table-cell>
          <table:table-cell/>
          <table:table-cell table:style-name="ce16" office:value-type="float" office:value="35" calcext:value-type="float">
            <text:p>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0" calcext:value-type="float">
            <text:p>3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6" table:formula="of:=INDIRECT(ADDRESS(COLUMN()+ROW([.A51])-COLUMN([.A51]); ROW()-ROW([.A51])+COLUMN([.A51])))" office:value-type="float" office:value="43" calcext:value-type="float">
            <text:p>43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16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8" calcext:value-type="float">
            <text:p>8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7" calcext:value-type="float">
            <text:p>3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6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6" table:formula="of:=INDIRECT(ADDRESS(COLUMN()+ROW([.A51])-COLUMN([.A51]); ROW()-ROW([.A51])+COLUMN([.A51])))" office:value-type="float" office:value="29" calcext:value-type="float">
            <text:p>29</text:p>
          </table:table-cell>
          <table:table-cell table:style-name="ce16" table:formula="of:=INDIRECT(ADDRESS(COLUMN()+ROW([.A51])-COLUMN([.A51]); ROW()-ROW([.A51])+COLUMN([.A51])))" office:value-type="float" office:value="35" calcext:value-type="float">
            <text:p>35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4" calcext:value-type="float">
            <text:p>14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7" calcext:value-type="float">
            <text:p>1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4" office:value-type="string" calcext:value-type="string">
            <text:p>Ocean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76])-COLUMN([.A76]); ROW()-ROW([.A76])+COLUMN([.A76])))" office:value-type="float" office:value="33" calcext:value-type="float">
            <text:p>33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2" calcext:value-type="float">
            <text:p>12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5" calcext:value-type="float">
            <text:p>1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5" calcext:value-type="float">
            <text:p>15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3" calcext:value-type="float">
            <text:p>23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4" calcext:value-type="float">
            <text:p>24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4" office:value-type="string" calcext:value-type="string">
            <text:p>Tariff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6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3"/>
          <table:table-cell table:style-name="ce16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" calcext:value-type="float">
            <text:p>1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3"/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2"/>
          <table:table-cell table:number-columns-repeated="3" table:style-name="ce16" office:value-type="float" office:value="1.1" calcext:value-type="float">
            <text:p>1.1</text:p>
          </table:table-cell>
          <table:table-cell/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" calcext:value-type="float">
            <text:p>1.1</text:p>
          </table:table-cell>
          <table:table-cell/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5"/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1.1" calcext:value-type="float">
            <text:p>1.1</text:p>
          </table:table-cell>
          <table:table-cell table:number-columns-repeated="2"/>
          <table:table-cell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1.1" calcext:value-type="float">
            <text:p>1.1</text:p>
          </table:table-cell>
          <table:table-cell table:style-name="Default"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4" office:value-type="string" calcext:value-type="string">
            <text:p>Markup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6" office:value-type="float" office:value="1" calcext:value-type="float">
            <text:p>1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" calcext:value-type="float">
            <text:p>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</table:table>
      <table:table table:name="Costs" table:style-name="ta1">
        <table:table-column table:style-name="co7" table:default-cell-style-name="Default"/>
        <table:table-column table:style-name="co7" table:number-columns-repeated="23" table:default-cell-style-name="ce7"/>
        <table:table-column table:style-name="co7" table:number-columns-repeated="1000" table:default-cell-style-name="Default"/>
        <table:table-row table:style-name="ro1">
          <table:table-cell table:style-name="ce14" office:value-type="string" calcext:value-type="string">
            <text:p>Cost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table:formula="of:=([$Dists.B127]+[$Dists.B102]-1)*([$Tech.$E$1]*[$Dists.B2]+[$Tech.$E$11]*[$Dists.B27]+[$Tech.$E$21]*[$Dists.B52]+[$Tech.$E$31]*[$Dists.B77])" office:value-type="float" office:value="-0" calcext:value-type="float">
            <text:p>0</text:p>
          </table:table-cell>
          <table:table-cell table:style-name="ce16" table:formula="of:=([$Dists.C127]+[$Dists.C102]-1)*([$Tech.$E$1]*[$Dists.C2]+[$Tech.$E$11]*[$Dists.C27]+[$Tech.$E$21]*[$Dists.C52]+[$Tech.$E$31]*[$Dists.C77])" office:value-type="float" office:value="26.9316666666667" calcext:value-type="float">
            <text:p>26.9316666666667</text:p>
          </table:table-cell>
          <table:table-cell table:style-name="ce16" table:formula="of:=([$Dists.D127]+[$Dists.D102]-1)*([$Tech.$E$1]*[$Dists.D2]+[$Tech.$E$11]*[$Dists.D27]+[$Tech.$E$21]*[$Dists.D52]+[$Tech.$E$31]*[$Dists.D77])" office:value-type="float" office:value="6.4518561151079" calcext:value-type="float">
            <text:p>6.4518561151079</text:p>
          </table:table-cell>
          <table:table-cell table:style-name="ce16" table:formula="of:=([$Dists.E127]+[$Dists.E102]-1)*([$Tech.$E$1]*[$Dists.E2]+[$Tech.$E$11]*[$Dists.E27]+[$Tech.$E$21]*[$Dists.E52]+[$Tech.$E$31]*[$Dists.E77])" office:value-type="float" office:value="7.66333333333335" calcext:value-type="float">
            <text:p>7.66333333333335</text:p>
          </table:table-cell>
          <table:table-cell table:style-name="ce16" table:formula="of:=([$Dists.F127]+[$Dists.F102]-1)*([$Tech.$E$1]*[$Dists.F2]+[$Tech.$E$11]*[$Dists.F27]+[$Tech.$E$21]*[$Dists.F52]+[$Tech.$E$31]*[$Dists.F77])" office:value-type="float" office:value="11.6783333333334" calcext:value-type="float">
            <text:p>11.6783333333334</text:p>
          </table:table-cell>
          <table:table-cell table:formula="of:=([$Dists.G127]+[$Dists.G102]-1)*([$Tech.$E$1]*[$Dists.G2]+[$Tech.$E$11]*[$Dists.G27]+[$Tech.$E$21]*[$Dists.G52]+[$Tech.$E$31]*[$Dists.G77])" office:value-type="float" office:value="-0" calcext:value-type="float">
            <text:p>0</text:p>
          </table:table-cell>
          <table:table-cell table:formula="of:=([$Dists.H127]+[$Dists.H102]-1)*([$Tech.$E$1]*[$Dists.H2]+[$Tech.$E$11]*[$Dists.H27]+[$Tech.$E$21]*[$Dists.H52]+[$Tech.$E$31]*[$Dists.H77])" office:value-type="float" office:value="-0" calcext:value-type="float">
            <text:p>0</text:p>
          </table:table-cell>
          <table:table-cell table:formula="of:=([$Dists.I127]+[$Dists.I102]-1)*([$Tech.$E$1]*[$Dists.I2]+[$Tech.$E$11]*[$Dists.I27]+[$Tech.$E$21]*[$Dists.I52]+[$Tech.$E$31]*[$Dists.I77])" office:value-type="float" office:value="-0" calcext:value-type="float">
            <text:p>0</text:p>
          </table:table-cell>
          <table:table-cell table:formula="of:=([$Dists.J127]+[$Dists.J102]-1)*([$Tech.$E$1]*[$Dists.J2]+[$Tech.$E$11]*[$Dists.J27]+[$Tech.$E$21]*[$Dists.J52]+[$Tech.$E$31]*[$Dists.J77])" office:value-type="float" office:value="-0" calcext:value-type="float">
            <text:p>0</text:p>
          </table:table-cell>
          <table:table-cell table:formula="of:=([$Dists.K127]+[$Dists.K102]-1)*([$Tech.$E$1]*[$Dists.K2]+[$Tech.$E$11]*[$Dists.K27]+[$Tech.$E$21]*[$Dists.K52]+[$Tech.$E$31]*[$Dists.K77])" office:value-type="float" office:value="-0" calcext:value-type="float">
            <text:p>0</text:p>
          </table:table-cell>
          <table:table-cell table:formula="of:=([$Dists.L127]+[$Dists.L102]-1)*([$Tech.$E$1]*[$Dists.L2]+[$Tech.$E$11]*[$Dists.L27]+[$Tech.$E$21]*[$Dists.L52]+[$Tech.$E$31]*[$Dists.L77])" office:value-type="float" office:value="-0" calcext:value-type="float">
            <text:p>0</text:p>
          </table:table-cell>
          <table:table-cell table:formula="of:=([$Dists.M127]+[$Dists.M102]-1)*([$Tech.$E$1]*[$Dists.M2]+[$Tech.$E$11]*[$Dists.M27]+[$Tech.$E$21]*[$Dists.M52]+[$Tech.$E$31]*[$Dists.M77])" office:value-type="float" office:value="-0" calcext:value-type="float">
            <text:p>0</text:p>
          </table:table-cell>
          <table:table-cell table:formula="of:=([$Dists.N127]+[$Dists.N102]-1)*([$Tech.$E$1]*[$Dists.N2]+[$Tech.$E$11]*[$Dists.N27]+[$Tech.$E$21]*[$Dists.N52]+[$Tech.$E$31]*[$Dists.N77])" office:value-type="float" office:value="-0" calcext:value-type="float">
            <text:p>0</text:p>
          </table:table-cell>
          <table:table-cell table:formula="of:=([$Dists.O127]+[$Dists.O102]-1)*([$Tech.$E$1]*[$Dists.O2]+[$Tech.$E$11]*[$Dists.O27]+[$Tech.$E$21]*[$Dists.O52]+[$Tech.$E$31]*[$Dists.O77])" office:value-type="float" office:value="-0" calcext:value-type="float">
            <text:p>0</text:p>
          </table:table-cell>
          <table:table-cell table:formula="of:=([$Dists.P127]+[$Dists.P102]-1)*([$Tech.$E$1]*[$Dists.P2]+[$Tech.$E$11]*[$Dists.P27]+[$Tech.$E$21]*[$Dists.P52]+[$Tech.$E$31]*[$Dists.P77])" office:value-type="float" office:value="-0" calcext:value-type="float">
            <text:p>0</text:p>
          </table:table-cell>
          <table:table-cell table:formula="of:=([$Dists.Q127]+[$Dists.Q102]-1)*([$Tech.$E$1]*[$Dists.Q2]+[$Tech.$E$11]*[$Dists.Q27]+[$Tech.$E$21]*[$Dists.Q52]+[$Tech.$E$31]*[$Dists.Q77])" office:value-type="float" office:value="-0" calcext:value-type="float">
            <text:p>0</text:p>
          </table:table-cell>
          <table:table-cell table:formula="of:=([$Dists.R127]+[$Dists.R102]-1)*([$Tech.$E$1]*[$Dists.R2]+[$Tech.$E$11]*[$Dists.R27]+[$Tech.$E$21]*[$Dists.R52]+[$Tech.$E$31]*[$Dists.R77])" office:value-type="float" office:value="-0" calcext:value-type="float">
            <text:p>0</text:p>
          </table:table-cell>
          <table:table-cell table:formula="of:=([$Dists.S127]+[$Dists.S102]-1)*([$Tech.$E$1]*[$Dists.S2]+[$Tech.$E$11]*[$Dists.S27]+[$Tech.$E$21]*[$Dists.S52]+[$Tech.$E$31]*[$Dists.S77])" office:value-type="float" office:value="-0" calcext:value-type="float">
            <text:p>0</text:p>
          </table:table-cell>
          <table:table-cell table:formula="of:=([$Dists.T127]+[$Dists.T102]-1)*([$Tech.$E$1]*[$Dists.T2]+[$Tech.$E$11]*[$Dists.T27]+[$Tech.$E$21]*[$Dists.T52]+[$Tech.$E$31]*[$Dists.T77])" office:value-type="float" office:value="-0" calcext:value-type="float">
            <text:p>0</text:p>
          </table:table-cell>
          <table:table-cell table:formula="of:=([$Dists.U127]+[$Dists.U102]-1)*([$Tech.$E$1]*[$Dists.U2]+[$Tech.$E$11]*[$Dists.U27]+[$Tech.$E$21]*[$Dists.U52]+[$Tech.$E$31]*[$Dists.U77])" office:value-type="float" office:value="-0" calcext:value-type="float">
            <text:p>0</text:p>
          </table:table-cell>
          <table:table-cell table:formula="of:=([$Dists.V127]+[$Dists.V102]-1)*([$Tech.$E$1]*[$Dists.V2]+[$Tech.$E$11]*[$Dists.V27]+[$Tech.$E$21]*[$Dists.V52]+[$Tech.$E$31]*[$Dists.V77])" office:value-type="float" office:value="-0" calcext:value-type="float">
            <text:p>0</text:p>
          </table:table-cell>
          <table:table-cell table:formula="of:=([$Dists.W127]+[$Dists.W102]-1)*([$Tech.$E$1]*[$Dists.W2]+[$Tech.$E$11]*[$Dists.W27]+[$Tech.$E$21]*[$Dists.W52]+[$Tech.$E$31]*[$Dists.W77])" office:value-type="float" office:value="-0" calcext:value-type="float">
            <text:p>0</text:p>
          </table:table-cell>
          <table:table-cell table:formula="of:=([$Dists.X127]+[$Dists.X102]-1)*([$Tech.$E$1]*[$Dists.X2]+[$Tech.$E$11]*[$Dists.X27]+[$Tech.$E$21]*[$Dists.X52]+[$Tech.$E$31]*[$Dists.X77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([$Dists.B128]+[$Dists.B103]-1)*([$Tech.$E$1]*[$Dists.B3]+[$Tech.$E$11]*[$Dists.B28]+[$Tech.$E$21]*[$Dists.B53]+[$Tech.$E$31]*[$Dists.B78])" office:value-type="float" office:value="26.9316666666667" calcext:value-type="float">
            <text:p>26.9316666666667</text:p>
          </table:table-cell>
          <table:table-cell table:style-name="ce6" table:formula="of:=([$Dists.C128]+[$Dists.C103]-1)*([$Tech.$E$1]*[$Dists.C3]+[$Tech.$E$11]*[$Dists.C28]+[$Tech.$E$21]*[$Dists.C53]+[$Tech.$E$31]*[$Dists.C78])" office:value-type="float" office:value="-0" calcext:value-type="float">
            <text:p>0</text:p>
          </table:table-cell>
          <table:table-cell table:style-name="ce16" table:formula="of:=([$Dists.D128]+[$Dists.D103]-1)*([$Tech.$E$1]*[$Dists.D3]+[$Tech.$E$11]*[$Dists.D28]+[$Tech.$E$21]*[$Dists.D53]+[$Tech.$E$31]*[$Dists.D78])" office:value-type="float" office:value="24.9608333333334" calcext:value-type="float">
            <text:p>24.9608333333334</text:p>
          </table:table-cell>
          <table:table-cell table:style-name="ce16" table:formula="of:=([$Dists.E128]+[$Dists.E103]-1)*([$Tech.$E$1]*[$Dists.E3]+[$Tech.$E$11]*[$Dists.E28]+[$Tech.$E$21]*[$Dists.E53]+[$Tech.$E$31]*[$Dists.E78])" office:value-type="float" office:value="24.7133333333334" calcext:value-type="float">
            <text:p>24.7133333333334</text:p>
          </table:table-cell>
          <table:table-cell table:formula="of:=([$Dists.F128]+[$Dists.F103]-1)*([$Tech.$E$1]*[$Dists.F3]+[$Tech.$E$11]*[$Dists.F28]+[$Tech.$E$21]*[$Dists.F53]+[$Tech.$E$31]*[$Dists.F78])" office:value-type="float" office:value="-0" calcext:value-type="float">
            <text:p>0</text:p>
          </table:table-cell>
          <table:table-cell table:style-name="ce16" table:formula="of:=([$Dists.G128]+[$Dists.G103]-1)*([$Tech.$E$1]*[$Dists.G3]+[$Tech.$E$11]*[$Dists.G28]+[$Tech.$E$21]*[$Dists.G53]+[$Tech.$E$31]*[$Dists.G78])" office:value-type="float" office:value="2.28987949640287" calcext:value-type="float">
            <text:p>2.28987949640287</text:p>
          </table:table-cell>
          <table:table-cell table:formula="of:=([$Dists.H128]+[$Dists.H103]-1)*([$Tech.$E$1]*[$Dists.H3]+[$Tech.$E$11]*[$Dists.H28]+[$Tech.$E$21]*[$Dists.H53]+[$Tech.$E$31]*[$Dists.H78])" office:value-type="float" office:value="-0" calcext:value-type="float">
            <text:p>0</text:p>
          </table:table-cell>
          <table:table-cell table:formula="of:=([$Dists.I128]+[$Dists.I103]-1)*([$Tech.$E$1]*[$Dists.I3]+[$Tech.$E$11]*[$Dists.I28]+[$Tech.$E$21]*[$Dists.I53]+[$Tech.$E$31]*[$Dists.I78])" office:value-type="float" office:value="-0" calcext:value-type="float">
            <text:p>0</text:p>
          </table:table-cell>
          <table:table-cell table:formula="of:=([$Dists.J128]+[$Dists.J103]-1)*([$Tech.$E$1]*[$Dists.J3]+[$Tech.$E$11]*[$Dists.J28]+[$Tech.$E$21]*[$Dists.J53]+[$Tech.$E$31]*[$Dists.J78])" office:value-type="float" office:value="-0" calcext:value-type="float">
            <text:p>0</text:p>
          </table:table-cell>
          <table:table-cell table:formula="of:=([$Dists.K128]+[$Dists.K103]-1)*([$Tech.$E$1]*[$Dists.K3]+[$Tech.$E$11]*[$Dists.K28]+[$Tech.$E$21]*[$Dists.K53]+[$Tech.$E$31]*[$Dists.K78])" office:value-type="float" office:value="-0" calcext:value-type="float">
            <text:p>0</text:p>
          </table:table-cell>
          <table:table-cell table:formula="of:=([$Dists.L128]+[$Dists.L103]-1)*([$Tech.$E$1]*[$Dists.L3]+[$Tech.$E$11]*[$Dists.L28]+[$Tech.$E$21]*[$Dists.L53]+[$Tech.$E$31]*[$Dists.L78])" office:value-type="float" office:value="-0" calcext:value-type="float">
            <text:p>0</text:p>
          </table:table-cell>
          <table:table-cell table:formula="of:=([$Dists.M128]+[$Dists.M103]-1)*([$Tech.$E$1]*[$Dists.M3]+[$Tech.$E$11]*[$Dists.M28]+[$Tech.$E$21]*[$Dists.M53]+[$Tech.$E$31]*[$Dists.M78])" office:value-type="float" office:value="-0" calcext:value-type="float">
            <text:p>0</text:p>
          </table:table-cell>
          <table:table-cell table:formula="of:=([$Dists.N128]+[$Dists.N103]-1)*([$Tech.$E$1]*[$Dists.N3]+[$Tech.$E$11]*[$Dists.N28]+[$Tech.$E$21]*[$Dists.N53]+[$Tech.$E$31]*[$Dists.N78])" office:value-type="float" office:value="-0" calcext:value-type="float">
            <text:p>0</text:p>
          </table:table-cell>
          <table:table-cell table:formula="of:=([$Dists.O128]+[$Dists.O103]-1)*([$Tech.$E$1]*[$Dists.O3]+[$Tech.$E$11]*[$Dists.O28]+[$Tech.$E$21]*[$Dists.O53]+[$Tech.$E$31]*[$Dists.O78])" office:value-type="float" office:value="-0" calcext:value-type="float">
            <text:p>0</text:p>
          </table:table-cell>
          <table:table-cell table:formula="of:=([$Dists.P128]+[$Dists.P103]-1)*([$Tech.$E$1]*[$Dists.P3]+[$Tech.$E$11]*[$Dists.P28]+[$Tech.$E$21]*[$Dists.P53]+[$Tech.$E$31]*[$Dists.P78])" office:value-type="float" office:value="-0" calcext:value-type="float">
            <text:p>0</text:p>
          </table:table-cell>
          <table:table-cell table:formula="of:=([$Dists.Q128]+[$Dists.Q103]-1)*([$Tech.$E$1]*[$Dists.Q3]+[$Tech.$E$11]*[$Dists.Q28]+[$Tech.$E$21]*[$Dists.Q53]+[$Tech.$E$31]*[$Dists.Q78])" office:value-type="float" office:value="-0" calcext:value-type="float">
            <text:p>0</text:p>
          </table:table-cell>
          <table:table-cell table:formula="of:=([$Dists.R128]+[$Dists.R103]-1)*([$Tech.$E$1]*[$Dists.R3]+[$Tech.$E$11]*[$Dists.R28]+[$Tech.$E$21]*[$Dists.R53]+[$Tech.$E$31]*[$Dists.R78])" office:value-type="float" office:value="-0" calcext:value-type="float">
            <text:p>0</text:p>
          </table:table-cell>
          <table:table-cell table:formula="of:=([$Dists.S128]+[$Dists.S103]-1)*([$Tech.$E$1]*[$Dists.S3]+[$Tech.$E$11]*[$Dists.S28]+[$Tech.$E$21]*[$Dists.S53]+[$Tech.$E$31]*[$Dists.S78])" office:value-type="float" office:value="-0" calcext:value-type="float">
            <text:p>0</text:p>
          </table:table-cell>
          <table:table-cell table:formula="of:=([$Dists.T128]+[$Dists.T103]-1)*([$Tech.$E$1]*[$Dists.T3]+[$Tech.$E$11]*[$Dists.T28]+[$Tech.$E$21]*[$Dists.T53]+[$Tech.$E$31]*[$Dists.T78])" office:value-type="float" office:value="-0" calcext:value-type="float">
            <text:p>0</text:p>
          </table:table-cell>
          <table:table-cell table:formula="of:=([$Dists.U128]+[$Dists.U103]-1)*([$Tech.$E$1]*[$Dists.U3]+[$Tech.$E$11]*[$Dists.U28]+[$Tech.$E$21]*[$Dists.U53]+[$Tech.$E$31]*[$Dists.U78])" office:value-type="float" office:value="-0" calcext:value-type="float">
            <text:p>0</text:p>
          </table:table-cell>
          <table:table-cell table:formula="of:=([$Dists.V128]+[$Dists.V103]-1)*([$Tech.$E$1]*[$Dists.V3]+[$Tech.$E$11]*[$Dists.V28]+[$Tech.$E$21]*[$Dists.V53]+[$Tech.$E$31]*[$Dists.V78])" office:value-type="float" office:value="-0" calcext:value-type="float">
            <text:p>0</text:p>
          </table:table-cell>
          <table:table-cell table:formula="of:=([$Dists.W128]+[$Dists.W103]-1)*([$Tech.$E$1]*[$Dists.W3]+[$Tech.$E$11]*[$Dists.W28]+[$Tech.$E$21]*[$Dists.W53]+[$Tech.$E$31]*[$Dists.W78])" office:value-type="float" office:value="-0" calcext:value-type="float">
            <text:p>0</text:p>
          </table:table-cell>
          <table:table-cell table:formula="of:=([$Dists.X128]+[$Dists.X103]-1)*([$Tech.$E$1]*[$Dists.X3]+[$Tech.$E$11]*[$Dists.X28]+[$Tech.$E$21]*[$Dists.X53]+[$Tech.$E$31]*[$Dists.X78])" office:value-type="float" office:value="-0" calcext:value-type="float">
            <text:p>0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([$Dists.B129]+[$Dists.B104]-1)*([$Tech.$E$1]*[$Dists.B4]+[$Tech.$E$11]*[$Dists.B29]+[$Tech.$E$21]*[$Dists.B54]+[$Tech.$E$31]*[$Dists.B79])" office:value-type="float" office:value="6.4518561151079" calcext:value-type="float">
            <text:p>6.4518561151079</text:p>
          </table:table-cell>
          <table:table-cell table:style-name="ce16" table:formula="of:=([$Dists.C129]+[$Dists.C104]-1)*([$Tech.$E$1]*[$Dists.C4]+[$Tech.$E$11]*[$Dists.C29]+[$Tech.$E$21]*[$Dists.C54]+[$Tech.$E$31]*[$Dists.C79])" office:value-type="float" office:value="24.9608333333334" calcext:value-type="float">
            <text:p>24.9608333333334</text:p>
          </table:table-cell>
          <table:table-cell table:style-name="ce6" table:formula="of:=([$Dists.D129]+[$Dists.D104]-1)*([$Tech.$E$1]*[$Dists.D4]+[$Tech.$E$11]*[$Dists.D29]+[$Tech.$E$21]*[$Dists.D54]+[$Tech.$E$31]*[$Dists.D79])" office:value-type="float" office:value="-0" calcext:value-type="float">
            <text:p>0</text:p>
          </table:table-cell>
          <table:table-cell table:style-name="ce16" table:formula="of:=([$Dists.E129]+[$Dists.E104]-1)*([$Tech.$E$1]*[$Dists.E4]+[$Tech.$E$11]*[$Dists.E29]+[$Tech.$E$21]*[$Dists.E54]+[$Tech.$E$31]*[$Dists.E79])" office:value-type="float" office:value="1.98" calcext:value-type="float">
            <text:p>1.98</text:p>
          </table:table-cell>
          <table:table-cell table:style-name="ce16" table:formula="of:=([$Dists.F129]+[$Dists.F104]-1)*([$Tech.$E$1]*[$Dists.F4]+[$Tech.$E$11]*[$Dists.F29]+[$Tech.$E$21]*[$Dists.F54]+[$Tech.$E$31]*[$Dists.F79])" office:value-type="float" office:value="9.70750000000001" calcext:value-type="float">
            <text:p>9.70750000000001</text:p>
          </table:table-cell>
          <table:table-cell table:formula="of:=([$Dists.G129]+[$Dists.G104]-1)*([$Tech.$E$1]*[$Dists.G4]+[$Tech.$E$11]*[$Dists.G29]+[$Tech.$E$21]*[$Dists.G54]+[$Tech.$E$31]*[$Dists.G79])" office:value-type="float" office:value="-0" calcext:value-type="float">
            <text:p>0</text:p>
          </table:table-cell>
          <table:table-cell table:style-name="ce16" table:formula="of:=([$Dists.H129]+[$Dists.H104]-1)*([$Tech.$E$1]*[$Dists.H4]+[$Tech.$E$11]*[$Dists.H29]+[$Tech.$E$21]*[$Dists.H54]+[$Tech.$E$31]*[$Dists.H79])" office:value-type="float" office:value="2.95516187050359" calcext:value-type="float">
            <text:p>2.95516187050359</text:p>
          </table:table-cell>
          <table:table-cell table:formula="of:=([$Dists.I129]+[$Dists.I104]-1)*([$Tech.$E$1]*[$Dists.I4]+[$Tech.$E$11]*[$Dists.I29]+[$Tech.$E$21]*[$Dists.I54]+[$Tech.$E$31]*[$Dists.I79])" office:value-type="float" office:value="-0" calcext:value-type="float">
            <text:p>0</text:p>
          </table:table-cell>
          <table:table-cell table:formula="of:=([$Dists.J129]+[$Dists.J104]-1)*([$Tech.$E$1]*[$Dists.J4]+[$Tech.$E$11]*[$Dists.J29]+[$Tech.$E$21]*[$Dists.J54]+[$Tech.$E$31]*[$Dists.J79])" office:value-type="float" office:value="-0" calcext:value-type="float">
            <text:p>0</text:p>
          </table:table-cell>
          <table:table-cell table:formula="of:=([$Dists.K129]+[$Dists.K104]-1)*([$Tech.$E$1]*[$Dists.K4]+[$Tech.$E$11]*[$Dists.K29]+[$Tech.$E$21]*[$Dists.K54]+[$Tech.$E$31]*[$Dists.K79])" office:value-type="float" office:value="-0" calcext:value-type="float">
            <text:p>0</text:p>
          </table:table-cell>
          <table:table-cell table:formula="of:=([$Dists.L129]+[$Dists.L104]-1)*([$Tech.$E$1]*[$Dists.L4]+[$Tech.$E$11]*[$Dists.L29]+[$Tech.$E$21]*[$Dists.L54]+[$Tech.$E$31]*[$Dists.L79])" office:value-type="float" office:value="-0" calcext:value-type="float">
            <text:p>0</text:p>
          </table:table-cell>
          <table:table-cell table:formula="of:=([$Dists.M129]+[$Dists.M104]-1)*([$Tech.$E$1]*[$Dists.M4]+[$Tech.$E$11]*[$Dists.M29]+[$Tech.$E$21]*[$Dists.M54]+[$Tech.$E$31]*[$Dists.M79])" office:value-type="float" office:value="-0" calcext:value-type="float">
            <text:p>0</text:p>
          </table:table-cell>
          <table:table-cell table:formula="of:=([$Dists.N129]+[$Dists.N104]-1)*([$Tech.$E$1]*[$Dists.N4]+[$Tech.$E$11]*[$Dists.N29]+[$Tech.$E$21]*[$Dists.N54]+[$Tech.$E$31]*[$Dists.N79])" office:value-type="float" office:value="-0" calcext:value-type="float">
            <text:p>0</text:p>
          </table:table-cell>
          <table:table-cell table:formula="of:=([$Dists.O129]+[$Dists.O104]-1)*([$Tech.$E$1]*[$Dists.O4]+[$Tech.$E$11]*[$Dists.O29]+[$Tech.$E$21]*[$Dists.O54]+[$Tech.$E$31]*[$Dists.O79])" office:value-type="float" office:value="-0" calcext:value-type="float">
            <text:p>0</text:p>
          </table:table-cell>
          <table:table-cell table:formula="of:=([$Dists.P129]+[$Dists.P104]-1)*([$Tech.$E$1]*[$Dists.P4]+[$Tech.$E$11]*[$Dists.P29]+[$Tech.$E$21]*[$Dists.P54]+[$Tech.$E$31]*[$Dists.P79])" office:value-type="float" office:value="-0" calcext:value-type="float">
            <text:p>0</text:p>
          </table:table-cell>
          <table:table-cell table:formula="of:=([$Dists.Q129]+[$Dists.Q104]-1)*([$Tech.$E$1]*[$Dists.Q4]+[$Tech.$E$11]*[$Dists.Q29]+[$Tech.$E$21]*[$Dists.Q54]+[$Tech.$E$31]*[$Dists.Q79])" office:value-type="float" office:value="-0" calcext:value-type="float">
            <text:p>0</text:p>
          </table:table-cell>
          <table:table-cell table:formula="of:=([$Dists.R129]+[$Dists.R104]-1)*([$Tech.$E$1]*[$Dists.R4]+[$Tech.$E$11]*[$Dists.R29]+[$Tech.$E$21]*[$Dists.R54]+[$Tech.$E$31]*[$Dists.R79])" office:value-type="float" office:value="-0" calcext:value-type="float">
            <text:p>0</text:p>
          </table:table-cell>
          <table:table-cell table:formula="of:=([$Dists.S129]+[$Dists.S104]-1)*([$Tech.$E$1]*[$Dists.S4]+[$Tech.$E$11]*[$Dists.S29]+[$Tech.$E$21]*[$Dists.S54]+[$Tech.$E$31]*[$Dists.S79])" office:value-type="float" office:value="-0" calcext:value-type="float">
            <text:p>0</text:p>
          </table:table-cell>
          <table:table-cell table:formula="of:=([$Dists.T129]+[$Dists.T104]-1)*([$Tech.$E$1]*[$Dists.T4]+[$Tech.$E$11]*[$Dists.T29]+[$Tech.$E$21]*[$Dists.T54]+[$Tech.$E$31]*[$Dists.T79])" office:value-type="float" office:value="-0" calcext:value-type="float">
            <text:p>0</text:p>
          </table:table-cell>
          <table:table-cell table:formula="of:=([$Dists.U129]+[$Dists.U104]-1)*([$Tech.$E$1]*[$Dists.U4]+[$Tech.$E$11]*[$Dists.U29]+[$Tech.$E$21]*[$Dists.U54]+[$Tech.$E$31]*[$Dists.U79])" office:value-type="float" office:value="-0" calcext:value-type="float">
            <text:p>0</text:p>
          </table:table-cell>
          <table:table-cell table:formula="of:=([$Dists.V129]+[$Dists.V104]-1)*([$Tech.$E$1]*[$Dists.V4]+[$Tech.$E$11]*[$Dists.V29]+[$Tech.$E$21]*[$Dists.V54]+[$Tech.$E$31]*[$Dists.V79])" office:value-type="float" office:value="-0" calcext:value-type="float">
            <text:p>0</text:p>
          </table:table-cell>
          <table:table-cell table:formula="of:=([$Dists.W129]+[$Dists.W104]-1)*([$Tech.$E$1]*[$Dists.W4]+[$Tech.$E$11]*[$Dists.W29]+[$Tech.$E$21]*[$Dists.W54]+[$Tech.$E$31]*[$Dists.W79])" office:value-type="float" office:value="-0" calcext:value-type="float">
            <text:p>0</text:p>
          </table:table-cell>
          <table:table-cell table:formula="of:=([$Dists.X129]+[$Dists.X104]-1)*([$Tech.$E$1]*[$Dists.X4]+[$Tech.$E$11]*[$Dists.X29]+[$Tech.$E$21]*[$Dists.X54]+[$Tech.$E$31]*[$Dists.X79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([$Dists.B130]+[$Dists.B105]-1)*([$Tech.$E$1]*[$Dists.B5]+[$Tech.$E$11]*[$Dists.B30]+[$Tech.$E$21]*[$Dists.B55]+[$Tech.$E$31]*[$Dists.B80])" office:value-type="float" office:value="7.66333333333335" calcext:value-type="float">
            <text:p>7.66333333333335</text:p>
          </table:table-cell>
          <table:table-cell table:style-name="ce16" table:formula="of:=([$Dists.C130]+[$Dists.C105]-1)*([$Tech.$E$1]*[$Dists.C5]+[$Tech.$E$11]*[$Dists.C30]+[$Tech.$E$21]*[$Dists.C55]+[$Tech.$E$31]*[$Dists.C80])" office:value-type="float" office:value="24.7133333333334" calcext:value-type="float">
            <text:p>24.7133333333334</text:p>
          </table:table-cell>
          <table:table-cell table:style-name="ce16" table:formula="of:=([$Dists.D130]+[$Dists.D105]-1)*([$Tech.$E$1]*[$Dists.D5]+[$Tech.$E$11]*[$Dists.D30]+[$Tech.$E$21]*[$Dists.D55]+[$Tech.$E$31]*[$Dists.D80])" office:value-type="float" office:value="1.98" calcext:value-type="float">
            <text:p>1.98</text:p>
          </table:table-cell>
          <table:table-cell table:style-name="ce6" table:formula="of:=([$Dists.E130]+[$Dists.E105]-1)*([$Tech.$E$1]*[$Dists.E5]+[$Tech.$E$11]*[$Dists.E30]+[$Tech.$E$21]*[$Dists.E55]+[$Tech.$E$31]*[$Dists.E80])" office:value-type="float" office:value="-0" calcext:value-type="float">
            <text:p>0</text:p>
          </table:table-cell>
          <table:table-cell table:style-name="ce16" table:formula="of:=([$Dists.F130]+[$Dists.F105]-1)*([$Tech.$E$1]*[$Dists.F5]+[$Tech.$E$11]*[$Dists.F30]+[$Tech.$E$21]*[$Dists.F55]+[$Tech.$E$31]*[$Dists.F80])" office:value-type="float" office:value="9.46000000000001" calcext:value-type="float">
            <text:p>9.46000000000001</text:p>
          </table:table-cell>
          <table:table-cell table:formula="of:=([$Dists.G130]+[$Dists.G105]-1)*([$Tech.$E$1]*[$Dists.G5]+[$Tech.$E$11]*[$Dists.G30]+[$Tech.$E$21]*[$Dists.G55]+[$Tech.$E$31]*[$Dists.G80])" office:value-type="float" office:value="-0" calcext:value-type="float">
            <text:p>0</text:p>
          </table:table-cell>
          <table:table-cell table:formula="of:=([$Dists.H130]+[$Dists.H105]-1)*([$Tech.$E$1]*[$Dists.H5]+[$Tech.$E$11]*[$Dists.H30]+[$Tech.$E$21]*[$Dists.H55]+[$Tech.$E$31]*[$Dists.H80])" office:value-type="float" office:value="-0" calcext:value-type="float">
            <text:p>0</text:p>
          </table:table-cell>
          <table:table-cell table:formula="of:=([$Dists.I130]+[$Dists.I105]-1)*([$Tech.$E$1]*[$Dists.I5]+[$Tech.$E$11]*[$Dists.I30]+[$Tech.$E$21]*[$Dists.I55]+[$Tech.$E$31]*[$Dists.I80])" office:value-type="float" office:value="-0" calcext:value-type="float">
            <text:p>0</text:p>
          </table:table-cell>
          <table:table-cell table:style-name="ce16" table:formula="of:=([$Dists.J130]+[$Dists.J105]-1)*([$Tech.$E$1]*[$Dists.J5]+[$Tech.$E$11]*[$Dists.J30]+[$Tech.$E$21]*[$Dists.J55]+[$Tech.$E$31]*[$Dists.J80])" office:value-type="float" office:value="3.46041666666667" calcext:value-type="float">
            <text:p>3.46041666666667</text:p>
          </table:table-cell>
          <table:table-cell table:formula="of:=([$Dists.K130]+[$Dists.K105]-1)*([$Tech.$E$1]*[$Dists.K5]+[$Tech.$E$11]*[$Dists.K30]+[$Tech.$E$21]*[$Dists.K55]+[$Tech.$E$31]*[$Dists.K80])" office:value-type="float" office:value="-0" calcext:value-type="float">
            <text:p>0</text:p>
          </table:table-cell>
          <table:table-cell table:formula="of:=([$Dists.L130]+[$Dists.L105]-1)*([$Tech.$E$1]*[$Dists.L5]+[$Tech.$E$11]*[$Dists.L30]+[$Tech.$E$21]*[$Dists.L55]+[$Tech.$E$31]*[$Dists.L80])" office:value-type="float" office:value="-0" calcext:value-type="float">
            <text:p>0</text:p>
          </table:table-cell>
          <table:table-cell table:formula="of:=([$Dists.M130]+[$Dists.M105]-1)*([$Tech.$E$1]*[$Dists.M5]+[$Tech.$E$11]*[$Dists.M30]+[$Tech.$E$21]*[$Dists.M55]+[$Tech.$E$31]*[$Dists.M80])" office:value-type="float" office:value="-0" calcext:value-type="float">
            <text:p>0</text:p>
          </table:table-cell>
          <table:table-cell table:formula="of:=([$Dists.N130]+[$Dists.N105]-1)*([$Tech.$E$1]*[$Dists.N5]+[$Tech.$E$11]*[$Dists.N30]+[$Tech.$E$21]*[$Dists.N55]+[$Tech.$E$31]*[$Dists.N80])" office:value-type="float" office:value="-0" calcext:value-type="float">
            <text:p>0</text:p>
          </table:table-cell>
          <table:table-cell table:formula="of:=([$Dists.O130]+[$Dists.O105]-1)*([$Tech.$E$1]*[$Dists.O5]+[$Tech.$E$11]*[$Dists.O30]+[$Tech.$E$21]*[$Dists.O55]+[$Tech.$E$31]*[$Dists.O80])" office:value-type="float" office:value="-0" calcext:value-type="float">
            <text:p>0</text:p>
          </table:table-cell>
          <table:table-cell table:formula="of:=([$Dists.P130]+[$Dists.P105]-1)*([$Tech.$E$1]*[$Dists.P5]+[$Tech.$E$11]*[$Dists.P30]+[$Tech.$E$21]*[$Dists.P55]+[$Tech.$E$31]*[$Dists.P80])" office:value-type="float" office:value="-0" calcext:value-type="float">
            <text:p>0</text:p>
          </table:table-cell>
          <table:table-cell table:formula="of:=([$Dists.Q130]+[$Dists.Q105]-1)*([$Tech.$E$1]*[$Dists.Q5]+[$Tech.$E$11]*[$Dists.Q30]+[$Tech.$E$21]*[$Dists.Q55]+[$Tech.$E$31]*[$Dists.Q80])" office:value-type="float" office:value="-0" calcext:value-type="float">
            <text:p>0</text:p>
          </table:table-cell>
          <table:table-cell table:formula="of:=([$Dists.R130]+[$Dists.R105]-1)*([$Tech.$E$1]*[$Dists.R5]+[$Tech.$E$11]*[$Dists.R30]+[$Tech.$E$21]*[$Dists.R55]+[$Tech.$E$31]*[$Dists.R80])" office:value-type="float" office:value="-0" calcext:value-type="float">
            <text:p>0</text:p>
          </table:table-cell>
          <table:table-cell table:formula="of:=([$Dists.S130]+[$Dists.S105]-1)*([$Tech.$E$1]*[$Dists.S5]+[$Tech.$E$11]*[$Dists.S30]+[$Tech.$E$21]*[$Dists.S55]+[$Tech.$E$31]*[$Dists.S80])" office:value-type="float" office:value="-0" calcext:value-type="float">
            <text:p>0</text:p>
          </table:table-cell>
          <table:table-cell table:formula="of:=([$Dists.T130]+[$Dists.T105]-1)*([$Tech.$E$1]*[$Dists.T5]+[$Tech.$E$11]*[$Dists.T30]+[$Tech.$E$21]*[$Dists.T55]+[$Tech.$E$31]*[$Dists.T80])" office:value-type="float" office:value="-0" calcext:value-type="float">
            <text:p>0</text:p>
          </table:table-cell>
          <table:table-cell table:formula="of:=([$Dists.U130]+[$Dists.U105]-1)*([$Tech.$E$1]*[$Dists.U5]+[$Tech.$E$11]*[$Dists.U30]+[$Tech.$E$21]*[$Dists.U55]+[$Tech.$E$31]*[$Dists.U80])" office:value-type="float" office:value="-0" calcext:value-type="float">
            <text:p>0</text:p>
          </table:table-cell>
          <table:table-cell table:formula="of:=([$Dists.V130]+[$Dists.V105]-1)*([$Tech.$E$1]*[$Dists.V5]+[$Tech.$E$11]*[$Dists.V30]+[$Tech.$E$21]*[$Dists.V55]+[$Tech.$E$31]*[$Dists.V80])" office:value-type="float" office:value="-0" calcext:value-type="float">
            <text:p>0</text:p>
          </table:table-cell>
          <table:table-cell table:formula="of:=([$Dists.W130]+[$Dists.W105]-1)*([$Tech.$E$1]*[$Dists.W5]+[$Tech.$E$11]*[$Dists.W30]+[$Tech.$E$21]*[$Dists.W55]+[$Tech.$E$31]*[$Dists.W80])" office:value-type="float" office:value="-0" calcext:value-type="float">
            <text:p>0</text:p>
          </table:table-cell>
          <table:table-cell table:formula="of:=([$Dists.X130]+[$Dists.X105]-1)*([$Tech.$E$1]*[$Dists.X5]+[$Tech.$E$11]*[$Dists.X30]+[$Tech.$E$21]*[$Dists.X55]+[$Tech.$E$31]*[$Dists.X80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([$Dists.B131]+[$Dists.B106]-1)*([$Tech.$E$1]*[$Dists.B6]+[$Tech.$E$11]*[$Dists.B31]+[$Tech.$E$21]*[$Dists.B56]+[$Tech.$E$31]*[$Dists.B81])" office:value-type="float" office:value="11.6783333333334" calcext:value-type="float">
            <text:p>11.6783333333334</text:p>
          </table:table-cell>
          <table:table-cell table:formula="of:=([$Dists.C131]+[$Dists.C106]-1)*([$Tech.$E$1]*[$Dists.C6]+[$Tech.$E$11]*[$Dists.C31]+[$Tech.$E$21]*[$Dists.C56]+[$Tech.$E$31]*[$Dists.C81])" office:value-type="float" office:value="-0" calcext:value-type="float">
            <text:p>0</text:p>
          </table:table-cell>
          <table:table-cell table:style-name="ce16" table:formula="of:=([$Dists.D131]+[$Dists.D106]-1)*([$Tech.$E$1]*[$Dists.D6]+[$Tech.$E$11]*[$Dists.D31]+[$Tech.$E$21]*[$Dists.D56]+[$Tech.$E$31]*[$Dists.D81])" office:value-type="float" office:value="9.70750000000001" calcext:value-type="float">
            <text:p>9.70750000000001</text:p>
          </table:table-cell>
          <table:table-cell table:style-name="ce16" table:formula="of:=([$Dists.E131]+[$Dists.E106]-1)*([$Tech.$E$1]*[$Dists.E6]+[$Tech.$E$11]*[$Dists.E31]+[$Tech.$E$21]*[$Dists.E56]+[$Tech.$E$31]*[$Dists.E81])" office:value-type="float" office:value="9.46000000000001" calcext:value-type="float">
            <text:p>9.46000000000001</text:p>
          </table:table-cell>
          <table:table-cell table:style-name="ce6" table:formula="of:=([$Dists.F131]+[$Dists.F106]-1)*([$Tech.$E$1]*[$Dists.F6]+[$Tech.$E$11]*[$Dists.F31]+[$Tech.$E$21]*[$Dists.F56]+[$Tech.$E$31]*[$Dists.F81])" office:value-type="float" office:value="-0" calcext:value-type="float">
            <text:p>0</text:p>
          </table:table-cell>
          <table:table-cell table:style-name="ce16" table:formula="of:=([$Dists.G131]+[$Dists.G106]-1)*([$Tech.$E$1]*[$Dists.G6]+[$Tech.$E$11]*[$Dists.G31]+[$Tech.$E$21]*[$Dists.G56]+[$Tech.$E$31]*[$Dists.G81])" office:value-type="float" office:value="6.23791666666669" calcext:value-type="float">
            <text:p>6.23791666666669</text:p>
          </table:table-cell>
          <table:table-cell table:formula="of:=([$Dists.H131]+[$Dists.H106]-1)*([$Tech.$E$1]*[$Dists.H6]+[$Tech.$E$11]*[$Dists.H31]+[$Tech.$E$21]*[$Dists.H56]+[$Tech.$E$31]*[$Dists.H81])" office:value-type="float" office:value="-0" calcext:value-type="float">
            <text:p>0</text:p>
          </table:table-cell>
          <table:table-cell table:formula="of:=([$Dists.I131]+[$Dists.I106]-1)*([$Tech.$E$1]*[$Dists.I6]+[$Tech.$E$11]*[$Dists.I31]+[$Tech.$E$21]*[$Dists.I56]+[$Tech.$E$31]*[$Dists.I81])" office:value-type="float" office:value="-0" calcext:value-type="float">
            <text:p>0</text:p>
          </table:table-cell>
          <table:table-cell table:formula="of:=([$Dists.J131]+[$Dists.J106]-1)*([$Tech.$E$1]*[$Dists.J6]+[$Tech.$E$11]*[$Dists.J31]+[$Tech.$E$21]*[$Dists.J56]+[$Tech.$E$31]*[$Dists.J81])" office:value-type="float" office:value="-0" calcext:value-type="float">
            <text:p>0</text:p>
          </table:table-cell>
          <table:table-cell table:formula="of:=([$Dists.K131]+[$Dists.K106]-1)*([$Tech.$E$1]*[$Dists.K6]+[$Tech.$E$11]*[$Dists.K31]+[$Tech.$E$21]*[$Dists.K56]+[$Tech.$E$31]*[$Dists.K81])" office:value-type="float" office:value="-0" calcext:value-type="float">
            <text:p>0</text:p>
          </table:table-cell>
          <table:table-cell table:formula="of:=([$Dists.L131]+[$Dists.L106]-1)*([$Tech.$E$1]*[$Dists.L6]+[$Tech.$E$11]*[$Dists.L31]+[$Tech.$E$21]*[$Dists.L56]+[$Tech.$E$31]*[$Dists.L81])" office:value-type="float" office:value="-0" calcext:value-type="float">
            <text:p>0</text:p>
          </table:table-cell>
          <table:table-cell table:formula="of:=([$Dists.M131]+[$Dists.M106]-1)*([$Tech.$E$1]*[$Dists.M6]+[$Tech.$E$11]*[$Dists.M31]+[$Tech.$E$21]*[$Dists.M56]+[$Tech.$E$31]*[$Dists.M81])" office:value-type="float" office:value="-0" calcext:value-type="float">
            <text:p>0</text:p>
          </table:table-cell>
          <table:table-cell table:formula="of:=([$Dists.N131]+[$Dists.N106]-1)*([$Tech.$E$1]*[$Dists.N6]+[$Tech.$E$11]*[$Dists.N31]+[$Tech.$E$21]*[$Dists.N56]+[$Tech.$E$31]*[$Dists.N81])" office:value-type="float" office:value="-0" calcext:value-type="float">
            <text:p>0</text:p>
          </table:table-cell>
          <table:table-cell table:formula="of:=([$Dists.O131]+[$Dists.O106]-1)*([$Tech.$E$1]*[$Dists.O6]+[$Tech.$E$11]*[$Dists.O31]+[$Tech.$E$21]*[$Dists.O56]+[$Tech.$E$31]*[$Dists.O81])" office:value-type="float" office:value="-0" calcext:value-type="float">
            <text:p>0</text:p>
          </table:table-cell>
          <table:table-cell table:formula="of:=([$Dists.P131]+[$Dists.P106]-1)*([$Tech.$E$1]*[$Dists.P6]+[$Tech.$E$11]*[$Dists.P31]+[$Tech.$E$21]*[$Dists.P56]+[$Tech.$E$31]*[$Dists.P81])" office:value-type="float" office:value="-0" calcext:value-type="float">
            <text:p>0</text:p>
          </table:table-cell>
          <table:table-cell table:formula="of:=([$Dists.Q131]+[$Dists.Q106]-1)*([$Tech.$E$1]*[$Dists.Q6]+[$Tech.$E$11]*[$Dists.Q31]+[$Tech.$E$21]*[$Dists.Q56]+[$Tech.$E$31]*[$Dists.Q81])" office:value-type="float" office:value="-0" calcext:value-type="float">
            <text:p>0</text:p>
          </table:table-cell>
          <table:table-cell table:formula="of:=([$Dists.R131]+[$Dists.R106]-1)*([$Tech.$E$1]*[$Dists.R6]+[$Tech.$E$11]*[$Dists.R31]+[$Tech.$E$21]*[$Dists.R56]+[$Tech.$E$31]*[$Dists.R81])" office:value-type="float" office:value="-0" calcext:value-type="float">
            <text:p>0</text:p>
          </table:table-cell>
          <table:table-cell table:formula="of:=([$Dists.S131]+[$Dists.S106]-1)*([$Tech.$E$1]*[$Dists.S6]+[$Tech.$E$11]*[$Dists.S31]+[$Tech.$E$21]*[$Dists.S56]+[$Tech.$E$31]*[$Dists.S81])" office:value-type="float" office:value="-0" calcext:value-type="float">
            <text:p>0</text:p>
          </table:table-cell>
          <table:table-cell table:formula="of:=([$Dists.T131]+[$Dists.T106]-1)*([$Tech.$E$1]*[$Dists.T6]+[$Tech.$E$11]*[$Dists.T31]+[$Tech.$E$21]*[$Dists.T56]+[$Tech.$E$31]*[$Dists.T81])" office:value-type="float" office:value="-0" calcext:value-type="float">
            <text:p>0</text:p>
          </table:table-cell>
          <table:table-cell table:formula="of:=([$Dists.U131]+[$Dists.U106]-1)*([$Tech.$E$1]*[$Dists.U6]+[$Tech.$E$11]*[$Dists.U31]+[$Tech.$E$21]*[$Dists.U56]+[$Tech.$E$31]*[$Dists.U81])" office:value-type="float" office:value="-0" calcext:value-type="float">
            <text:p>0</text:p>
          </table:table-cell>
          <table:table-cell table:formula="of:=([$Dists.V131]+[$Dists.V106]-1)*([$Tech.$E$1]*[$Dists.V6]+[$Tech.$E$11]*[$Dists.V31]+[$Tech.$E$21]*[$Dists.V56]+[$Tech.$E$31]*[$Dists.V81])" office:value-type="float" office:value="-0" calcext:value-type="float">
            <text:p>0</text:p>
          </table:table-cell>
          <table:table-cell table:formula="of:=([$Dists.W131]+[$Dists.W106]-1)*([$Tech.$E$1]*[$Dists.W6]+[$Tech.$E$11]*[$Dists.W31]+[$Tech.$E$21]*[$Dists.W56]+[$Tech.$E$31]*[$Dists.W81])" office:value-type="float" office:value="-0" calcext:value-type="float">
            <text:p>0</text:p>
          </table:table-cell>
          <table:table-cell table:formula="of:=([$Dists.X131]+[$Dists.X106]-1)*([$Tech.$E$1]*[$Dists.X6]+[$Tech.$E$11]*[$Dists.X31]+[$Tech.$E$21]*[$Dists.X56]+[$Tech.$E$31]*[$Dists.X81])" office:value-type="float" office:value="-0" calcext:value-type="float">
            <text:p>0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loresta</text:p>
          </table:table-cell>
          <table:table-cell table:formula="of:=([$Dists.B132]+[$Dists.B107]-1)*([$Tech.$E$1]*[$Dists.B7]+[$Tech.$E$11]*[$Dists.B32]+[$Tech.$E$21]*[$Dists.B57]+[$Tech.$E$31]*[$Dists.B82])" office:value-type="float" office:value="-0" calcext:value-type="float">
            <text:p>0</text:p>
          </table:table-cell>
          <table:table-cell table:style-name="ce16" table:formula="of:=([$Dists.C132]+[$Dists.C107]-1)*([$Tech.$E$1]*[$Dists.C7]+[$Tech.$E$11]*[$Dists.C32]+[$Tech.$E$21]*[$Dists.C57]+[$Tech.$E$31]*[$Dists.C82])" office:value-type="float" office:value="2.28987949640287" calcext:value-type="float">
            <text:p>2.28987949640287</text:p>
          </table:table-cell>
          <table:table-cell table:formula="of:=([$Dists.D132]+[$Dists.D107]-1)*([$Tech.$E$1]*[$Dists.D7]+[$Tech.$E$11]*[$Dists.D32]+[$Tech.$E$21]*[$Dists.D57]+[$Tech.$E$31]*[$Dists.D82])" office:value-type="float" office:value="-0" calcext:value-type="float">
            <text:p>0</text:p>
          </table:table-cell>
          <table:table-cell table:formula="of:=([$Dists.E132]+[$Dists.E107]-1)*([$Tech.$E$1]*[$Dists.E7]+[$Tech.$E$11]*[$Dists.E32]+[$Tech.$E$21]*[$Dists.E57]+[$Tech.$E$31]*[$Dists.E82])" office:value-type="float" office:value="-0" calcext:value-type="float">
            <text:p>0</text:p>
          </table:table-cell>
          <table:table-cell table:style-name="ce16" table:formula="of:=([$Dists.F132]+[$Dists.F107]-1)*([$Tech.$E$1]*[$Dists.F7]+[$Tech.$E$11]*[$Dists.F32]+[$Tech.$E$21]*[$Dists.F57]+[$Tech.$E$31]*[$Dists.F82])" office:value-type="float" office:value="6.23791666666669" calcext:value-type="float">
            <text:p>6.23791666666669</text:p>
          </table:table-cell>
          <table:table-cell table:style-name="ce6" table:formula="of:=([$Dists.G132]+[$Dists.G107]-1)*([$Tech.$E$1]*[$Dists.G7]+[$Tech.$E$11]*[$Dists.G32]+[$Tech.$E$21]*[$Dists.G57]+[$Tech.$E$31]*[$Dists.G82])" office:value-type="float" office:value="-0" calcext:value-type="float">
            <text:p>0</text:p>
          </table:table-cell>
          <table:table-cell table:formula="of:=([$Dists.H132]+[$Dists.H107]-1)*([$Tech.$E$1]*[$Dists.H7]+[$Tech.$E$11]*[$Dists.H32]+[$Tech.$E$21]*[$Dists.H57]+[$Tech.$E$31]*[$Dists.H82])" office:value-type="float" office:value="-0" calcext:value-type="float">
            <text:p>0</text:p>
          </table:table-cell>
          <table:table-cell table:formula="of:=([$Dists.I132]+[$Dists.I107]-1)*([$Tech.$E$1]*[$Dists.I7]+[$Tech.$E$11]*[$Dists.I32]+[$Tech.$E$21]*[$Dists.I57]+[$Tech.$E$31]*[$Dists.I82])" office:value-type="float" office:value="-0" calcext:value-type="float">
            <text:p>0</text:p>
          </table:table-cell>
          <table:table-cell table:formula="of:=([$Dists.J132]+[$Dists.J107]-1)*([$Tech.$E$1]*[$Dists.J7]+[$Tech.$E$11]*[$Dists.J32]+[$Tech.$E$21]*[$Dists.J57]+[$Tech.$E$31]*[$Dists.J82])" office:value-type="float" office:value="-0" calcext:value-type="float">
            <text:p>0</text:p>
          </table:table-cell>
          <table:table-cell table:formula="of:=([$Dists.K132]+[$Dists.K107]-1)*([$Tech.$E$1]*[$Dists.K7]+[$Tech.$E$11]*[$Dists.K32]+[$Tech.$E$21]*[$Dists.K57]+[$Tech.$E$31]*[$Dists.K82])" office:value-type="float" office:value="-0" calcext:value-type="float">
            <text:p>0</text:p>
          </table:table-cell>
          <table:table-cell table:style-name="ce16" table:formula="of:=([$Dists.L132]+[$Dists.L107]-1)*([$Tech.$E$1]*[$Dists.L7]+[$Tech.$E$11]*[$Dists.L32]+[$Tech.$E$21]*[$Dists.L57]+[$Tech.$E$31]*[$Dists.L82])" office:value-type="float" office:value="3.73396582733812" calcext:value-type="float">
            <text:p>3.73396582733812</text:p>
          </table:table-cell>
          <table:table-cell table:formula="of:=([$Dists.M132]+[$Dists.M107]-1)*([$Tech.$E$1]*[$Dists.M7]+[$Tech.$E$11]*[$Dists.M32]+[$Tech.$E$21]*[$Dists.M57]+[$Tech.$E$31]*[$Dists.M82])" office:value-type="float" office:value="-0" calcext:value-type="float">
            <text:p>0</text:p>
          </table:table-cell>
          <table:table-cell table:formula="of:=([$Dists.N132]+[$Dists.N107]-1)*([$Tech.$E$1]*[$Dists.N7]+[$Tech.$E$11]*[$Dists.N32]+[$Tech.$E$21]*[$Dists.N57]+[$Tech.$E$31]*[$Dists.N82])" office:value-type="float" office:value="-0" calcext:value-type="float">
            <text:p>0</text:p>
          </table:table-cell>
          <table:table-cell table:formula="of:=([$Dists.O132]+[$Dists.O107]-1)*([$Tech.$E$1]*[$Dists.O7]+[$Tech.$E$11]*[$Dists.O32]+[$Tech.$E$21]*[$Dists.O57]+[$Tech.$E$31]*[$Dists.O82])" office:value-type="float" office:value="-0" calcext:value-type="float">
            <text:p>0</text:p>
          </table:table-cell>
          <table:table-cell table:formula="of:=([$Dists.P132]+[$Dists.P107]-1)*([$Tech.$E$1]*[$Dists.P7]+[$Tech.$E$11]*[$Dists.P32]+[$Tech.$E$21]*[$Dists.P57]+[$Tech.$E$31]*[$Dists.P82])" office:value-type="float" office:value="-0" calcext:value-type="float">
            <text:p>0</text:p>
          </table:table-cell>
          <table:table-cell table:formula="of:=([$Dists.Q132]+[$Dists.Q107]-1)*([$Tech.$E$1]*[$Dists.Q7]+[$Tech.$E$11]*[$Dists.Q32]+[$Tech.$E$21]*[$Dists.Q57]+[$Tech.$E$31]*[$Dists.Q82])" office:value-type="float" office:value="-0" calcext:value-type="float">
            <text:p>0</text:p>
          </table:table-cell>
          <table:table-cell table:formula="of:=([$Dists.R132]+[$Dists.R107]-1)*([$Tech.$E$1]*[$Dists.R7]+[$Tech.$E$11]*[$Dists.R32]+[$Tech.$E$21]*[$Dists.R57]+[$Tech.$E$31]*[$Dists.R82])" office:value-type="float" office:value="-0" calcext:value-type="float">
            <text:p>0</text:p>
          </table:table-cell>
          <table:table-cell table:formula="of:=([$Dists.S132]+[$Dists.S107]-1)*([$Tech.$E$1]*[$Dists.S7]+[$Tech.$E$11]*[$Dists.S32]+[$Tech.$E$21]*[$Dists.S57]+[$Tech.$E$31]*[$Dists.S82])" office:value-type="float" office:value="-0" calcext:value-type="float">
            <text:p>0</text:p>
          </table:table-cell>
          <table:table-cell table:formula="of:=([$Dists.T132]+[$Dists.T107]-1)*([$Tech.$E$1]*[$Dists.T7]+[$Tech.$E$11]*[$Dists.T32]+[$Tech.$E$21]*[$Dists.T57]+[$Tech.$E$31]*[$Dists.T82])" office:value-type="float" office:value="-0" calcext:value-type="float">
            <text:p>0</text:p>
          </table:table-cell>
          <table:table-cell table:formula="of:=([$Dists.U132]+[$Dists.U107]-1)*([$Tech.$E$1]*[$Dists.U7]+[$Tech.$E$11]*[$Dists.U32]+[$Tech.$E$21]*[$Dists.U57]+[$Tech.$E$31]*[$Dists.U82])" office:value-type="float" office:value="-0" calcext:value-type="float">
            <text:p>0</text:p>
          </table:table-cell>
          <table:table-cell table:formula="of:=([$Dists.V132]+[$Dists.V107]-1)*([$Tech.$E$1]*[$Dists.V7]+[$Tech.$E$11]*[$Dists.V32]+[$Tech.$E$21]*[$Dists.V57]+[$Tech.$E$31]*[$Dists.V82])" office:value-type="float" office:value="-0" calcext:value-type="float">
            <text:p>0</text:p>
          </table:table-cell>
          <table:table-cell table:formula="of:=([$Dists.W132]+[$Dists.W107]-1)*([$Tech.$E$1]*[$Dists.W7]+[$Tech.$E$11]*[$Dists.W32]+[$Tech.$E$21]*[$Dists.W57]+[$Tech.$E$31]*[$Dists.W82])" office:value-type="float" office:value="-0" calcext:value-type="float">
            <text:p>0</text:p>
          </table:table-cell>
          <table:table-cell table:formula="of:=([$Dists.X132]+[$Dists.X107]-1)*([$Tech.$E$1]*[$Dists.X7]+[$Tech.$E$11]*[$Dists.X32]+[$Tech.$E$21]*[$Dists.X57]+[$Tech.$E$31]*[$Dists.X82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([$Dists.B133]+[$Dists.B108]-1)*([$Tech.$E$1]*[$Dists.B8]+[$Tech.$E$11]*[$Dists.B33]+[$Tech.$E$21]*[$Dists.B58]+[$Tech.$E$31]*[$Dists.B83])" office:value-type="float" office:value="-0" calcext:value-type="float">
            <text:p>0</text:p>
          </table:table-cell>
          <table:table-cell table:formula="of:=([$Dists.C133]+[$Dists.C108]-1)*([$Tech.$E$1]*[$Dists.C8]+[$Tech.$E$11]*[$Dists.C33]+[$Tech.$E$21]*[$Dists.C58]+[$Tech.$E$31]*[$Dists.C83])" office:value-type="float" office:value="-0" calcext:value-type="float">
            <text:p>0</text:p>
          </table:table-cell>
          <table:table-cell table:style-name="ce16" table:formula="of:=([$Dists.D133]+[$Dists.D108]-1)*([$Tech.$E$1]*[$Dists.D8]+[$Tech.$E$11]*[$Dists.D33]+[$Tech.$E$21]*[$Dists.D58]+[$Tech.$E$31]*[$Dists.D83])" office:value-type="float" office:value="2.95516187050359" calcext:value-type="float">
            <text:p>2.95516187050359</text:p>
          </table:table-cell>
          <table:table-cell table:formula="of:=([$Dists.E133]+[$Dists.E108]-1)*([$Tech.$E$1]*[$Dists.E8]+[$Tech.$E$11]*[$Dists.E33]+[$Tech.$E$21]*[$Dists.E58]+[$Tech.$E$31]*[$Dists.E83])" office:value-type="float" office:value="-0" calcext:value-type="float">
            <text:p>0</text:p>
          </table:table-cell>
          <table:table-cell table:formula="of:=([$Dists.F133]+[$Dists.F108]-1)*([$Tech.$E$1]*[$Dists.F8]+[$Tech.$E$11]*[$Dists.F33]+[$Tech.$E$21]*[$Dists.F58]+[$Tech.$E$31]*[$Dists.F83])" office:value-type="float" office:value="-0" calcext:value-type="float">
            <text:p>0</text:p>
          </table:table-cell>
          <table:table-cell table:formula="of:=([$Dists.G133]+[$Dists.G108]-1)*([$Tech.$E$1]*[$Dists.G8]+[$Tech.$E$11]*[$Dists.G33]+[$Tech.$E$21]*[$Dists.G58]+[$Tech.$E$31]*[$Dists.G83])" office:value-type="float" office:value="-0" calcext:value-type="float">
            <text:p>0</text:p>
          </table:table-cell>
          <table:table-cell table:style-name="ce6" table:formula="of:=([$Dists.H133]+[$Dists.H108]-1)*([$Tech.$E$1]*[$Dists.H8]+[$Tech.$E$11]*[$Dists.H33]+[$Tech.$E$21]*[$Dists.H58]+[$Tech.$E$31]*[$Dists.H83])" office:value-type="float" office:value="-0" calcext:value-type="float">
            <text:p>0</text:p>
          </table:table-cell>
          <table:table-cell table:style-name="ce16" table:formula="of:=([$Dists.I133]+[$Dists.I108]-1)*([$Tech.$E$1]*[$Dists.I8]+[$Tech.$E$11]*[$Dists.I33]+[$Tech.$E$21]*[$Dists.I58]+[$Tech.$E$31]*[$Dists.I83])" office:value-type="float" office:value="11.92125" calcext:value-type="float">
            <text:p>11.92125</text:p>
          </table:table-cell>
          <table:table-cell table:formula="of:=([$Dists.J133]+[$Dists.J108]-1)*([$Tech.$E$1]*[$Dists.J8]+[$Tech.$E$11]*[$Dists.J33]+[$Tech.$E$21]*[$Dists.J58]+[$Tech.$E$31]*[$Dists.J83])" office:value-type="float" office:value="-0" calcext:value-type="float">
            <text:p>0</text:p>
          </table:table-cell>
          <table:table-cell table:formula="of:=([$Dists.K133]+[$Dists.K108]-1)*([$Tech.$E$1]*[$Dists.K8]+[$Tech.$E$11]*[$Dists.K33]+[$Tech.$E$21]*[$Dists.K58]+[$Tech.$E$31]*[$Dists.K83])" office:value-type="float" office:value="-0" calcext:value-type="float">
            <text:p>0</text:p>
          </table:table-cell>
          <table:table-cell table:formula="of:=([$Dists.L133]+[$Dists.L108]-1)*([$Tech.$E$1]*[$Dists.L8]+[$Tech.$E$11]*[$Dists.L33]+[$Tech.$E$21]*[$Dists.L58]+[$Tech.$E$31]*[$Dists.L83])" office:value-type="float" office:value="-0" calcext:value-type="float">
            <text:p>0</text:p>
          </table:table-cell>
          <table:table-cell table:style-name="ce16" table:formula="of:=([$Dists.M133]+[$Dists.M108]-1)*([$Tech.$E$1]*[$Dists.M8]+[$Tech.$E$11]*[$Dists.M33]+[$Tech.$E$21]*[$Dists.M58]+[$Tech.$E$31]*[$Dists.M83])" office:value-type="float" office:value="2.95516187050359" calcext:value-type="float">
            <text:p>2.95516187050359</text:p>
          </table:table-cell>
          <table:table-cell table:style-name="ce16" table:formula="of:=([$Dists.N133]+[$Dists.N108]-1)*([$Tech.$E$1]*[$Dists.N8]+[$Tech.$E$11]*[$Dists.N33]+[$Tech.$E$21]*[$Dists.N58]+[$Tech.$E$31]*[$Dists.N83])" office:value-type="float" office:value="13.7729166666667" calcext:value-type="float">
            <text:p>13.7729166666667</text:p>
          </table:table-cell>
          <table:table-cell table:formula="of:=([$Dists.O133]+[$Dists.O108]-1)*([$Tech.$E$1]*[$Dists.O8]+[$Tech.$E$11]*[$Dists.O33]+[$Tech.$E$21]*[$Dists.O58]+[$Tech.$E$31]*[$Dists.O83])" office:value-type="float" office:value="-0" calcext:value-type="float">
            <text:p>0</text:p>
          </table:table-cell>
          <table:table-cell table:formula="of:=([$Dists.P133]+[$Dists.P108]-1)*([$Tech.$E$1]*[$Dists.P8]+[$Tech.$E$11]*[$Dists.P33]+[$Tech.$E$21]*[$Dists.P58]+[$Tech.$E$31]*[$Dists.P83])" office:value-type="float" office:value="-0" calcext:value-type="float">
            <text:p>0</text:p>
          </table:table-cell>
          <table:table-cell table:formula="of:=([$Dists.Q133]+[$Dists.Q108]-1)*([$Tech.$E$1]*[$Dists.Q8]+[$Tech.$E$11]*[$Dists.Q33]+[$Tech.$E$21]*[$Dists.Q58]+[$Tech.$E$31]*[$Dists.Q83])" office:value-type="float" office:value="-0" calcext:value-type="float">
            <text:p>0</text:p>
          </table:table-cell>
          <table:table-cell table:formula="of:=([$Dists.R133]+[$Dists.R108]-1)*([$Tech.$E$1]*[$Dists.R8]+[$Tech.$E$11]*[$Dists.R33]+[$Tech.$E$21]*[$Dists.R58]+[$Tech.$E$31]*[$Dists.R83])" office:value-type="float" office:value="-0" calcext:value-type="float">
            <text:p>0</text:p>
          </table:table-cell>
          <table:table-cell table:formula="of:=([$Dists.S133]+[$Dists.S108]-1)*([$Tech.$E$1]*[$Dists.S8]+[$Tech.$E$11]*[$Dists.S33]+[$Tech.$E$21]*[$Dists.S58]+[$Tech.$E$31]*[$Dists.S83])" office:value-type="float" office:value="-0" calcext:value-type="float">
            <text:p>0</text:p>
          </table:table-cell>
          <table:table-cell table:formula="of:=([$Dists.T133]+[$Dists.T108]-1)*([$Tech.$E$1]*[$Dists.T8]+[$Tech.$E$11]*[$Dists.T33]+[$Tech.$E$21]*[$Dists.T58]+[$Tech.$E$31]*[$Dists.T83])" office:value-type="float" office:value="-0" calcext:value-type="float">
            <text:p>0</text:p>
          </table:table-cell>
          <table:table-cell table:formula="of:=([$Dists.U133]+[$Dists.U108]-1)*([$Tech.$E$1]*[$Dists.U8]+[$Tech.$E$11]*[$Dists.U33]+[$Tech.$E$21]*[$Dists.U58]+[$Tech.$E$31]*[$Dists.U83])" office:value-type="float" office:value="-0" calcext:value-type="float">
            <text:p>0</text:p>
          </table:table-cell>
          <table:table-cell table:formula="of:=([$Dists.V133]+[$Dists.V108]-1)*([$Tech.$E$1]*[$Dists.V8]+[$Tech.$E$11]*[$Dists.V33]+[$Tech.$E$21]*[$Dists.V58]+[$Tech.$E$31]*[$Dists.V83])" office:value-type="float" office:value="-0" calcext:value-type="float">
            <text:p>0</text:p>
          </table:table-cell>
          <table:table-cell table:formula="of:=([$Dists.W133]+[$Dists.W108]-1)*([$Tech.$E$1]*[$Dists.W8]+[$Tech.$E$11]*[$Dists.W33]+[$Tech.$E$21]*[$Dists.W58]+[$Tech.$E$31]*[$Dists.W83])" office:value-type="float" office:value="-0" calcext:value-type="float">
            <text:p>0</text:p>
          </table:table-cell>
          <table:table-cell table:formula="of:=([$Dists.X133]+[$Dists.X108]-1)*([$Tech.$E$1]*[$Dists.X8]+[$Tech.$E$11]*[$Dists.X33]+[$Tech.$E$21]*[$Dists.X58]+[$Tech.$E$31]*[$Dists.X83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([$Dists.B134]+[$Dists.B109]-1)*([$Tech.$E$1]*[$Dists.B9]+[$Tech.$E$11]*[$Dists.B34]+[$Tech.$E$21]*[$Dists.B59]+[$Tech.$E$31]*[$Dists.B84])" office:value-type="float" office:value="-0" calcext:value-type="float">
            <text:p>0</text:p>
          </table:table-cell>
          <table:table-cell table:formula="of:=([$Dists.C134]+[$Dists.C109]-1)*([$Tech.$E$1]*[$Dists.C9]+[$Tech.$E$11]*[$Dists.C34]+[$Tech.$E$21]*[$Dists.C59]+[$Tech.$E$31]*[$Dists.C84])" office:value-type="float" office:value="-0" calcext:value-type="float">
            <text:p>0</text:p>
          </table:table-cell>
          <table:table-cell table:formula="of:=([$Dists.D134]+[$Dists.D109]-1)*([$Tech.$E$1]*[$Dists.D9]+[$Tech.$E$11]*[$Dists.D34]+[$Tech.$E$21]*[$Dists.D59]+[$Tech.$E$31]*[$Dists.D84])" office:value-type="float" office:value="-0" calcext:value-type="float">
            <text:p>0</text:p>
          </table:table-cell>
          <table:table-cell table:formula="of:=([$Dists.E134]+[$Dists.E109]-1)*([$Tech.$E$1]*[$Dists.E9]+[$Tech.$E$11]*[$Dists.E34]+[$Tech.$E$21]*[$Dists.E59]+[$Tech.$E$31]*[$Dists.E84])" office:value-type="float" office:value="-0" calcext:value-type="float">
            <text:p>0</text:p>
          </table:table-cell>
          <table:table-cell table:formula="of:=([$Dists.F134]+[$Dists.F109]-1)*([$Tech.$E$1]*[$Dists.F9]+[$Tech.$E$11]*[$Dists.F34]+[$Tech.$E$21]*[$Dists.F59]+[$Tech.$E$31]*[$Dists.F84])" office:value-type="float" office:value="-0" calcext:value-type="float">
            <text:p>0</text:p>
          </table:table-cell>
          <table:table-cell table:formula="of:=([$Dists.G134]+[$Dists.G109]-1)*([$Tech.$E$1]*[$Dists.G9]+[$Tech.$E$11]*[$Dists.G34]+[$Tech.$E$21]*[$Dists.G59]+[$Tech.$E$31]*[$Dists.G84])" office:value-type="float" office:value="-0" calcext:value-type="float">
            <text:p>0</text:p>
          </table:table-cell>
          <table:table-cell table:style-name="ce16" table:formula="of:=([$Dists.H134]+[$Dists.H109]-1)*([$Tech.$E$1]*[$Dists.H9]+[$Tech.$E$11]*[$Dists.H34]+[$Tech.$E$21]*[$Dists.H59]+[$Tech.$E$31]*[$Dists.H84])" office:value-type="float" office:value="11.92125" calcext:value-type="float">
            <text:p>11.92125</text:p>
          </table:table-cell>
          <table:table-cell table:style-name="ce6" table:formula="of:=([$Dists.I134]+[$Dists.I109]-1)*([$Tech.$E$1]*[$Dists.I9]+[$Tech.$E$11]*[$Dists.I34]+[$Tech.$E$21]*[$Dists.I59]+[$Tech.$E$31]*[$Dists.I84])" office:value-type="float" office:value="-0" calcext:value-type="float">
            <text:p>0</text:p>
          </table:table-cell>
          <table:table-cell table:style-name="ce16" table:formula="of:=([$Dists.J134]+[$Dists.J109]-1)*([$Tech.$E$1]*[$Dists.J9]+[$Tech.$E$11]*[$Dists.J34]+[$Tech.$E$21]*[$Dists.J59]+[$Tech.$E$31]*[$Dists.J84])" office:value-type="float" office:value="2.854874" calcext:value-type="float">
            <text:p>2.854874</text:p>
          </table:table-cell>
          <table:table-cell table:formula="of:=([$Dists.K134]+[$Dists.K109]-1)*([$Tech.$E$1]*[$Dists.K9]+[$Tech.$E$11]*[$Dists.K34]+[$Tech.$E$21]*[$Dists.K59]+[$Tech.$E$31]*[$Dists.K84])" office:value-type="float" office:value="-0" calcext:value-type="float">
            <text:p>0</text:p>
          </table:table-cell>
          <table:table-cell table:formula="of:=([$Dists.L134]+[$Dists.L109]-1)*([$Tech.$E$1]*[$Dists.L9]+[$Tech.$E$11]*[$Dists.L34]+[$Tech.$E$21]*[$Dists.L59]+[$Tech.$E$31]*[$Dists.L84])" office:value-type="float" office:value="-0" calcext:value-type="float">
            <text:p>0</text:p>
          </table:table-cell>
          <table:table-cell table:style-name="ce16" table:formula="of:=([$Dists.M134]+[$Dists.M109]-1)*([$Tech.$E$1]*[$Dists.M9]+[$Tech.$E$11]*[$Dists.M34]+[$Tech.$E$21]*[$Dists.M59]+[$Tech.$E$31]*[$Dists.M84])" office:value-type="float" office:value="12.8470833333334" calcext:value-type="float">
            <text:p>12.8470833333334</text:p>
          </table:table-cell>
          <table:table-cell table:style-name="ce16" table:formula="of:=([$Dists.N134]+[$Dists.N109]-1)*([$Tech.$E$1]*[$Dists.N9]+[$Tech.$E$11]*[$Dists.N34]+[$Tech.$E$21]*[$Dists.N59]+[$Tech.$E$31]*[$Dists.N84])" office:value-type="float" office:value="10.56" calcext:value-type="float">
            <text:p>10.56</text:p>
          </table:table-cell>
          <table:table-cell table:style-name="ce16" table:formula="of:=([$Dists.O134]+[$Dists.O109]-1)*([$Tech.$E$1]*[$Dists.O9]+[$Tech.$E$11]*[$Dists.O34]+[$Tech.$E$21]*[$Dists.O59]+[$Tech.$E$31]*[$Dists.O84])" office:value-type="float" office:value="2.353406" calcext:value-type="float">
            <text:p>2.353406</text:p>
          </table:table-cell>
          <table:table-cell table:formula="of:=([$Dists.P134]+[$Dists.P109]-1)*([$Tech.$E$1]*[$Dists.P9]+[$Tech.$E$11]*[$Dists.P34]+[$Tech.$E$21]*[$Dists.P59]+[$Tech.$E$31]*[$Dists.P84])" office:value-type="float" office:value="-0" calcext:value-type="float">
            <text:p>0</text:p>
          </table:table-cell>
          <table:table-cell table:style-name="ce16" table:formula="of:=([$Dists.Q134]+[$Dists.Q109]-1)*([$Tech.$E$1]*[$Dists.Q9]+[$Tech.$E$11]*[$Dists.Q34]+[$Tech.$E$21]*[$Dists.Q59]+[$Tech.$E$31]*[$Dists.Q84])" office:value-type="float" office:value="3.479014" calcext:value-type="float">
            <text:p>3.479014</text:p>
          </table:table-cell>
          <table:table-cell table:style-name="ce16" table:formula="of:=([$Dists.R134]+[$Dists.R109]-1)*([$Tech.$E$1]*[$Dists.R9]+[$Tech.$E$11]*[$Dists.R34]+[$Tech.$E$21]*[$Dists.R59]+[$Tech.$E$31]*[$Dists.R84])" office:value-type="float" office:value="4.353888" calcext:value-type="float">
            <text:p>4.353888</text:p>
          </table:table-cell>
          <table:table-cell table:formula="of:=([$Dists.S134]+[$Dists.S109]-1)*([$Tech.$E$1]*[$Dists.S9]+[$Tech.$E$11]*[$Dists.S34]+[$Tech.$E$21]*[$Dists.S59]+[$Tech.$E$31]*[$Dists.S84])" office:value-type="float" office:value="-0" calcext:value-type="float">
            <text:p>0</text:p>
          </table:table-cell>
          <table:table-cell table:style-name="ce16" table:formula="of:=([$Dists.T134]+[$Dists.T109]-1)*([$Tech.$E$1]*[$Dists.T9]+[$Tech.$E$11]*[$Dists.T34]+[$Tech.$E$21]*[$Dists.T59]+[$Tech.$E$31]*[$Dists.T84])" office:value-type="float" office:value="5.60109" calcext:value-type="float">
            <text:p>5.60109</text:p>
          </table:table-cell>
          <table:table-cell table:formula="of:=([$Dists.U134]+[$Dists.U109]-1)*([$Tech.$E$1]*[$Dists.U9]+[$Tech.$E$11]*[$Dists.U34]+[$Tech.$E$21]*[$Dists.U59]+[$Tech.$E$31]*[$Dists.U84])" office:value-type="float" office:value="-0" calcext:value-type="float">
            <text:p>0</text:p>
          </table:table-cell>
          <table:table-cell table:style-name="ce16" table:formula="of:=([$Dists.V134]+[$Dists.V109]-1)*([$Tech.$E$1]*[$Dists.V9]+[$Tech.$E$11]*[$Dists.V34]+[$Tech.$E$21]*[$Dists.V59]+[$Tech.$E$31]*[$Dists.V84])" office:value-type="float" office:value="6.351136" calcext:value-type="float">
            <text:p>6.351136</text:p>
          </table:table-cell>
          <table:table-cell table:formula="of:=([$Dists.W134]+[$Dists.W109]-1)*([$Tech.$E$1]*[$Dists.W9]+[$Tech.$E$11]*[$Dists.W34]+[$Tech.$E$21]*[$Dists.W59]+[$Tech.$E$31]*[$Dists.W84])" office:value-type="float" office:value="-0" calcext:value-type="float">
            <text:p>0</text:p>
          </table:table-cell>
          <table:table-cell table:formula="of:=([$Dists.X134]+[$Dists.X109]-1)*([$Tech.$E$1]*[$Dists.X9]+[$Tech.$E$11]*[$Dists.X34]+[$Tech.$E$21]*[$Dists.X59]+[$Tech.$E$31]*[$Dists.X84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([$Dists.B135]+[$Dists.B110]-1)*([$Tech.$E$1]*[$Dists.B10]+[$Tech.$E$11]*[$Dists.B35]+[$Tech.$E$21]*[$Dists.B60]+[$Tech.$E$31]*[$Dists.B85])" office:value-type="float" office:value="-0" calcext:value-type="float">
            <text:p>0</text:p>
          </table:table-cell>
          <table:table-cell table:formula="of:=([$Dists.C135]+[$Dists.C110]-1)*([$Tech.$E$1]*[$Dists.C10]+[$Tech.$E$11]*[$Dists.C35]+[$Tech.$E$21]*[$Dists.C60]+[$Tech.$E$31]*[$Dists.C85])" office:value-type="float" office:value="-0" calcext:value-type="float">
            <text:p>0</text:p>
          </table:table-cell>
          <table:table-cell table:formula="of:=([$Dists.D135]+[$Dists.D110]-1)*([$Tech.$E$1]*[$Dists.D10]+[$Tech.$E$11]*[$Dists.D35]+[$Tech.$E$21]*[$Dists.D60]+[$Tech.$E$31]*[$Dists.D85])" office:value-type="float" office:value="-0" calcext:value-type="float">
            <text:p>0</text:p>
          </table:table-cell>
          <table:table-cell table:style-name="ce16" table:formula="of:=([$Dists.E135]+[$Dists.E110]-1)*([$Tech.$E$1]*[$Dists.E10]+[$Tech.$E$11]*[$Dists.E35]+[$Tech.$E$21]*[$Dists.E60]+[$Tech.$E$31]*[$Dists.E85])" office:value-type="float" office:value="3.46041666666667" calcext:value-type="float">
            <text:p>3.46041666666667</text:p>
          </table:table-cell>
          <table:table-cell table:formula="of:=([$Dists.F135]+[$Dists.F110]-1)*([$Tech.$E$1]*[$Dists.F10]+[$Tech.$E$11]*[$Dists.F35]+[$Tech.$E$21]*[$Dists.F60]+[$Tech.$E$31]*[$Dists.F85])" office:value-type="float" office:value="-0" calcext:value-type="float">
            <text:p>0</text:p>
          </table:table-cell>
          <table:table-cell table:formula="of:=([$Dists.G135]+[$Dists.G110]-1)*([$Tech.$E$1]*[$Dists.G10]+[$Tech.$E$11]*[$Dists.G35]+[$Tech.$E$21]*[$Dists.G60]+[$Tech.$E$31]*[$Dists.G85])" office:value-type="float" office:value="-0" calcext:value-type="float">
            <text:p>0</text:p>
          </table:table-cell>
          <table:table-cell table:formula="of:=([$Dists.H135]+[$Dists.H110]-1)*([$Tech.$E$1]*[$Dists.H10]+[$Tech.$E$11]*[$Dists.H35]+[$Tech.$E$21]*[$Dists.H60]+[$Tech.$E$31]*[$Dists.H85])" office:value-type="float" office:value="-0" calcext:value-type="float">
            <text:p>0</text:p>
          </table:table-cell>
          <table:table-cell table:style-name="ce16" table:formula="of:=([$Dists.I135]+[$Dists.I110]-1)*([$Tech.$E$1]*[$Dists.I10]+[$Tech.$E$11]*[$Dists.I35]+[$Tech.$E$21]*[$Dists.I60]+[$Tech.$E$31]*[$Dists.I85])" office:value-type="float" office:value="2.854874" calcext:value-type="float">
            <text:p>2.854874</text:p>
          </table:table-cell>
          <table:table-cell table:style-name="ce6" table:formula="of:=([$Dists.J135]+[$Dists.J110]-1)*([$Tech.$E$1]*[$Dists.J10]+[$Tech.$E$11]*[$Dists.J35]+[$Tech.$E$21]*[$Dists.J60]+[$Tech.$E$31]*[$Dists.J85])" office:value-type="float" office:value="-0" calcext:value-type="float">
            <text:p>0</text:p>
          </table:table-cell>
          <table:table-cell table:formula="of:=([$Dists.K135]+[$Dists.K110]-1)*([$Tech.$E$1]*[$Dists.K10]+[$Tech.$E$11]*[$Dists.K35]+[$Tech.$E$21]*[$Dists.K60]+[$Tech.$E$31]*[$Dists.K85])" office:value-type="float" office:value="-0" calcext:value-type="float">
            <text:p>0</text:p>
          </table:table-cell>
          <table:table-cell table:formula="of:=([$Dists.L135]+[$Dists.L110]-1)*([$Tech.$E$1]*[$Dists.L10]+[$Tech.$E$11]*[$Dists.L35]+[$Tech.$E$21]*[$Dists.L60]+[$Tech.$E$31]*[$Dists.L85])" office:value-type="float" office:value="-0" calcext:value-type="float">
            <text:p>0</text:p>
          </table:table-cell>
          <table:table-cell table:formula="of:=([$Dists.M135]+[$Dists.M110]-1)*([$Tech.$E$1]*[$Dists.M10]+[$Tech.$E$11]*[$Dists.M35]+[$Tech.$E$21]*[$Dists.M60]+[$Tech.$E$31]*[$Dists.M85])" office:value-type="float" office:value="-0" calcext:value-type="float">
            <text:p>0</text:p>
          </table:table-cell>
          <table:table-cell table:formula="of:=([$Dists.N135]+[$Dists.N110]-1)*([$Tech.$E$1]*[$Dists.N10]+[$Tech.$E$11]*[$Dists.N35]+[$Tech.$E$21]*[$Dists.N60]+[$Tech.$E$31]*[$Dists.N85])" office:value-type="float" office:value="-0" calcext:value-type="float">
            <text:p>0</text:p>
          </table:table-cell>
          <table:table-cell table:style-name="ce16" table:formula="of:=([$Dists.O135]+[$Dists.O110]-1)*([$Tech.$E$1]*[$Dists.O10]+[$Tech.$E$11]*[$Dists.O35]+[$Tech.$E$21]*[$Dists.O60]+[$Tech.$E$31]*[$Dists.O85])" office:value-type="float" office:value="1.868108" calcext:value-type="float">
            <text:p>1.868108</text:p>
          </table:table-cell>
          <table:table-cell table:formula="of:=([$Dists.P135]+[$Dists.P110]-1)*([$Tech.$E$1]*[$Dists.P10]+[$Tech.$E$11]*[$Dists.P35]+[$Tech.$E$21]*[$Dists.P60]+[$Tech.$E$31]*[$Dists.P85])" office:value-type="float" office:value="-0" calcext:value-type="float">
            <text:p>0</text:p>
          </table:table-cell>
          <table:table-cell table:style-name="ce16" table:formula="of:=([$Dists.Q135]+[$Dists.Q110]-1)*([$Tech.$E$1]*[$Dists.Q10]+[$Tech.$E$11]*[$Dists.Q35]+[$Tech.$E$21]*[$Dists.Q60]+[$Tech.$E$31]*[$Dists.Q85])" office:value-type="float" office:value="2.869966" calcext:value-type="float">
            <text:p>2.869966</text:p>
          </table:table-cell>
          <table:table-cell table:style-name="ce16" table:formula="of:=([$Dists.R135]+[$Dists.R110]-1)*([$Tech.$E$1]*[$Dists.R10]+[$Tech.$E$11]*[$Dists.R35]+[$Tech.$E$21]*[$Dists.R60]+[$Tech.$E$31]*[$Dists.R85])" office:value-type="float" office:value="2.369576" calcext:value-type="float">
            <text:p>2.369576</text:p>
          </table:table-cell>
          <table:table-cell table:formula="of:=([$Dists.S135]+[$Dists.S110]-1)*([$Tech.$E$1]*[$Dists.S10]+[$Tech.$E$11]*[$Dists.S35]+[$Tech.$E$21]*[$Dists.S60]+[$Tech.$E$31]*[$Dists.S85])" office:value-type="float" office:value="-0" calcext:value-type="float">
            <text:p>0</text:p>
          </table:table-cell>
          <table:table-cell table:formula="of:=([$Dists.T135]+[$Dists.T110]-1)*([$Tech.$E$1]*[$Dists.T10]+[$Tech.$E$11]*[$Dists.T35]+[$Tech.$E$21]*[$Dists.T60]+[$Tech.$E$31]*[$Dists.T85])" office:value-type="float" office:value="-0" calcext:value-type="float">
            <text:p>0</text:p>
          </table:table-cell>
          <table:table-cell table:formula="of:=([$Dists.U135]+[$Dists.U110]-1)*([$Tech.$E$1]*[$Dists.U10]+[$Tech.$E$11]*[$Dists.U35]+[$Tech.$E$21]*[$Dists.U60]+[$Tech.$E$31]*[$Dists.U85])" office:value-type="float" office:value="-0" calcext:value-type="float">
            <text:p>0</text:p>
          </table:table-cell>
          <table:table-cell table:formula="of:=([$Dists.V135]+[$Dists.V110]-1)*([$Tech.$E$1]*[$Dists.V10]+[$Tech.$E$11]*[$Dists.V35]+[$Tech.$E$21]*[$Dists.V60]+[$Tech.$E$31]*[$Dists.V85])" office:value-type="float" office:value="-0" calcext:value-type="float">
            <text:p>0</text:p>
          </table:table-cell>
          <table:table-cell table:formula="of:=([$Dists.W135]+[$Dists.W110]-1)*([$Tech.$E$1]*[$Dists.W10]+[$Tech.$E$11]*[$Dists.W35]+[$Tech.$E$21]*[$Dists.W60]+[$Tech.$E$31]*[$Dists.W85])" office:value-type="float" office:value="-0" calcext:value-type="float">
            <text:p>0</text:p>
          </table:table-cell>
          <table:table-cell table:formula="of:=([$Dists.X135]+[$Dists.X110]-1)*([$Tech.$E$1]*[$Dists.X10]+[$Tech.$E$11]*[$Dists.X35]+[$Tech.$E$21]*[$Dists.X60]+[$Tech.$E$31]*[$Dists.X85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([$Dists.B136]+[$Dists.B111]-1)*([$Tech.$E$1]*[$Dists.B11]+[$Tech.$E$11]*[$Dists.B36]+[$Tech.$E$21]*[$Dists.B61]+[$Tech.$E$31]*[$Dists.B86])" office:value-type="float" office:value="-0" calcext:value-type="float">
            <text:p>0</text:p>
          </table:table-cell>
          <table:table-cell table:formula="of:=([$Dists.C136]+[$Dists.C111]-1)*([$Tech.$E$1]*[$Dists.C11]+[$Tech.$E$11]*[$Dists.C36]+[$Tech.$E$21]*[$Dists.C61]+[$Tech.$E$31]*[$Dists.C86])" office:value-type="float" office:value="-0" calcext:value-type="float">
            <text:p>0</text:p>
          </table:table-cell>
          <table:table-cell table:formula="of:=([$Dists.D136]+[$Dists.D111]-1)*([$Tech.$E$1]*[$Dists.D11]+[$Tech.$E$11]*[$Dists.D36]+[$Tech.$E$21]*[$Dists.D61]+[$Tech.$E$31]*[$Dists.D86])" office:value-type="float" office:value="-0" calcext:value-type="float">
            <text:p>0</text:p>
          </table:table-cell>
          <table:table-cell table:formula="of:=([$Dists.E136]+[$Dists.E111]-1)*([$Tech.$E$1]*[$Dists.E11]+[$Tech.$E$11]*[$Dists.E36]+[$Tech.$E$21]*[$Dists.E61]+[$Tech.$E$31]*[$Dists.E86])" office:value-type="float" office:value="-0" calcext:value-type="float">
            <text:p>0</text:p>
          </table:table-cell>
          <table:table-cell table:formula="of:=([$Dists.F136]+[$Dists.F111]-1)*([$Tech.$E$1]*[$Dists.F11]+[$Tech.$E$11]*[$Dists.F36]+[$Tech.$E$21]*[$Dists.F61]+[$Tech.$E$31]*[$Dists.F86])" office:value-type="float" office:value="-0" calcext:value-type="float">
            <text:p>0</text:p>
          </table:table-cell>
          <table:table-cell table:formula="of:=([$Dists.G136]+[$Dists.G111]-1)*([$Tech.$E$1]*[$Dists.G11]+[$Tech.$E$11]*[$Dists.G36]+[$Tech.$E$21]*[$Dists.G61]+[$Tech.$E$31]*[$Dists.G86])" office:value-type="float" office:value="-0" calcext:value-type="float">
            <text:p>0</text:p>
          </table:table-cell>
          <table:table-cell table:formula="of:=([$Dists.H136]+[$Dists.H111]-1)*([$Tech.$E$1]*[$Dists.H11]+[$Tech.$E$11]*[$Dists.H36]+[$Tech.$E$21]*[$Dists.H61]+[$Tech.$E$31]*[$Dists.H86])" office:value-type="float" office:value="-0" calcext:value-type="float">
            <text:p>0</text:p>
          </table:table-cell>
          <table:table-cell table:formula="of:=([$Dists.I136]+[$Dists.I111]-1)*([$Tech.$E$1]*[$Dists.I11]+[$Tech.$E$11]*[$Dists.I36]+[$Tech.$E$21]*[$Dists.I61]+[$Tech.$E$31]*[$Dists.I86])" office:value-type="float" office:value="-0" calcext:value-type="float">
            <text:p>0</text:p>
          </table:table-cell>
          <table:table-cell table:formula="of:=([$Dists.J136]+[$Dists.J111]-1)*([$Tech.$E$1]*[$Dists.J11]+[$Tech.$E$11]*[$Dists.J36]+[$Tech.$E$21]*[$Dists.J61]+[$Tech.$E$31]*[$Dists.J86])" office:value-type="float" office:value="-0" calcext:value-type="float">
            <text:p>0</text:p>
          </table:table-cell>
          <table:table-cell table:style-name="ce6" table:formula="of:=([$Dists.K136]+[$Dists.K111]-1)*([$Tech.$E$1]*[$Dists.K11]+[$Tech.$E$11]*[$Dists.K36]+[$Tech.$E$21]*[$Dists.K61]+[$Tech.$E$31]*[$Dists.K86])" office:value-type="float" office:value="-0" calcext:value-type="float">
            <text:p>0</text:p>
          </table:table-cell>
          <table:table-cell table:style-name="ce16" table:formula="of:=([$Dists.L136]+[$Dists.L111]-1)*([$Tech.$E$1]*[$Dists.L11]+[$Tech.$E$11]*[$Dists.L36]+[$Tech.$E$21]*[$Dists.L61]+[$Tech.$E$31]*[$Dists.L86])" office:value-type="float" office:value="8.58458333333336" calcext:value-type="float">
            <text:p>8.58458333333336</text:p>
          </table:table-cell>
          <table:table-cell table:formula="of:=([$Dists.M136]+[$Dists.M111]-1)*([$Tech.$E$1]*[$Dists.M11]+[$Tech.$E$11]*[$Dists.M36]+[$Tech.$E$21]*[$Dists.M61]+[$Tech.$E$31]*[$Dists.M86])" office:value-type="float" office:value="-0" calcext:value-type="float">
            <text:p>0</text:p>
          </table:table-cell>
          <table:table-cell table:formula="of:=([$Dists.N136]+[$Dists.N111]-1)*([$Tech.$E$1]*[$Dists.N11]+[$Tech.$E$11]*[$Dists.N36]+[$Tech.$E$21]*[$Dists.N61]+[$Tech.$E$31]*[$Dists.N86])" office:value-type="float" office:value="-0" calcext:value-type="float">
            <text:p>0</text:p>
          </table:table-cell>
          <table:table-cell table:formula="of:=([$Dists.O136]+[$Dists.O111]-1)*([$Tech.$E$1]*[$Dists.O11]+[$Tech.$E$11]*[$Dists.O36]+[$Tech.$E$21]*[$Dists.O61]+[$Tech.$E$31]*[$Dists.O86])" office:value-type="float" office:value="-0" calcext:value-type="float">
            <text:p>0</text:p>
          </table:table-cell>
          <table:table-cell table:formula="of:=([$Dists.P136]+[$Dists.P111]-1)*([$Tech.$E$1]*[$Dists.P11]+[$Tech.$E$11]*[$Dists.P36]+[$Tech.$E$21]*[$Dists.P61]+[$Tech.$E$31]*[$Dists.P86])" office:value-type="float" office:value="-0" calcext:value-type="float">
            <text:p>0</text:p>
          </table:table-cell>
          <table:table-cell table:formula="of:=([$Dists.Q136]+[$Dists.Q111]-1)*([$Tech.$E$1]*[$Dists.Q11]+[$Tech.$E$11]*[$Dists.Q36]+[$Tech.$E$21]*[$Dists.Q61]+[$Tech.$E$31]*[$Dists.Q86])" office:value-type="float" office:value="-0" calcext:value-type="float">
            <text:p>0</text:p>
          </table:table-cell>
          <table:table-cell table:style-name="ce16" table:formula="of:=([$Dists.R136]+[$Dists.R111]-1)*([$Tech.$E$1]*[$Dists.R11]+[$Tech.$E$11]*[$Dists.R36]+[$Tech.$E$21]*[$Dists.R61]+[$Tech.$E$31]*[$Dists.R86])" office:value-type="float" office:value="6.36166666666669" calcext:value-type="float">
            <text:p>6.36166666666669</text:p>
          </table:table-cell>
          <table:table-cell table:style-name="ce16" table:formula="of:=([$Dists.S136]+[$Dists.S111]-1)*([$Tech.$E$1]*[$Dists.S11]+[$Tech.$E$11]*[$Dists.S36]+[$Tech.$E$21]*[$Dists.S61]+[$Tech.$E$31]*[$Dists.S86])" office:value-type="float" office:value="14.08" calcext:value-type="float">
            <text:p>14.08</text:p>
          </table:table-cell>
          <table:table-cell table:formula="of:=([$Dists.T136]+[$Dists.T111]-1)*([$Tech.$E$1]*[$Dists.T11]+[$Tech.$E$11]*[$Dists.T36]+[$Tech.$E$21]*[$Dists.T61]+[$Tech.$E$31]*[$Dists.T86])" office:value-type="float" office:value="-0" calcext:value-type="float">
            <text:p>0</text:p>
          </table:table-cell>
          <table:table-cell table:style-name="ce16" table:formula="of:=([$Dists.U136]+[$Dists.U111]-1)*([$Tech.$E$1]*[$Dists.U11]+[$Tech.$E$11]*[$Dists.U36]+[$Tech.$E$21]*[$Dists.U61]+[$Tech.$E$31]*[$Dists.U86])" office:value-type="float" office:value="10.56" calcext:value-type="float">
            <text:p>10.56</text:p>
          </table:table-cell>
          <table:table-cell table:formula="of:=([$Dists.V136]+[$Dists.V111]-1)*([$Tech.$E$1]*[$Dists.V11]+[$Tech.$E$11]*[$Dists.V36]+[$Tech.$E$21]*[$Dists.V61]+[$Tech.$E$31]*[$Dists.V86])" office:value-type="float" office:value="-0" calcext:value-type="float">
            <text:p>0</text:p>
          </table:table-cell>
          <table:table-cell table:formula="of:=([$Dists.W136]+[$Dists.W111]-1)*([$Tech.$E$1]*[$Dists.W11]+[$Tech.$E$11]*[$Dists.W36]+[$Tech.$E$21]*[$Dists.W61]+[$Tech.$E$31]*[$Dists.W86])" office:value-type="float" office:value="-0" calcext:value-type="float">
            <text:p>0</text:p>
          </table:table-cell>
          <table:table-cell table:formula="of:=([$Dists.X136]+[$Dists.X111]-1)*([$Tech.$E$1]*[$Dists.X11]+[$Tech.$E$11]*[$Dists.X36]+[$Tech.$E$21]*[$Dists.X61]+[$Tech.$E$31]*[$Dists.X86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([$Dists.B137]+[$Dists.B112]-1)*([$Tech.$E$1]*[$Dists.B12]+[$Tech.$E$11]*[$Dists.B37]+[$Tech.$E$21]*[$Dists.B62]+[$Tech.$E$31]*[$Dists.B87])" office:value-type="float" office:value="-0" calcext:value-type="float">
            <text:p>0</text:p>
          </table:table-cell>
          <table:table-cell table:formula="of:=([$Dists.C137]+[$Dists.C112]-1)*([$Tech.$E$1]*[$Dists.C12]+[$Tech.$E$11]*[$Dists.C37]+[$Tech.$E$21]*[$Dists.C62]+[$Tech.$E$31]*[$Dists.C87])" office:value-type="float" office:value="-0" calcext:value-type="float">
            <text:p>0</text:p>
          </table:table-cell>
          <table:table-cell table:formula="of:=([$Dists.D137]+[$Dists.D112]-1)*([$Tech.$E$1]*[$Dists.D12]+[$Tech.$E$11]*[$Dists.D37]+[$Tech.$E$21]*[$Dists.D62]+[$Tech.$E$31]*[$Dists.D87])" office:value-type="float" office:value="-0" calcext:value-type="float">
            <text:p>0</text:p>
          </table:table-cell>
          <table:table-cell table:formula="of:=([$Dists.E137]+[$Dists.E112]-1)*([$Tech.$E$1]*[$Dists.E12]+[$Tech.$E$11]*[$Dists.E37]+[$Tech.$E$21]*[$Dists.E62]+[$Tech.$E$31]*[$Dists.E87])" office:value-type="float" office:value="-0" calcext:value-type="float">
            <text:p>0</text:p>
          </table:table-cell>
          <table:table-cell table:formula="of:=([$Dists.F137]+[$Dists.F112]-1)*([$Tech.$E$1]*[$Dists.F12]+[$Tech.$E$11]*[$Dists.F37]+[$Tech.$E$21]*[$Dists.F62]+[$Tech.$E$31]*[$Dists.F87])" office:value-type="float" office:value="-0" calcext:value-type="float">
            <text:p>0</text:p>
          </table:table-cell>
          <table:table-cell table:style-name="ce16" table:formula="of:=([$Dists.G137]+[$Dists.G112]-1)*([$Tech.$E$1]*[$Dists.G12]+[$Tech.$E$11]*[$Dists.G37]+[$Tech.$E$21]*[$Dists.G62]+[$Tech.$E$31]*[$Dists.G87])" office:value-type="float" office:value="3.73396582733812" calcext:value-type="float">
            <text:p>3.73396582733812</text:p>
          </table:table-cell>
          <table:table-cell table:formula="of:=([$Dists.H137]+[$Dists.H112]-1)*([$Tech.$E$1]*[$Dists.H12]+[$Tech.$E$11]*[$Dists.H37]+[$Tech.$E$21]*[$Dists.H62]+[$Tech.$E$31]*[$Dists.H87])" office:value-type="float" office:value="-0" calcext:value-type="float">
            <text:p>0</text:p>
          </table:table-cell>
          <table:table-cell table:formula="of:=([$Dists.I137]+[$Dists.I112]-1)*([$Tech.$E$1]*[$Dists.I12]+[$Tech.$E$11]*[$Dists.I37]+[$Tech.$E$21]*[$Dists.I62]+[$Tech.$E$31]*[$Dists.I87])" office:value-type="float" office:value="-0" calcext:value-type="float">
            <text:p>0</text:p>
          </table:table-cell>
          <table:table-cell table:formula="of:=([$Dists.J137]+[$Dists.J112]-1)*([$Tech.$E$1]*[$Dists.J12]+[$Tech.$E$11]*[$Dists.J37]+[$Tech.$E$21]*[$Dists.J62]+[$Tech.$E$31]*[$Dists.J87])" office:value-type="float" office:value="-0" calcext:value-type="float">
            <text:p>0</text:p>
          </table:table-cell>
          <table:table-cell table:style-name="ce16" table:formula="of:=([$Dists.K137]+[$Dists.K112]-1)*([$Tech.$E$1]*[$Dists.K12]+[$Tech.$E$11]*[$Dists.K37]+[$Tech.$E$21]*[$Dists.K62]+[$Tech.$E$31]*[$Dists.K87])" office:value-type="float" office:value="8.58458333333336" calcext:value-type="float">
            <text:p>8.58458333333336</text:p>
          </table:table-cell>
          <table:table-cell table:style-name="ce6" table:formula="of:=([$Dists.L137]+[$Dists.L112]-1)*([$Tech.$E$1]*[$Dists.L12]+[$Tech.$E$11]*[$Dists.L37]+[$Tech.$E$21]*[$Dists.L62]+[$Tech.$E$31]*[$Dists.L87])" office:value-type="float" office:value="-0" calcext:value-type="float">
            <text:p>0</text:p>
          </table:table-cell>
          <table:table-cell table:formula="of:=([$Dists.M137]+[$Dists.M112]-1)*([$Tech.$E$1]*[$Dists.M12]+[$Tech.$E$11]*[$Dists.M37]+[$Tech.$E$21]*[$Dists.M62]+[$Tech.$E$31]*[$Dists.M87])" office:value-type="float" office:value="-0" calcext:value-type="float">
            <text:p>0</text:p>
          </table:table-cell>
          <table:table-cell table:formula="of:=([$Dists.N137]+[$Dists.N112]-1)*([$Tech.$E$1]*[$Dists.N12]+[$Tech.$E$11]*[$Dists.N37]+[$Tech.$E$21]*[$Dists.N62]+[$Tech.$E$31]*[$Dists.N87])" office:value-type="float" office:value="-0" calcext:value-type="float">
            <text:p>0</text:p>
          </table:table-cell>
          <table:table-cell table:formula="of:=([$Dists.O137]+[$Dists.O112]-1)*([$Tech.$E$1]*[$Dists.O12]+[$Tech.$E$11]*[$Dists.O37]+[$Tech.$E$21]*[$Dists.O62]+[$Tech.$E$31]*[$Dists.O87])" office:value-type="float" office:value="-0" calcext:value-type="float">
            <text:p>0</text:p>
          </table:table-cell>
          <table:table-cell table:formula="of:=([$Dists.P137]+[$Dists.P112]-1)*([$Tech.$E$1]*[$Dists.P12]+[$Tech.$E$11]*[$Dists.P37]+[$Tech.$E$21]*[$Dists.P62]+[$Tech.$E$31]*[$Dists.P87])" office:value-type="float" office:value="-0" calcext:value-type="float">
            <text:p>0</text:p>
          </table:table-cell>
          <table:table-cell table:formula="of:=([$Dists.Q137]+[$Dists.Q112]-1)*([$Tech.$E$1]*[$Dists.Q12]+[$Tech.$E$11]*[$Dists.Q37]+[$Tech.$E$21]*[$Dists.Q62]+[$Tech.$E$31]*[$Dists.Q87])" office:value-type="float" office:value="-0" calcext:value-type="float">
            <text:p>0</text:p>
          </table:table-cell>
          <table:table-cell table:formula="of:=([$Dists.R137]+[$Dists.R112]-1)*([$Tech.$E$1]*[$Dists.R12]+[$Tech.$E$11]*[$Dists.R37]+[$Tech.$E$21]*[$Dists.R62]+[$Tech.$E$31]*[$Dists.R87])" office:value-type="float" office:value="-0" calcext:value-type="float">
            <text:p>0</text:p>
          </table:table-cell>
          <table:table-cell table:formula="of:=([$Dists.S137]+[$Dists.S112]-1)*([$Tech.$E$1]*[$Dists.S12]+[$Tech.$E$11]*[$Dists.S37]+[$Tech.$E$21]*[$Dists.S62]+[$Tech.$E$31]*[$Dists.S87])" office:value-type="float" office:value="-0" calcext:value-type="float">
            <text:p>0</text:p>
          </table:table-cell>
          <table:table-cell table:formula="of:=([$Dists.T137]+[$Dists.T112]-1)*([$Tech.$E$1]*[$Dists.T12]+[$Tech.$E$11]*[$Dists.T37]+[$Tech.$E$21]*[$Dists.T62]+[$Tech.$E$31]*[$Dists.T87])" office:value-type="float" office:value="-0" calcext:value-type="float">
            <text:p>0</text:p>
          </table:table-cell>
          <table:table-cell table:style-name="ce16" table:formula="of:=([$Dists.U137]+[$Dists.U112]-1)*([$Tech.$E$1]*[$Dists.U12]+[$Tech.$E$11]*[$Dists.U37]+[$Tech.$E$21]*[$Dists.U62]+[$Tech.$E$31]*[$Dists.U87])" office:value-type="float" office:value="9.21195733333336" calcext:value-type="float">
            <text:p>9.21195733333336</text:p>
          </table:table-cell>
          <table:table-cell table:formula="of:=([$Dists.V137]+[$Dists.V112]-1)*([$Tech.$E$1]*[$Dists.V12]+[$Tech.$E$11]*[$Dists.V37]+[$Tech.$E$21]*[$Dists.V62]+[$Tech.$E$31]*[$Dists.V87])" office:value-type="float" office:value="-0" calcext:value-type="float">
            <text:p>0</text:p>
          </table:table-cell>
          <table:table-cell table:formula="of:=([$Dists.W137]+[$Dists.W112]-1)*([$Tech.$E$1]*[$Dists.W12]+[$Tech.$E$11]*[$Dists.W37]+[$Tech.$E$21]*[$Dists.W62]+[$Tech.$E$31]*[$Dists.W87])" office:value-type="float" office:value="-0" calcext:value-type="float">
            <text:p>0</text:p>
          </table:table-cell>
          <table:table-cell table:style-name="ce16" table:formula="of:=([$Dists.X137]+[$Dists.X112]-1)*([$Tech.$E$1]*[$Dists.X12]+[$Tech.$E$11]*[$Dists.X37]+[$Tech.$E$21]*[$Dists.X62]+[$Tech.$E$31]*[$Dists.X87])" office:value-type="float" office:value="4.70350899280574" calcext:value-type="float">
            <text:p>4.70350899280574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Danio</text:p>
          </table:table-cell>
          <table:table-cell table:formula="of:=([$Dists.B138]+[$Dists.B113]-1)*([$Tech.$E$1]*[$Dists.B13]+[$Tech.$E$11]*[$Dists.B38]+[$Tech.$E$21]*[$Dists.B63]+[$Tech.$E$31]*[$Dists.B88])" office:value-type="float" office:value="-0" calcext:value-type="float">
            <text:p>0</text:p>
          </table:table-cell>
          <table:table-cell table:formula="of:=([$Dists.C138]+[$Dists.C113]-1)*([$Tech.$E$1]*[$Dists.C13]+[$Tech.$E$11]*[$Dists.C38]+[$Tech.$E$21]*[$Dists.C63]+[$Tech.$E$31]*[$Dists.C88])" office:value-type="float" office:value="-0" calcext:value-type="float">
            <text:p>0</text:p>
          </table:table-cell>
          <table:table-cell table:formula="of:=([$Dists.D138]+[$Dists.D113]-1)*([$Tech.$E$1]*[$Dists.D13]+[$Tech.$E$11]*[$Dists.D38]+[$Tech.$E$21]*[$Dists.D63]+[$Tech.$E$31]*[$Dists.D88])" office:value-type="float" office:value="-0" calcext:value-type="float">
            <text:p>0</text:p>
          </table:table-cell>
          <table:table-cell table:formula="of:=([$Dists.E138]+[$Dists.E113]-1)*([$Tech.$E$1]*[$Dists.E13]+[$Tech.$E$11]*[$Dists.E38]+[$Tech.$E$21]*[$Dists.E63]+[$Tech.$E$31]*[$Dists.E88])" office:value-type="float" office:value="-0" calcext:value-type="float">
            <text:p>0</text:p>
          </table:table-cell>
          <table:table-cell table:formula="of:=([$Dists.F138]+[$Dists.F113]-1)*([$Tech.$E$1]*[$Dists.F13]+[$Tech.$E$11]*[$Dists.F38]+[$Tech.$E$21]*[$Dists.F63]+[$Tech.$E$31]*[$Dists.F88])" office:value-type="float" office:value="-0" calcext:value-type="float">
            <text:p>0</text:p>
          </table:table-cell>
          <table:table-cell table:formula="of:=([$Dists.G138]+[$Dists.G113]-1)*([$Tech.$E$1]*[$Dists.G13]+[$Tech.$E$11]*[$Dists.G38]+[$Tech.$E$21]*[$Dists.G63]+[$Tech.$E$31]*[$Dists.G88])" office:value-type="float" office:value="-0" calcext:value-type="float">
            <text:p>0</text:p>
          </table:table-cell>
          <table:table-cell table:style-name="ce16" table:formula="of:=([$Dists.H138]+[$Dists.H113]-1)*([$Tech.$E$1]*[$Dists.H13]+[$Tech.$E$11]*[$Dists.H38]+[$Tech.$E$21]*[$Dists.H63]+[$Tech.$E$31]*[$Dists.H88])" office:value-type="float" office:value="2.95516187050359" calcext:value-type="float">
            <text:p>2.95516187050359</text:p>
          </table:table-cell>
          <table:table-cell table:style-name="ce16" table:formula="of:=([$Dists.I138]+[$Dists.I113]-1)*([$Tech.$E$1]*[$Dists.I13]+[$Tech.$E$11]*[$Dists.I38]+[$Tech.$E$21]*[$Dists.I63]+[$Tech.$E$31]*[$Dists.I88])" office:value-type="float" office:value="12.8470833333334" calcext:value-type="float">
            <text:p>12.8470833333334</text:p>
          </table:table-cell>
          <table:table-cell table:formula="of:=([$Dists.J138]+[$Dists.J113]-1)*([$Tech.$E$1]*[$Dists.J13]+[$Tech.$E$11]*[$Dists.J38]+[$Tech.$E$21]*[$Dists.J63]+[$Tech.$E$31]*[$Dists.J88])" office:value-type="float" office:value="-0" calcext:value-type="float">
            <text:p>0</text:p>
          </table:table-cell>
          <table:table-cell table:formula="of:=([$Dists.K138]+[$Dists.K113]-1)*([$Tech.$E$1]*[$Dists.K13]+[$Tech.$E$11]*[$Dists.K38]+[$Tech.$E$21]*[$Dists.K63]+[$Tech.$E$31]*[$Dists.K88])" office:value-type="float" office:value="-0" calcext:value-type="float">
            <text:p>0</text:p>
          </table:table-cell>
          <table:table-cell table:formula="of:=([$Dists.L138]+[$Dists.L113]-1)*([$Tech.$E$1]*[$Dists.L13]+[$Tech.$E$11]*[$Dists.L38]+[$Tech.$E$21]*[$Dists.L63]+[$Tech.$E$31]*[$Dists.L88])" office:value-type="float" office:value="-0" calcext:value-type="float">
            <text:p>0</text:p>
          </table:table-cell>
          <table:table-cell table:style-name="ce6" table:formula="of:=([$Dists.M138]+[$Dists.M113]-1)*([$Tech.$E$1]*[$Dists.M13]+[$Tech.$E$11]*[$Dists.M38]+[$Tech.$E$21]*[$Dists.M63]+[$Tech.$E$31]*[$Dists.M88])" office:value-type="float" office:value="-0" calcext:value-type="float">
            <text:p>0</text:p>
          </table:table-cell>
          <table:table-cell table:style-name="ce16" table:formula="of:=([$Dists.N138]+[$Dists.N113]-1)*([$Tech.$E$1]*[$Dists.N13]+[$Tech.$E$11]*[$Dists.N38]+[$Tech.$E$21]*[$Dists.N63]+[$Tech.$E$31]*[$Dists.N88])" office:value-type="float" office:value="7.90625000000002" calcext:value-type="float">
            <text:p>7.90625000000002</text:p>
          </table:table-cell>
          <table:table-cell table:formula="of:=([$Dists.O138]+[$Dists.O113]-1)*([$Tech.$E$1]*[$Dists.O13]+[$Tech.$E$11]*[$Dists.O38]+[$Tech.$E$21]*[$Dists.O63]+[$Tech.$E$31]*[$Dists.O88])" office:value-type="float" office:value="-0" calcext:value-type="float">
            <text:p>0</text:p>
          </table:table-cell>
          <table:table-cell table:style-name="ce16" table:formula="of:=([$Dists.P138]+[$Dists.P113]-1)*([$Tech.$E$1]*[$Dists.P13]+[$Tech.$E$11]*[$Dists.P38]+[$Tech.$E$21]*[$Dists.P63]+[$Tech.$E$31]*[$Dists.P88])" office:value-type="float" office:value="4.64674820143884" calcext:value-type="float">
            <text:p>4.64674820143884</text:p>
          </table:table-cell>
          <table:table-cell table:formula="of:=([$Dists.Q138]+[$Dists.Q113]-1)*([$Tech.$E$1]*[$Dists.Q13]+[$Tech.$E$11]*[$Dists.Q38]+[$Tech.$E$21]*[$Dists.Q63]+[$Tech.$E$31]*[$Dists.Q88])" office:value-type="float" office:value="-0" calcext:value-type="float">
            <text:p>0</text:p>
          </table:table-cell>
          <table:table-cell table:formula="of:=([$Dists.R138]+[$Dists.R113]-1)*([$Tech.$E$1]*[$Dists.R13]+[$Tech.$E$11]*[$Dists.R38]+[$Tech.$E$21]*[$Dists.R63]+[$Tech.$E$31]*[$Dists.R88])" office:value-type="float" office:value="-0" calcext:value-type="float">
            <text:p>0</text:p>
          </table:table-cell>
          <table:table-cell table:formula="of:=([$Dists.S138]+[$Dists.S113]-1)*([$Tech.$E$1]*[$Dists.S13]+[$Tech.$E$11]*[$Dists.S38]+[$Tech.$E$21]*[$Dists.S63]+[$Tech.$E$31]*[$Dists.S88])" office:value-type="float" office:value="-0" calcext:value-type="float">
            <text:p>0</text:p>
          </table:table-cell>
          <table:table-cell table:formula="of:=([$Dists.T138]+[$Dists.T113]-1)*([$Tech.$E$1]*[$Dists.T13]+[$Tech.$E$11]*[$Dists.T38]+[$Tech.$E$21]*[$Dists.T63]+[$Tech.$E$31]*[$Dists.T88])" office:value-type="float" office:value="-0" calcext:value-type="float">
            <text:p>0</text:p>
          </table:table-cell>
          <table:table-cell table:formula="of:=([$Dists.U138]+[$Dists.U113]-1)*([$Tech.$E$1]*[$Dists.U13]+[$Tech.$E$11]*[$Dists.U38]+[$Tech.$E$21]*[$Dists.U63]+[$Tech.$E$31]*[$Dists.U88])" office:value-type="float" office:value="-0" calcext:value-type="float">
            <text:p>0</text:p>
          </table:table-cell>
          <table:table-cell table:formula="of:=([$Dists.V138]+[$Dists.V113]-1)*([$Tech.$E$1]*[$Dists.V13]+[$Tech.$E$11]*[$Dists.V38]+[$Tech.$E$21]*[$Dists.V63]+[$Tech.$E$31]*[$Dists.V88])" office:value-type="float" office:value="-0" calcext:value-type="float">
            <text:p>0</text:p>
          </table:table-cell>
          <table:table-cell table:formula="of:=([$Dists.W138]+[$Dists.W113]-1)*([$Tech.$E$1]*[$Dists.W13]+[$Tech.$E$11]*[$Dists.W38]+[$Tech.$E$21]*[$Dists.W63]+[$Tech.$E$31]*[$Dists.W88])" office:value-type="float" office:value="-0" calcext:value-type="float">
            <text:p>0</text:p>
          </table:table-cell>
          <table:table-cell table:formula="of:=([$Dists.X138]+[$Dists.X113]-1)*([$Tech.$E$1]*[$Dists.X13]+[$Tech.$E$11]*[$Dists.X38]+[$Tech.$E$21]*[$Dists.X63]+[$Tech.$E$31]*[$Dists.X88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([$Dists.B139]+[$Dists.B114]-1)*([$Tech.$E$1]*[$Dists.B14]+[$Tech.$E$11]*[$Dists.B39]+[$Tech.$E$21]*[$Dists.B64]+[$Tech.$E$31]*[$Dists.B89])" office:value-type="float" office:value="-0" calcext:value-type="float">
            <text:p>0</text:p>
          </table:table-cell>
          <table:table-cell table:formula="of:=([$Dists.C139]+[$Dists.C114]-1)*([$Tech.$E$1]*[$Dists.C14]+[$Tech.$E$11]*[$Dists.C39]+[$Tech.$E$21]*[$Dists.C64]+[$Tech.$E$31]*[$Dists.C89])" office:value-type="float" office:value="-0" calcext:value-type="float">
            <text:p>0</text:p>
          </table:table-cell>
          <table:table-cell table:formula="of:=([$Dists.D139]+[$Dists.D114]-1)*([$Tech.$E$1]*[$Dists.D14]+[$Tech.$E$11]*[$Dists.D39]+[$Tech.$E$21]*[$Dists.D64]+[$Tech.$E$31]*[$Dists.D89])" office:value-type="float" office:value="-0" calcext:value-type="float">
            <text:p>0</text:p>
          </table:table-cell>
          <table:table-cell table:formula="of:=([$Dists.E139]+[$Dists.E114]-1)*([$Tech.$E$1]*[$Dists.E14]+[$Tech.$E$11]*[$Dists.E39]+[$Tech.$E$21]*[$Dists.E64]+[$Tech.$E$31]*[$Dists.E89])" office:value-type="float" office:value="-0" calcext:value-type="float">
            <text:p>0</text:p>
          </table:table-cell>
          <table:table-cell table:formula="of:=([$Dists.F139]+[$Dists.F114]-1)*([$Tech.$E$1]*[$Dists.F14]+[$Tech.$E$11]*[$Dists.F39]+[$Tech.$E$21]*[$Dists.F64]+[$Tech.$E$31]*[$Dists.F89])" office:value-type="float" office:value="-0" calcext:value-type="float">
            <text:p>0</text:p>
          </table:table-cell>
          <table:table-cell table:formula="of:=([$Dists.G139]+[$Dists.G114]-1)*([$Tech.$E$1]*[$Dists.G14]+[$Tech.$E$11]*[$Dists.G39]+[$Tech.$E$21]*[$Dists.G64]+[$Tech.$E$31]*[$Dists.G89])" office:value-type="float" office:value="-0" calcext:value-type="float">
            <text:p>0</text:p>
          </table:table-cell>
          <table:table-cell table:style-name="ce16" table:formula="of:=([$Dists.H139]+[$Dists.H114]-1)*([$Tech.$E$1]*[$Dists.H14]+[$Tech.$E$11]*[$Dists.H39]+[$Tech.$E$21]*[$Dists.H64]+[$Tech.$E$31]*[$Dists.H89])" office:value-type="float" office:value="13.7729166666667" calcext:value-type="float">
            <text:p>13.7729166666667</text:p>
          </table:table-cell>
          <table:table-cell table:style-name="ce16" table:formula="of:=([$Dists.I139]+[$Dists.I114]-1)*([$Tech.$E$1]*[$Dists.I14]+[$Tech.$E$11]*[$Dists.I39]+[$Tech.$E$21]*[$Dists.I64]+[$Tech.$E$31]*[$Dists.I89])" office:value-type="float" office:value="10.56" calcext:value-type="float">
            <text:p>10.56</text:p>
          </table:table-cell>
          <table:table-cell table:formula="of:=([$Dists.J139]+[$Dists.J114]-1)*([$Tech.$E$1]*[$Dists.J14]+[$Tech.$E$11]*[$Dists.J39]+[$Tech.$E$21]*[$Dists.J64]+[$Tech.$E$31]*[$Dists.J89])" office:value-type="float" office:value="-0" calcext:value-type="float">
            <text:p>0</text:p>
          </table:table-cell>
          <table:table-cell table:formula="of:=([$Dists.K139]+[$Dists.K114]-1)*([$Tech.$E$1]*[$Dists.K14]+[$Tech.$E$11]*[$Dists.K39]+[$Tech.$E$21]*[$Dists.K64]+[$Tech.$E$31]*[$Dists.K89])" office:value-type="float" office:value="-0" calcext:value-type="float">
            <text:p>0</text:p>
          </table:table-cell>
          <table:table-cell table:formula="of:=([$Dists.L139]+[$Dists.L114]-1)*([$Tech.$E$1]*[$Dists.L14]+[$Tech.$E$11]*[$Dists.L39]+[$Tech.$E$21]*[$Dists.L64]+[$Tech.$E$31]*[$Dists.L89])" office:value-type="float" office:value="-0" calcext:value-type="float">
            <text:p>0</text:p>
          </table:table-cell>
          <table:table-cell table:style-name="ce16" table:formula="of:=([$Dists.M139]+[$Dists.M114]-1)*([$Tech.$E$1]*[$Dists.M14]+[$Tech.$E$11]*[$Dists.M39]+[$Tech.$E$21]*[$Dists.M64]+[$Tech.$E$31]*[$Dists.M89])" office:value-type="float" office:value="7.90625000000002" calcext:value-type="float">
            <text:p>7.90625000000002</text:p>
          </table:table-cell>
          <table:table-cell table:style-name="ce6" table:formula="of:=([$Dists.N139]+[$Dists.N114]-1)*([$Tech.$E$1]*[$Dists.N14]+[$Tech.$E$11]*[$Dists.N39]+[$Tech.$E$21]*[$Dists.N64]+[$Tech.$E$31]*[$Dists.N89])" office:value-type="float" office:value="-0" calcext:value-type="float">
            <text:p>0</text:p>
          </table:table-cell>
          <table:table-cell table:style-name="ce16" table:formula="of:=([$Dists.O139]+[$Dists.O114]-1)*([$Tech.$E$1]*[$Dists.O14]+[$Tech.$E$11]*[$Dists.O39]+[$Tech.$E$21]*[$Dists.O64]+[$Tech.$E$31]*[$Dists.O89])" office:value-type="float" office:value="10.1291666666667" calcext:value-type="float">
            <text:p>10.1291666666667</text:p>
          </table:table-cell>
          <table:table-cell table:style-name="ce16" table:formula="of:=([$Dists.P139]+[$Dists.P114]-1)*([$Tech.$E$1]*[$Dists.P14]+[$Tech.$E$11]*[$Dists.P39]+[$Tech.$E$21]*[$Dists.P64]+[$Tech.$E$31]*[$Dists.P89])" office:value-type="float" office:value="7.47541666666669" calcext:value-type="float">
            <text:p>7.47541666666669</text:p>
          </table:table-cell>
          <table:table-cell table:formula="of:=([$Dists.Q139]+[$Dists.Q114]-1)*([$Tech.$E$1]*[$Dists.Q14]+[$Tech.$E$11]*[$Dists.Q39]+[$Tech.$E$21]*[$Dists.Q64]+[$Tech.$E$31]*[$Dists.Q89])" office:value-type="float" office:value="-0" calcext:value-type="float">
            <text:p>0</text:p>
          </table:table-cell>
          <table:table-cell table:formula="of:=([$Dists.R139]+[$Dists.R114]-1)*([$Tech.$E$1]*[$Dists.R14]+[$Tech.$E$11]*[$Dists.R39]+[$Tech.$E$21]*[$Dists.R64]+[$Tech.$E$31]*[$Dists.R89])" office:value-type="float" office:value="-0" calcext:value-type="float">
            <text:p>0</text:p>
          </table:table-cell>
          <table:table-cell table:formula="of:=([$Dists.S139]+[$Dists.S114]-1)*([$Tech.$E$1]*[$Dists.S14]+[$Tech.$E$11]*[$Dists.S39]+[$Tech.$E$21]*[$Dists.S64]+[$Tech.$E$31]*[$Dists.S89])" office:value-type="float" office:value="-0" calcext:value-type="float">
            <text:p>0</text:p>
          </table:table-cell>
          <table:table-cell table:formula="of:=([$Dists.T139]+[$Dists.T114]-1)*([$Tech.$E$1]*[$Dists.T14]+[$Tech.$E$11]*[$Dists.T39]+[$Tech.$E$21]*[$Dists.T64]+[$Tech.$E$31]*[$Dists.T89])" office:value-type="float" office:value="-0" calcext:value-type="float">
            <text:p>0</text:p>
          </table:table-cell>
          <table:table-cell table:formula="of:=([$Dists.U139]+[$Dists.U114]-1)*([$Tech.$E$1]*[$Dists.U14]+[$Tech.$E$11]*[$Dists.U39]+[$Tech.$E$21]*[$Dists.U64]+[$Tech.$E$31]*[$Dists.U89])" office:value-type="float" office:value="-0" calcext:value-type="float">
            <text:p>0</text:p>
          </table:table-cell>
          <table:table-cell table:formula="of:=([$Dists.V139]+[$Dists.V114]-1)*([$Tech.$E$1]*[$Dists.V14]+[$Tech.$E$11]*[$Dists.V39]+[$Tech.$E$21]*[$Dists.V64]+[$Tech.$E$31]*[$Dists.V89])" office:value-type="float" office:value="-0" calcext:value-type="float">
            <text:p>0</text:p>
          </table:table-cell>
          <table:table-cell table:formula="of:=([$Dists.W139]+[$Dists.W114]-1)*([$Tech.$E$1]*[$Dists.W14]+[$Tech.$E$11]*[$Dists.W39]+[$Tech.$E$21]*[$Dists.W64]+[$Tech.$E$31]*[$Dists.W89])" office:value-type="float" office:value="-0" calcext:value-type="float">
            <text:p>0</text:p>
          </table:table-cell>
          <table:table-cell table:formula="of:=([$Dists.X139]+[$Dists.X114]-1)*([$Tech.$E$1]*[$Dists.X14]+[$Tech.$E$11]*[$Dists.X39]+[$Tech.$E$21]*[$Dists.X64]+[$Tech.$E$31]*[$Dists.X89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([$Dists.B140]+[$Dists.B115]-1)*([$Tech.$E$1]*[$Dists.B15]+[$Tech.$E$11]*[$Dists.B40]+[$Tech.$E$21]*[$Dists.B65]+[$Tech.$E$31]*[$Dists.B90])" office:value-type="float" office:value="-0" calcext:value-type="float">
            <text:p>0</text:p>
          </table:table-cell>
          <table:table-cell table:formula="of:=([$Dists.C140]+[$Dists.C115]-1)*([$Tech.$E$1]*[$Dists.C15]+[$Tech.$E$11]*[$Dists.C40]+[$Tech.$E$21]*[$Dists.C65]+[$Tech.$E$31]*[$Dists.C90])" office:value-type="float" office:value="-0" calcext:value-type="float">
            <text:p>0</text:p>
          </table:table-cell>
          <table:table-cell table:formula="of:=([$Dists.D140]+[$Dists.D115]-1)*([$Tech.$E$1]*[$Dists.D15]+[$Tech.$E$11]*[$Dists.D40]+[$Tech.$E$21]*[$Dists.D65]+[$Tech.$E$31]*[$Dists.D90])" office:value-type="float" office:value="-0" calcext:value-type="float">
            <text:p>0</text:p>
          </table:table-cell>
          <table:table-cell table:formula="of:=([$Dists.E140]+[$Dists.E115]-1)*([$Tech.$E$1]*[$Dists.E15]+[$Tech.$E$11]*[$Dists.E40]+[$Tech.$E$21]*[$Dists.E65]+[$Tech.$E$31]*[$Dists.E90])" office:value-type="float" office:value="-0" calcext:value-type="float">
            <text:p>0</text:p>
          </table:table-cell>
          <table:table-cell table:formula="of:=([$Dists.F140]+[$Dists.F115]-1)*([$Tech.$E$1]*[$Dists.F15]+[$Tech.$E$11]*[$Dists.F40]+[$Tech.$E$21]*[$Dists.F65]+[$Tech.$E$31]*[$Dists.F90])" office:value-type="float" office:value="-0" calcext:value-type="float">
            <text:p>0</text:p>
          </table:table-cell>
          <table:table-cell table:formula="of:=([$Dists.G140]+[$Dists.G115]-1)*([$Tech.$E$1]*[$Dists.G15]+[$Tech.$E$11]*[$Dists.G40]+[$Tech.$E$21]*[$Dists.G65]+[$Tech.$E$31]*[$Dists.G90])" office:value-type="float" office:value="-0" calcext:value-type="float">
            <text:p>0</text:p>
          </table:table-cell>
          <table:table-cell table:formula="of:=([$Dists.H140]+[$Dists.H115]-1)*([$Tech.$E$1]*[$Dists.H15]+[$Tech.$E$11]*[$Dists.H40]+[$Tech.$E$21]*[$Dists.H65]+[$Tech.$E$31]*[$Dists.H90])" office:value-type="float" office:value="-0" calcext:value-type="float">
            <text:p>0</text:p>
          </table:table-cell>
          <table:table-cell table:style-name="ce16" table:formula="of:=([$Dists.I140]+[$Dists.I115]-1)*([$Tech.$E$1]*[$Dists.I15]+[$Tech.$E$11]*[$Dists.I40]+[$Tech.$E$21]*[$Dists.I65]+[$Tech.$E$31]*[$Dists.I90])" office:value-type="float" office:value="2.353406" calcext:value-type="float">
            <text:p>2.353406</text:p>
          </table:table-cell>
          <table:table-cell table:style-name="ce16" table:formula="of:=([$Dists.J140]+[$Dists.J115]-1)*([$Tech.$E$1]*[$Dists.J15]+[$Tech.$E$11]*[$Dists.J40]+[$Tech.$E$21]*[$Dists.J65]+[$Tech.$E$31]*[$Dists.J90])" office:value-type="float" office:value="1.868108" calcext:value-type="float">
            <text:p>1.868108</text:p>
          </table:table-cell>
          <table:table-cell table:formula="of:=([$Dists.K140]+[$Dists.K115]-1)*([$Tech.$E$1]*[$Dists.K15]+[$Tech.$E$11]*[$Dists.K40]+[$Tech.$E$21]*[$Dists.K65]+[$Tech.$E$31]*[$Dists.K90])" office:value-type="float" office:value="-0" calcext:value-type="float">
            <text:p>0</text:p>
          </table:table-cell>
          <table:table-cell table:formula="of:=([$Dists.L140]+[$Dists.L115]-1)*([$Tech.$E$1]*[$Dists.L15]+[$Tech.$E$11]*[$Dists.L40]+[$Tech.$E$21]*[$Dists.L65]+[$Tech.$E$31]*[$Dists.L90])" office:value-type="float" office:value="-0" calcext:value-type="float">
            <text:p>0</text:p>
          </table:table-cell>
          <table:table-cell table:formula="of:=([$Dists.M140]+[$Dists.M115]-1)*([$Tech.$E$1]*[$Dists.M15]+[$Tech.$E$11]*[$Dists.M40]+[$Tech.$E$21]*[$Dists.M65]+[$Tech.$E$31]*[$Dists.M90])" office:value-type="float" office:value="-0" calcext:value-type="float">
            <text:p>0</text:p>
          </table:table-cell>
          <table:table-cell table:style-name="ce16" table:formula="of:=([$Dists.N140]+[$Dists.N115]-1)*([$Tech.$E$1]*[$Dists.N15]+[$Tech.$E$11]*[$Dists.N40]+[$Tech.$E$21]*[$Dists.N65]+[$Tech.$E$31]*[$Dists.N90])" office:value-type="float" office:value="10.1291666666667" calcext:value-type="float">
            <text:p>10.1291666666667</text:p>
          </table:table-cell>
          <table:table-cell table:style-name="ce6" table:formula="of:=([$Dists.O140]+[$Dists.O115]-1)*([$Tech.$E$1]*[$Dists.O15]+[$Tech.$E$11]*[$Dists.O40]+[$Tech.$E$21]*[$Dists.O65]+[$Tech.$E$31]*[$Dists.O90])" office:value-type="float" office:value="-0" calcext:value-type="float">
            <text:p>0</text:p>
          </table:table-cell>
          <table:table-cell table:formula="of:=([$Dists.P140]+[$Dists.P115]-1)*([$Tech.$E$1]*[$Dists.P15]+[$Tech.$E$11]*[$Dists.P40]+[$Tech.$E$21]*[$Dists.P65]+[$Tech.$E$31]*[$Dists.P90])" office:value-type="float" office:value="-0" calcext:value-type="float">
            <text:p>0</text:p>
          </table:table-cell>
          <table:table-cell table:style-name="ce16" table:formula="of:=([$Dists.Q140]+[$Dists.Q115]-1)*([$Tech.$E$1]*[$Dists.Q15]+[$Tech.$E$11]*[$Dists.Q40]+[$Tech.$E$21]*[$Dists.Q65]+[$Tech.$E$31]*[$Dists.Q90])" office:value-type="float" office:value="1.74328" calcext:value-type="float">
            <text:p>1.74328</text:p>
          </table:table-cell>
          <table:table-cell table:style-name="ce16" table:formula="of:=([$Dists.R140]+[$Dists.R115]-1)*([$Tech.$E$1]*[$Dists.R15]+[$Tech.$E$11]*[$Dists.R40]+[$Tech.$E$21]*[$Dists.R65]+[$Tech.$E$31]*[$Dists.R90])" office:value-type="float" office:value="3.367122" calcext:value-type="float">
            <text:p>3.367122</text:p>
          </table:table-cell>
          <table:table-cell table:style-name="Default" table:formula="of:=([$Dists.S140]+[$Dists.S115]-1)*([$Tech.$E$1]*[$Dists.S15]+[$Tech.$E$11]*[$Dists.S40]+[$Tech.$E$21]*[$Dists.S65]+[$Tech.$E$31]*[$Dists.S90])" office:value-type="float" office:value="-0" calcext:value-type="float">
            <text:p>0</text:p>
          </table:table-cell>
          <table:table-cell table:style-name="ce16" table:formula="of:=([$Dists.T140]+[$Dists.T115]-1)*([$Tech.$E$1]*[$Dists.T15]+[$Tech.$E$11]*[$Dists.T40]+[$Tech.$E$21]*[$Dists.T65]+[$Tech.$E$31]*[$Dists.T90])" office:value-type="float" office:value="3.865356" calcext:value-type="float">
            <text:p>3.865356</text:p>
          </table:table-cell>
          <table:table-cell table:formula="of:=([$Dists.U140]+[$Dists.U115]-1)*([$Tech.$E$1]*[$Dists.U15]+[$Tech.$E$11]*[$Dists.U40]+[$Tech.$E$21]*[$Dists.U65]+[$Tech.$E$31]*[$Dists.U90])" office:value-type="float" office:value="-0" calcext:value-type="float">
            <text:p>0</text:p>
          </table:table-cell>
          <table:table-cell table:style-name="ce16" table:formula="of:=([$Dists.V140]+[$Dists.V115]-1)*([$Tech.$E$1]*[$Dists.V15]+[$Tech.$E$11]*[$Dists.V40]+[$Tech.$E$21]*[$Dists.V65]+[$Tech.$E$31]*[$Dists.V90])" office:value-type="float" office:value="4.615402" calcext:value-type="float">
            <text:p>4.615402</text:p>
          </table:table-cell>
          <table:table-cell table:formula="of:=([$Dists.W140]+[$Dists.W115]-1)*([$Tech.$E$1]*[$Dists.W15]+[$Tech.$E$11]*[$Dists.W40]+[$Tech.$E$21]*[$Dists.W65]+[$Tech.$E$31]*[$Dists.W90])" office:value-type="float" office:value="-0" calcext:value-type="float">
            <text:p>0</text:p>
          </table:table-cell>
          <table:table-cell table:formula="of:=([$Dists.X140]+[$Dists.X115]-1)*([$Tech.$E$1]*[$Dists.X15]+[$Tech.$E$11]*[$Dists.X40]+[$Tech.$E$21]*[$Dists.X65]+[$Tech.$E$31]*[$Dists.X90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([$Dists.B141]+[$Dists.B116]-1)*([$Tech.$E$1]*[$Dists.B16]+[$Tech.$E$11]*[$Dists.B41]+[$Tech.$E$21]*[$Dists.B66]+[$Tech.$E$31]*[$Dists.B91])" office:value-type="float" office:value="-0" calcext:value-type="float">
            <text:p>0</text:p>
          </table:table-cell>
          <table:table-cell table:formula="of:=([$Dists.C141]+[$Dists.C116]-1)*([$Tech.$E$1]*[$Dists.C16]+[$Tech.$E$11]*[$Dists.C41]+[$Tech.$E$21]*[$Dists.C66]+[$Tech.$E$31]*[$Dists.C91])" office:value-type="float" office:value="-0" calcext:value-type="float">
            <text:p>0</text:p>
          </table:table-cell>
          <table:table-cell table:formula="of:=([$Dists.D141]+[$Dists.D116]-1)*([$Tech.$E$1]*[$Dists.D16]+[$Tech.$E$11]*[$Dists.D41]+[$Tech.$E$21]*[$Dists.D66]+[$Tech.$E$31]*[$Dists.D91])" office:value-type="float" office:value="-0" calcext:value-type="float">
            <text:p>0</text:p>
          </table:table-cell>
          <table:table-cell table:formula="of:=([$Dists.E141]+[$Dists.E116]-1)*([$Tech.$E$1]*[$Dists.E16]+[$Tech.$E$11]*[$Dists.E41]+[$Tech.$E$21]*[$Dists.E66]+[$Tech.$E$31]*[$Dists.E91])" office:value-type="float" office:value="-0" calcext:value-type="float">
            <text:p>0</text:p>
          </table:table-cell>
          <table:table-cell table:formula="of:=([$Dists.F141]+[$Dists.F116]-1)*([$Tech.$E$1]*[$Dists.F16]+[$Tech.$E$11]*[$Dists.F41]+[$Tech.$E$21]*[$Dists.F66]+[$Tech.$E$31]*[$Dists.F91])" office:value-type="float" office:value="-0" calcext:value-type="float">
            <text:p>0</text:p>
          </table:table-cell>
          <table:table-cell table:formula="of:=([$Dists.G141]+[$Dists.G116]-1)*([$Tech.$E$1]*[$Dists.G16]+[$Tech.$E$11]*[$Dists.G41]+[$Tech.$E$21]*[$Dists.G66]+[$Tech.$E$31]*[$Dists.G91])" office:value-type="float" office:value="-0" calcext:value-type="float">
            <text:p>0</text:p>
          </table:table-cell>
          <table:table-cell table:formula="of:=([$Dists.H141]+[$Dists.H116]-1)*([$Tech.$E$1]*[$Dists.H16]+[$Tech.$E$11]*[$Dists.H41]+[$Tech.$E$21]*[$Dists.H66]+[$Tech.$E$31]*[$Dists.H91])" office:value-type="float" office:value="-0" calcext:value-type="float">
            <text:p>0</text:p>
          </table:table-cell>
          <table:table-cell table:formula="of:=([$Dists.I141]+[$Dists.I116]-1)*([$Tech.$E$1]*[$Dists.I16]+[$Tech.$E$11]*[$Dists.I41]+[$Tech.$E$21]*[$Dists.I66]+[$Tech.$E$31]*[$Dists.I91])" office:value-type="float" office:value="-0" calcext:value-type="float">
            <text:p>0</text:p>
          </table:table-cell>
          <table:table-cell table:formula="of:=([$Dists.J141]+[$Dists.J116]-1)*([$Tech.$E$1]*[$Dists.J16]+[$Tech.$E$11]*[$Dists.J41]+[$Tech.$E$21]*[$Dists.J66]+[$Tech.$E$31]*[$Dists.J91])" office:value-type="float" office:value="-0" calcext:value-type="float">
            <text:p>0</text:p>
          </table:table-cell>
          <table:table-cell table:formula="of:=([$Dists.K141]+[$Dists.K116]-1)*([$Tech.$E$1]*[$Dists.K16]+[$Tech.$E$11]*[$Dists.K41]+[$Tech.$E$21]*[$Dists.K66]+[$Tech.$E$31]*[$Dists.K91])" office:value-type="float" office:value="-0" calcext:value-type="float">
            <text:p>0</text:p>
          </table:table-cell>
          <table:table-cell table:formula="of:=([$Dists.L141]+[$Dists.L116]-1)*([$Tech.$E$1]*[$Dists.L16]+[$Tech.$E$11]*[$Dists.L41]+[$Tech.$E$21]*[$Dists.L66]+[$Tech.$E$31]*[$Dists.L91])" office:value-type="float" office:value="-0" calcext:value-type="float">
            <text:p>0</text:p>
          </table:table-cell>
          <table:table-cell table:style-name="ce16" table:formula="of:=([$Dists.M141]+[$Dists.M116]-1)*([$Tech.$E$1]*[$Dists.M16]+[$Tech.$E$11]*[$Dists.M41]+[$Tech.$E$21]*[$Dists.M66]+[$Tech.$E$31]*[$Dists.M91])" office:value-type="float" office:value="4.64674820143884" calcext:value-type="float">
            <text:p>4.64674820143884</text:p>
          </table:table-cell>
          <table:table-cell table:style-name="ce16" table:formula="of:=([$Dists.N141]+[$Dists.N116]-1)*([$Tech.$E$1]*[$Dists.N16]+[$Tech.$E$11]*[$Dists.N41]+[$Tech.$E$21]*[$Dists.N66]+[$Tech.$E$31]*[$Dists.N91])" office:value-type="float" office:value="7.47541666666669" calcext:value-type="float">
            <text:p>7.47541666666669</text:p>
          </table:table-cell>
          <table:table-cell table:formula="of:=([$Dists.O141]+[$Dists.O116]-1)*([$Tech.$E$1]*[$Dists.O16]+[$Tech.$E$11]*[$Dists.O41]+[$Tech.$E$21]*[$Dists.O66]+[$Tech.$E$31]*[$Dists.O91])" office:value-type="float" office:value="-0" calcext:value-type="float">
            <text:p>0</text:p>
          </table:table-cell>
          <table:table-cell table:style-name="ce6" table:formula="of:=([$Dists.P141]+[$Dists.P116]-1)*([$Tech.$E$1]*[$Dists.P16]+[$Tech.$E$11]*[$Dists.P41]+[$Tech.$E$21]*[$Dists.P66]+[$Tech.$E$31]*[$Dists.P91])" office:value-type="float" office:value="-0" calcext:value-type="float">
            <text:p>0</text:p>
          </table:table-cell>
          <table:table-cell table:style-name="ce16" table:formula="of:=([$Dists.Q141]+[$Dists.Q116]-1)*([$Tech.$E$1]*[$Dists.Q16]+[$Tech.$E$11]*[$Dists.Q41]+[$Tech.$E$21]*[$Dists.Q66]+[$Tech.$E$31]*[$Dists.Q91])" office:value-type="float" office:value="6.239244" calcext:value-type="float">
            <text:p>6.239244</text:p>
          </table:table-cell>
          <table:table-cell table:style-name="ce16" table:formula="of:=([$Dists.R141]+[$Dists.R116]-1)*([$Tech.$E$1]*[$Dists.R16]+[$Tech.$E$11]*[$Dists.R41]+[$Tech.$E$21]*[$Dists.R66]+[$Tech.$E$31]*[$Dists.R91])" office:value-type="float" office:value="6.988212" calcext:value-type="float">
            <text:p>6.988212</text:p>
          </table:table-cell>
          <table:table-cell table:formula="of:=([$Dists.S141]+[$Dists.S116]-1)*([$Tech.$E$1]*[$Dists.S16]+[$Tech.$E$11]*[$Dists.S41]+[$Tech.$E$21]*[$Dists.S66]+[$Tech.$E$31]*[$Dists.S91])" office:value-type="float" office:value="-0" calcext:value-type="float">
            <text:p>0</text:p>
          </table:table-cell>
          <table:table-cell table:style-name="ce16" table:formula="of:=([$Dists.T141]+[$Dists.T116]-1)*([$Tech.$E$1]*[$Dists.T16]+[$Tech.$E$11]*[$Dists.T41]+[$Tech.$E$21]*[$Dists.T66]+[$Tech.$E$31]*[$Dists.T91])" office:value-type="float" office:value="5.615104" calcext:value-type="float">
            <text:p>5.615104</text:p>
          </table:table-cell>
          <table:table-cell table:formula="of:=([$Dists.U141]+[$Dists.U116]-1)*([$Tech.$E$1]*[$Dists.U16]+[$Tech.$E$11]*[$Dists.U41]+[$Tech.$E$21]*[$Dists.U66]+[$Tech.$E$31]*[$Dists.U91])" office:value-type="float" office:value="-0" calcext:value-type="float">
            <text:p>0</text:p>
          </table:table-cell>
          <table:table-cell table:style-name="ce16" table:formula="of:=([$Dists.V141]+[$Dists.V116]-1)*([$Tech.$E$1]*[$Dists.V16]+[$Tech.$E$11]*[$Dists.V41]+[$Tech.$E$21]*[$Dists.V66]+[$Tech.$E$31]*[$Dists.V91])" office:value-type="float" office:value="4.491652" calcext:value-type="float">
            <text:p>4.491652</text:p>
          </table:table-cell>
          <table:table-cell table:formula="of:=([$Dists.W141]+[$Dists.W116]-1)*([$Tech.$E$1]*[$Dists.W16]+[$Tech.$E$11]*[$Dists.W41]+[$Tech.$E$21]*[$Dists.W66]+[$Tech.$E$31]*[$Dists.W91])" office:value-type="float" office:value="-0" calcext:value-type="float">
            <text:p>0</text:p>
          </table:table-cell>
          <table:table-cell table:style-name="ce16" table:formula="of:=([$Dists.X141]+[$Dists.X116]-1)*([$Tech.$E$1]*[$Dists.X16]+[$Tech.$E$11]*[$Dists.X41]+[$Tech.$E$21]*[$Dists.X66]+[$Tech.$E$31]*[$Dists.X91])" office:value-type="float" office:value="3.98146582733812" calcext:value-type="float">
            <text:p>3.98146582733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([$Dists.B142]+[$Dists.B117]-1)*([$Tech.$E$1]*[$Dists.B17]+[$Tech.$E$11]*[$Dists.B42]+[$Tech.$E$21]*[$Dists.B67]+[$Tech.$E$31]*[$Dists.B92])" office:value-type="float" office:value="-0" calcext:value-type="float">
            <text:p>0</text:p>
          </table:table-cell>
          <table:table-cell table:formula="of:=([$Dists.C142]+[$Dists.C117]-1)*([$Tech.$E$1]*[$Dists.C17]+[$Tech.$E$11]*[$Dists.C42]+[$Tech.$E$21]*[$Dists.C67]+[$Tech.$E$31]*[$Dists.C92])" office:value-type="float" office:value="-0" calcext:value-type="float">
            <text:p>0</text:p>
          </table:table-cell>
          <table:table-cell table:formula="of:=([$Dists.D142]+[$Dists.D117]-1)*([$Tech.$E$1]*[$Dists.D17]+[$Tech.$E$11]*[$Dists.D42]+[$Tech.$E$21]*[$Dists.D67]+[$Tech.$E$31]*[$Dists.D92])" office:value-type="float" office:value="-0" calcext:value-type="float">
            <text:p>0</text:p>
          </table:table-cell>
          <table:table-cell table:formula="of:=([$Dists.E142]+[$Dists.E117]-1)*([$Tech.$E$1]*[$Dists.E17]+[$Tech.$E$11]*[$Dists.E42]+[$Tech.$E$21]*[$Dists.E67]+[$Tech.$E$31]*[$Dists.E92])" office:value-type="float" office:value="-0" calcext:value-type="float">
            <text:p>0</text:p>
          </table:table-cell>
          <table:table-cell table:formula="of:=([$Dists.F142]+[$Dists.F117]-1)*([$Tech.$E$1]*[$Dists.F17]+[$Tech.$E$11]*[$Dists.F42]+[$Tech.$E$21]*[$Dists.F67]+[$Tech.$E$31]*[$Dists.F92])" office:value-type="float" office:value="-0" calcext:value-type="float">
            <text:p>0</text:p>
          </table:table-cell>
          <table:table-cell table:formula="of:=([$Dists.G142]+[$Dists.G117]-1)*([$Tech.$E$1]*[$Dists.G17]+[$Tech.$E$11]*[$Dists.G42]+[$Tech.$E$21]*[$Dists.G67]+[$Tech.$E$31]*[$Dists.G92])" office:value-type="float" office:value="-0" calcext:value-type="float">
            <text:p>0</text:p>
          </table:table-cell>
          <table:table-cell table:formula="of:=([$Dists.H142]+[$Dists.H117]-1)*([$Tech.$E$1]*[$Dists.H17]+[$Tech.$E$11]*[$Dists.H42]+[$Tech.$E$21]*[$Dists.H67]+[$Tech.$E$31]*[$Dists.H92])" office:value-type="float" office:value="-0" calcext:value-type="float">
            <text:p>0</text:p>
          </table:table-cell>
          <table:table-cell table:style-name="ce16" table:formula="of:=([$Dists.I142]+[$Dists.I117]-1)*([$Tech.$E$1]*[$Dists.I17]+[$Tech.$E$11]*[$Dists.I42]+[$Tech.$E$21]*[$Dists.I67]+[$Tech.$E$31]*[$Dists.I92])" office:value-type="float" office:value="3.479014" calcext:value-type="float">
            <text:p>3.479014</text:p>
          </table:table-cell>
          <table:table-cell table:style-name="ce16" table:formula="of:=([$Dists.J142]+[$Dists.J117]-1)*([$Tech.$E$1]*[$Dists.J17]+[$Tech.$E$11]*[$Dists.J42]+[$Tech.$E$21]*[$Dists.J67]+[$Tech.$E$31]*[$Dists.J92])" office:value-type="float" office:value="2.869966" calcext:value-type="float">
            <text:p>2.869966</text:p>
          </table:table-cell>
          <table:table-cell table:formula="of:=([$Dists.K142]+[$Dists.K117]-1)*([$Tech.$E$1]*[$Dists.K17]+[$Tech.$E$11]*[$Dists.K42]+[$Tech.$E$21]*[$Dists.K67]+[$Tech.$E$31]*[$Dists.K92])" office:value-type="float" office:value="-0" calcext:value-type="float">
            <text:p>0</text:p>
          </table:table-cell>
          <table:table-cell table:formula="of:=([$Dists.L142]+[$Dists.L117]-1)*([$Tech.$E$1]*[$Dists.L17]+[$Tech.$E$11]*[$Dists.L42]+[$Tech.$E$21]*[$Dists.L67]+[$Tech.$E$31]*[$Dists.L92])" office:value-type="float" office:value="-0" calcext:value-type="float">
            <text:p>0</text:p>
          </table:table-cell>
          <table:table-cell table:formula="of:=([$Dists.M142]+[$Dists.M117]-1)*([$Tech.$E$1]*[$Dists.M17]+[$Tech.$E$11]*[$Dists.M42]+[$Tech.$E$21]*[$Dists.M67]+[$Tech.$E$31]*[$Dists.M92])" office:value-type="float" office:value="-0" calcext:value-type="float">
            <text:p>0</text:p>
          </table:table-cell>
          <table:table-cell table:formula="of:=([$Dists.N142]+[$Dists.N117]-1)*([$Tech.$E$1]*[$Dists.N17]+[$Tech.$E$11]*[$Dists.N42]+[$Tech.$E$21]*[$Dists.N67]+[$Tech.$E$31]*[$Dists.N92])" office:value-type="float" office:value="-0" calcext:value-type="float">
            <text:p>0</text:p>
          </table:table-cell>
          <table:table-cell table:style-name="ce16" table:formula="of:=([$Dists.O142]+[$Dists.O117]-1)*([$Tech.$E$1]*[$Dists.O17]+[$Tech.$E$11]*[$Dists.O42]+[$Tech.$E$21]*[$Dists.O67]+[$Tech.$E$31]*[$Dists.O92])" office:value-type="float" office:value="1.74328" calcext:value-type="float">
            <text:p>1.74328</text:p>
          </table:table-cell>
          <table:table-cell table:style-name="ce16" table:formula="of:=([$Dists.P142]+[$Dists.P117]-1)*([$Tech.$E$1]*[$Dists.P17]+[$Tech.$E$11]*[$Dists.P42]+[$Tech.$E$21]*[$Dists.P67]+[$Tech.$E$31]*[$Dists.P92])" office:value-type="float" office:value="6.239244" calcext:value-type="float">
            <text:p>6.239244</text:p>
          </table:table-cell>
          <table:table-cell table:style-name="ce6" table:formula="of:=([$Dists.Q142]+[$Dists.Q117]-1)*([$Tech.$E$1]*[$Dists.Q17]+[$Tech.$E$11]*[$Dists.Q42]+[$Tech.$E$21]*[$Dists.Q67]+[$Tech.$E$31]*[$Dists.Q92])" office:value-type="float" office:value="-0" calcext:value-type="float">
            <text:p>0</text:p>
          </table:table-cell>
          <table:table-cell table:style-name="ce16" table:formula="of:=([$Dists.R142]+[$Dists.R117]-1)*([$Tech.$E$1]*[$Dists.R17]+[$Tech.$E$11]*[$Dists.R42]+[$Tech.$E$21]*[$Dists.R67]+[$Tech.$E$31]*[$Dists.R92])" office:value-type="float" office:value="2.869966" calcext:value-type="float">
            <text:p>2.869966</text:p>
          </table:table-cell>
          <table:table-cell table:formula="of:=([$Dists.S142]+[$Dists.S117]-1)*([$Tech.$E$1]*[$Dists.S17]+[$Tech.$E$11]*[$Dists.S42]+[$Tech.$E$21]*[$Dists.S67]+[$Tech.$E$31]*[$Dists.S92])" office:value-type="float" office:value="-0" calcext:value-type="float">
            <text:p>0</text:p>
          </table:table-cell>
          <table:table-cell table:style-name="ce16" table:formula="of:=([$Dists.T142]+[$Dists.T117]-1)*([$Tech.$E$1]*[$Dists.T17]+[$Tech.$E$11]*[$Dists.T42]+[$Tech.$E$21]*[$Dists.T67]+[$Tech.$E$31]*[$Dists.T92])" office:value-type="float" office:value="2.869966" calcext:value-type="float">
            <text:p>2.869966</text:p>
          </table:table-cell>
          <table:table-cell table:formula="of:=([$Dists.U142]+[$Dists.U117]-1)*([$Tech.$E$1]*[$Dists.U17]+[$Tech.$E$11]*[$Dists.U42]+[$Tech.$E$21]*[$Dists.U67]+[$Tech.$E$31]*[$Dists.U92])" office:value-type="float" office:value="-0" calcext:value-type="float">
            <text:p>0</text:p>
          </table:table-cell>
          <table:table-cell table:style-name="ce16" table:formula="of:=([$Dists.V142]+[$Dists.V117]-1)*([$Tech.$E$1]*[$Dists.V17]+[$Tech.$E$11]*[$Dists.V42]+[$Tech.$E$21]*[$Dists.V67]+[$Tech.$E$31]*[$Dists.V92])" office:value-type="float" office:value="3.743762" calcext:value-type="float">
            <text:p>3.743762</text:p>
          </table:table-cell>
          <table:table-cell table:formula="of:=([$Dists.W142]+[$Dists.W117]-1)*([$Tech.$E$1]*[$Dists.W17]+[$Tech.$E$11]*[$Dists.W42]+[$Tech.$E$21]*[$Dists.W67]+[$Tech.$E$31]*[$Dists.W92])" office:value-type="float" office:value="-0" calcext:value-type="float">
            <text:p>0</text:p>
          </table:table-cell>
          <table:table-cell table:formula="of:=([$Dists.X142]+[$Dists.X117]-1)*([$Tech.$E$1]*[$Dists.X17]+[$Tech.$E$11]*[$Dists.X42]+[$Tech.$E$21]*[$Dists.X67]+[$Tech.$E$31]*[$Dists.X92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([$Dists.B143]+[$Dists.B118]-1)*([$Tech.$E$1]*[$Dists.B18]+[$Tech.$E$11]*[$Dists.B43]+[$Tech.$E$21]*[$Dists.B68]+[$Tech.$E$31]*[$Dists.B93])" office:value-type="float" office:value="-0" calcext:value-type="float">
            <text:p>0</text:p>
          </table:table-cell>
          <table:table-cell table:formula="of:=([$Dists.C143]+[$Dists.C118]-1)*([$Tech.$E$1]*[$Dists.C18]+[$Tech.$E$11]*[$Dists.C43]+[$Tech.$E$21]*[$Dists.C68]+[$Tech.$E$31]*[$Dists.C93])" office:value-type="float" office:value="-0" calcext:value-type="float">
            <text:p>0</text:p>
          </table:table-cell>
          <table:table-cell table:formula="of:=([$Dists.D143]+[$Dists.D118]-1)*([$Tech.$E$1]*[$Dists.D18]+[$Tech.$E$11]*[$Dists.D43]+[$Tech.$E$21]*[$Dists.D68]+[$Tech.$E$31]*[$Dists.D93])" office:value-type="float" office:value="-0" calcext:value-type="float">
            <text:p>0</text:p>
          </table:table-cell>
          <table:table-cell table:formula="of:=([$Dists.E143]+[$Dists.E118]-1)*([$Tech.$E$1]*[$Dists.E18]+[$Tech.$E$11]*[$Dists.E43]+[$Tech.$E$21]*[$Dists.E68]+[$Tech.$E$31]*[$Dists.E93])" office:value-type="float" office:value="-0" calcext:value-type="float">
            <text:p>0</text:p>
          </table:table-cell>
          <table:table-cell table:formula="of:=([$Dists.F143]+[$Dists.F118]-1)*([$Tech.$E$1]*[$Dists.F18]+[$Tech.$E$11]*[$Dists.F43]+[$Tech.$E$21]*[$Dists.F68]+[$Tech.$E$31]*[$Dists.F93])" office:value-type="float" office:value="-0" calcext:value-type="float">
            <text:p>0</text:p>
          </table:table-cell>
          <table:table-cell table:formula="of:=([$Dists.G143]+[$Dists.G118]-1)*([$Tech.$E$1]*[$Dists.G18]+[$Tech.$E$11]*[$Dists.G43]+[$Tech.$E$21]*[$Dists.G68]+[$Tech.$E$31]*[$Dists.G93])" office:value-type="float" office:value="-0" calcext:value-type="float">
            <text:p>0</text:p>
          </table:table-cell>
          <table:table-cell table:formula="of:=([$Dists.H143]+[$Dists.H118]-1)*([$Tech.$E$1]*[$Dists.H18]+[$Tech.$E$11]*[$Dists.H43]+[$Tech.$E$21]*[$Dists.H68]+[$Tech.$E$31]*[$Dists.H93])" office:value-type="float" office:value="-0" calcext:value-type="float">
            <text:p>0</text:p>
          </table:table-cell>
          <table:table-cell table:style-name="ce16" table:formula="of:=([$Dists.I143]+[$Dists.I118]-1)*([$Tech.$E$1]*[$Dists.I18]+[$Tech.$E$11]*[$Dists.I43]+[$Tech.$E$21]*[$Dists.I68]+[$Tech.$E$31]*[$Dists.I93])" office:value-type="float" office:value="4.353888" calcext:value-type="float">
            <text:p>4.353888</text:p>
          </table:table-cell>
          <table:table-cell table:style-name="ce16" table:formula="of:=([$Dists.J143]+[$Dists.J118]-1)*([$Tech.$E$1]*[$Dists.J18]+[$Tech.$E$11]*[$Dists.J43]+[$Tech.$E$21]*[$Dists.J68]+[$Tech.$E$31]*[$Dists.J93])" office:value-type="float" office:value="2.369576" calcext:value-type="float">
            <text:p>2.369576</text:p>
          </table:table-cell>
          <table:table-cell table:style-name="ce16" table:formula="of:=([$Dists.K143]+[$Dists.K118]-1)*([$Tech.$E$1]*[$Dists.K18]+[$Tech.$E$11]*[$Dists.K43]+[$Tech.$E$21]*[$Dists.K68]+[$Tech.$E$31]*[$Dists.K93])" office:value-type="float" office:value="6.36166666666669" calcext:value-type="float">
            <text:p>6.36166666666669</text:p>
          </table:table-cell>
          <table:table-cell table:formula="of:=([$Dists.L143]+[$Dists.L118]-1)*([$Tech.$E$1]*[$Dists.L18]+[$Tech.$E$11]*[$Dists.L43]+[$Tech.$E$21]*[$Dists.L68]+[$Tech.$E$31]*[$Dists.L93])" office:value-type="float" office:value="-0" calcext:value-type="float">
            <text:p>0</text:p>
          </table:table-cell>
          <table:table-cell table:formula="of:=([$Dists.M143]+[$Dists.M118]-1)*([$Tech.$E$1]*[$Dists.M18]+[$Tech.$E$11]*[$Dists.M43]+[$Tech.$E$21]*[$Dists.M68]+[$Tech.$E$31]*[$Dists.M93])" office:value-type="float" office:value="-0" calcext:value-type="float">
            <text:p>0</text:p>
          </table:table-cell>
          <table:table-cell table:formula="of:=([$Dists.N143]+[$Dists.N118]-1)*([$Tech.$E$1]*[$Dists.N18]+[$Tech.$E$11]*[$Dists.N43]+[$Tech.$E$21]*[$Dists.N68]+[$Tech.$E$31]*[$Dists.N93])" office:value-type="float" office:value="-0" calcext:value-type="float">
            <text:p>0</text:p>
          </table:table-cell>
          <table:table-cell table:style-name="ce16" table:formula="of:=([$Dists.O143]+[$Dists.O118]-1)*([$Tech.$E$1]*[$Dists.O18]+[$Tech.$E$11]*[$Dists.O43]+[$Tech.$E$21]*[$Dists.O68]+[$Tech.$E$31]*[$Dists.O93])" office:value-type="float" office:value="3.367122" calcext:value-type="float">
            <text:p>3.367122</text:p>
          </table:table-cell>
          <table:table-cell table:style-name="ce16" table:formula="of:=([$Dists.P143]+[$Dists.P118]-1)*([$Tech.$E$1]*[$Dists.P18]+[$Tech.$E$11]*[$Dists.P43]+[$Tech.$E$21]*[$Dists.P68]+[$Tech.$E$31]*[$Dists.P93])" office:value-type="float" office:value="6.988212" calcext:value-type="float">
            <text:p>6.988212</text:p>
          </table:table-cell>
          <table:table-cell table:style-name="ce16" table:formula="of:=([$Dists.Q143]+[$Dists.Q118]-1)*([$Tech.$E$1]*[$Dists.Q18]+[$Tech.$E$11]*[$Dists.Q43]+[$Tech.$E$21]*[$Dists.Q68]+[$Tech.$E$31]*[$Dists.Q93])" office:value-type="float" office:value="2.869966" calcext:value-type="float">
            <text:p>2.869966</text:p>
          </table:table-cell>
          <table:table-cell table:style-name="ce6" table:formula="of:=([$Dists.R143]+[$Dists.R118]-1)*([$Tech.$E$1]*[$Dists.R18]+[$Tech.$E$11]*[$Dists.R43]+[$Tech.$E$21]*[$Dists.R68]+[$Tech.$E$31]*[$Dists.R93])" office:value-type="float" office:value="-0" calcext:value-type="float">
            <text:p>0</text:p>
          </table:table-cell>
          <table:table-cell table:formula="of:=([$Dists.S143]+[$Dists.S118]-1)*([$Tech.$E$1]*[$Dists.S18]+[$Tech.$E$11]*[$Dists.S43]+[$Tech.$E$21]*[$Dists.S68]+[$Tech.$E$31]*[$Dists.S93])" office:value-type="float" office:value="-0" calcext:value-type="float">
            <text:p>0</text:p>
          </table:table-cell>
          <table:table-cell table:style-name="ce16" table:formula="of:=([$Dists.T143]+[$Dists.T118]-1)*([$Tech.$E$1]*[$Dists.T18]+[$Tech.$E$11]*[$Dists.T43]+[$Tech.$E$21]*[$Dists.T68]+[$Tech.$E$31]*[$Dists.T93])" office:value-type="float" office:value="3.494106" calcext:value-type="float">
            <text:p>3.494106</text:p>
          </table:table-cell>
          <table:table-cell table:formula="of:=([$Dists.U143]+[$Dists.U118]-1)*([$Tech.$E$1]*[$Dists.U18]+[$Tech.$E$11]*[$Dists.U43]+[$Tech.$E$21]*[$Dists.U68]+[$Tech.$E$31]*[$Dists.U93])" office:value-type="float" office:value="-0" calcext:value-type="float">
            <text:p>0</text:p>
          </table:table-cell>
          <table:table-cell table:style-name="ce16" table:formula="of:=([$Dists.V143]+[$Dists.V118]-1)*([$Tech.$E$1]*[$Dists.V18]+[$Tech.$E$11]*[$Dists.V43]+[$Tech.$E$21]*[$Dists.V68]+[$Tech.$E$31]*[$Dists.V93])" office:value-type="float" office:value="4.49273" calcext:value-type="float">
            <text:p>4.49273</text:p>
          </table:table-cell>
          <table:table-cell table:formula="of:=([$Dists.W143]+[$Dists.W118]-1)*([$Tech.$E$1]*[$Dists.W18]+[$Tech.$E$11]*[$Dists.W43]+[$Tech.$E$21]*[$Dists.W68]+[$Tech.$E$31]*[$Dists.W93])" office:value-type="float" office:value="-0" calcext:value-type="float">
            <text:p>0</text:p>
          </table:table-cell>
          <table:table-cell table:formula="of:=([$Dists.X143]+[$Dists.X118]-1)*([$Tech.$E$1]*[$Dists.X18]+[$Tech.$E$11]*[$Dists.X43]+[$Tech.$E$21]*[$Dists.X68]+[$Tech.$E$31]*[$Dists.X93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([$Dists.B144]+[$Dists.B119]-1)*([$Tech.$E$1]*[$Dists.B19]+[$Tech.$E$11]*[$Dists.B44]+[$Tech.$E$21]*[$Dists.B69]+[$Tech.$E$31]*[$Dists.B94])" office:value-type="float" office:value="-0" calcext:value-type="float">
            <text:p>0</text:p>
          </table:table-cell>
          <table:table-cell table:formula="of:=([$Dists.C144]+[$Dists.C119]-1)*([$Tech.$E$1]*[$Dists.C19]+[$Tech.$E$11]*[$Dists.C44]+[$Tech.$E$21]*[$Dists.C69]+[$Tech.$E$31]*[$Dists.C94])" office:value-type="float" office:value="-0" calcext:value-type="float">
            <text:p>0</text:p>
          </table:table-cell>
          <table:table-cell table:formula="of:=([$Dists.D144]+[$Dists.D119]-1)*([$Tech.$E$1]*[$Dists.D19]+[$Tech.$E$11]*[$Dists.D44]+[$Tech.$E$21]*[$Dists.D69]+[$Tech.$E$31]*[$Dists.D94])" office:value-type="float" office:value="-0" calcext:value-type="float">
            <text:p>0</text:p>
          </table:table-cell>
          <table:table-cell table:formula="of:=([$Dists.E144]+[$Dists.E119]-1)*([$Tech.$E$1]*[$Dists.E19]+[$Tech.$E$11]*[$Dists.E44]+[$Tech.$E$21]*[$Dists.E69]+[$Tech.$E$31]*[$Dists.E94])" office:value-type="float" office:value="-0" calcext:value-type="float">
            <text:p>0</text:p>
          </table:table-cell>
          <table:table-cell table:formula="of:=([$Dists.F144]+[$Dists.F119]-1)*([$Tech.$E$1]*[$Dists.F19]+[$Tech.$E$11]*[$Dists.F44]+[$Tech.$E$21]*[$Dists.F69]+[$Tech.$E$31]*[$Dists.F94])" office:value-type="float" office:value="-0" calcext:value-type="float">
            <text:p>0</text:p>
          </table:table-cell>
          <table:table-cell table:formula="of:=([$Dists.G144]+[$Dists.G119]-1)*([$Tech.$E$1]*[$Dists.G19]+[$Tech.$E$11]*[$Dists.G44]+[$Tech.$E$21]*[$Dists.G69]+[$Tech.$E$31]*[$Dists.G94])" office:value-type="float" office:value="-0" calcext:value-type="float">
            <text:p>0</text:p>
          </table:table-cell>
          <table:table-cell table:formula="of:=([$Dists.H144]+[$Dists.H119]-1)*([$Tech.$E$1]*[$Dists.H19]+[$Tech.$E$11]*[$Dists.H44]+[$Tech.$E$21]*[$Dists.H69]+[$Tech.$E$31]*[$Dists.H94])" office:value-type="float" office:value="-0" calcext:value-type="float">
            <text:p>0</text:p>
          </table:table-cell>
          <table:table-cell table:formula="of:=([$Dists.I144]+[$Dists.I119]-1)*([$Tech.$E$1]*[$Dists.I19]+[$Tech.$E$11]*[$Dists.I44]+[$Tech.$E$21]*[$Dists.I69]+[$Tech.$E$31]*[$Dists.I94])" office:value-type="float" office:value="-0" calcext:value-type="float">
            <text:p>0</text:p>
          </table:table-cell>
          <table:table-cell table:formula="of:=([$Dists.J144]+[$Dists.J119]-1)*([$Tech.$E$1]*[$Dists.J19]+[$Tech.$E$11]*[$Dists.J44]+[$Tech.$E$21]*[$Dists.J69]+[$Tech.$E$31]*[$Dists.J94])" office:value-type="float" office:value="-0" calcext:value-type="float">
            <text:p>0</text:p>
          </table:table-cell>
          <table:table-cell table:style-name="ce16" table:formula="of:=([$Dists.K144]+[$Dists.K119]-1)*([$Tech.$E$1]*[$Dists.K19]+[$Tech.$E$11]*[$Dists.K44]+[$Tech.$E$21]*[$Dists.K69]+[$Tech.$E$31]*[$Dists.K94])" office:value-type="float" office:value="14.08" calcext:value-type="float">
            <text:p>14.08</text:p>
          </table:table-cell>
          <table:table-cell table:formula="of:=([$Dists.L144]+[$Dists.L119]-1)*([$Tech.$E$1]*[$Dists.L19]+[$Tech.$E$11]*[$Dists.L44]+[$Tech.$E$21]*[$Dists.L69]+[$Tech.$E$31]*[$Dists.L94])" office:value-type="float" office:value="-0" calcext:value-type="float">
            <text:p>0</text:p>
          </table:table-cell>
          <table:table-cell table:formula="of:=([$Dists.M144]+[$Dists.M119]-1)*([$Tech.$E$1]*[$Dists.M19]+[$Tech.$E$11]*[$Dists.M44]+[$Tech.$E$21]*[$Dists.M69]+[$Tech.$E$31]*[$Dists.M94])" office:value-type="float" office:value="-0" calcext:value-type="float">
            <text:p>0</text:p>
          </table:table-cell>
          <table:table-cell table:formula="of:=([$Dists.N144]+[$Dists.N119]-1)*([$Tech.$E$1]*[$Dists.N19]+[$Tech.$E$11]*[$Dists.N44]+[$Tech.$E$21]*[$Dists.N69]+[$Tech.$E$31]*[$Dists.N94])" office:value-type="float" office:value="-0" calcext:value-type="float">
            <text:p>0</text:p>
          </table:table-cell>
          <table:table-cell table:formula="of:=([$Dists.O144]+[$Dists.O119]-1)*([$Tech.$E$1]*[$Dists.O19]+[$Tech.$E$11]*[$Dists.O44]+[$Tech.$E$21]*[$Dists.O69]+[$Tech.$E$31]*[$Dists.O94])" office:value-type="float" office:value="-0" calcext:value-type="float">
            <text:p>0</text:p>
          </table:table-cell>
          <table:table-cell table:formula="of:=([$Dists.P144]+[$Dists.P119]-1)*([$Tech.$E$1]*[$Dists.P19]+[$Tech.$E$11]*[$Dists.P44]+[$Tech.$E$21]*[$Dists.P69]+[$Tech.$E$31]*[$Dists.P94])" office:value-type="float" office:value="-0" calcext:value-type="float">
            <text:p>0</text:p>
          </table:table-cell>
          <table:table-cell table:formula="of:=([$Dists.Q144]+[$Dists.Q119]-1)*([$Tech.$E$1]*[$Dists.Q19]+[$Tech.$E$11]*[$Dists.Q44]+[$Tech.$E$21]*[$Dists.Q69]+[$Tech.$E$31]*[$Dists.Q94])" office:value-type="float" office:value="-0" calcext:value-type="float">
            <text:p>0</text:p>
          </table:table-cell>
          <table:table-cell table:formula="of:=([$Dists.R144]+[$Dists.R119]-1)*([$Tech.$E$1]*[$Dists.R19]+[$Tech.$E$11]*[$Dists.R44]+[$Tech.$E$21]*[$Dists.R69]+[$Tech.$E$31]*[$Dists.R94])" office:value-type="float" office:value="-0" calcext:value-type="float">
            <text:p>0</text:p>
          </table:table-cell>
          <table:table-cell table:style-name="ce6" table:formula="of:=([$Dists.S144]+[$Dists.S119]-1)*([$Tech.$E$1]*[$Dists.S19]+[$Tech.$E$11]*[$Dists.S44]+[$Tech.$E$21]*[$Dists.S69]+[$Tech.$E$31]*[$Dists.S94])" office:value-type="float" office:value="-0" calcext:value-type="float">
            <text:p>0</text:p>
          </table:table-cell>
          <table:table-cell table:style-name="ce16" table:formula="of:=([$Dists.T144]+[$Dists.T119]-1)*([$Tech.$E$1]*[$Dists.T19]+[$Tech.$E$11]*[$Dists.T44]+[$Tech.$E$21]*[$Dists.T69]+[$Tech.$E$31]*[$Dists.T94])" office:value-type="float" office:value="8.03000000000002" calcext:value-type="float">
            <text:p>8.03000000000002</text:p>
          </table:table-cell>
          <table:table-cell table:style-name="ce16" table:formula="of:=([$Dists.U144]+[$Dists.U119]-1)*([$Tech.$E$1]*[$Dists.U19]+[$Tech.$E$11]*[$Dists.U44]+[$Tech.$E$21]*[$Dists.U69]+[$Tech.$E$31]*[$Dists.U94])" office:value-type="float" office:value="10.56" calcext:value-type="float">
            <text:p>10.56</text:p>
          </table:table-cell>
          <table:table-cell table:formula="of:=([$Dists.V144]+[$Dists.V119]-1)*([$Tech.$E$1]*[$Dists.V19]+[$Tech.$E$11]*[$Dists.V44]+[$Tech.$E$21]*[$Dists.V69]+[$Tech.$E$31]*[$Dists.V94])" office:value-type="float" office:value="-0" calcext:value-type="float">
            <text:p>0</text:p>
          </table:table-cell>
          <table:table-cell table:formula="of:=([$Dists.W144]+[$Dists.W119]-1)*([$Tech.$E$1]*[$Dists.W19]+[$Tech.$E$11]*[$Dists.W44]+[$Tech.$E$21]*[$Dists.W69]+[$Tech.$E$31]*[$Dists.W94])" office:value-type="float" office:value="-0" calcext:value-type="float">
            <text:p>0</text:p>
          </table:table-cell>
          <table:table-cell table:formula="of:=([$Dists.X144]+[$Dists.X119]-1)*([$Tech.$E$1]*[$Dists.X19]+[$Tech.$E$11]*[$Dists.X44]+[$Tech.$E$21]*[$Dists.X69]+[$Tech.$E$31]*[$Dists.X94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([$Dists.B145]+[$Dists.B120]-1)*([$Tech.$E$1]*[$Dists.B20]+[$Tech.$E$11]*[$Dists.B45]+[$Tech.$E$21]*[$Dists.B70]+[$Tech.$E$31]*[$Dists.B95])" office:value-type="float" office:value="-0" calcext:value-type="float">
            <text:p>0</text:p>
          </table:table-cell>
          <table:table-cell table:formula="of:=([$Dists.C145]+[$Dists.C120]-1)*([$Tech.$E$1]*[$Dists.C20]+[$Tech.$E$11]*[$Dists.C45]+[$Tech.$E$21]*[$Dists.C70]+[$Tech.$E$31]*[$Dists.C95])" office:value-type="float" office:value="-0" calcext:value-type="float">
            <text:p>0</text:p>
          </table:table-cell>
          <table:table-cell table:formula="of:=([$Dists.D145]+[$Dists.D120]-1)*([$Tech.$E$1]*[$Dists.D20]+[$Tech.$E$11]*[$Dists.D45]+[$Tech.$E$21]*[$Dists.D70]+[$Tech.$E$31]*[$Dists.D95])" office:value-type="float" office:value="-0" calcext:value-type="float">
            <text:p>0</text:p>
          </table:table-cell>
          <table:table-cell table:formula="of:=([$Dists.E145]+[$Dists.E120]-1)*([$Tech.$E$1]*[$Dists.E20]+[$Tech.$E$11]*[$Dists.E45]+[$Tech.$E$21]*[$Dists.E70]+[$Tech.$E$31]*[$Dists.E95])" office:value-type="float" office:value="-0" calcext:value-type="float">
            <text:p>0</text:p>
          </table:table-cell>
          <table:table-cell table:formula="of:=([$Dists.F145]+[$Dists.F120]-1)*([$Tech.$E$1]*[$Dists.F20]+[$Tech.$E$11]*[$Dists.F45]+[$Tech.$E$21]*[$Dists.F70]+[$Tech.$E$31]*[$Dists.F95])" office:value-type="float" office:value="-0" calcext:value-type="float">
            <text:p>0</text:p>
          </table:table-cell>
          <table:table-cell table:formula="of:=([$Dists.G145]+[$Dists.G120]-1)*([$Tech.$E$1]*[$Dists.G20]+[$Tech.$E$11]*[$Dists.G45]+[$Tech.$E$21]*[$Dists.G70]+[$Tech.$E$31]*[$Dists.G95])" office:value-type="float" office:value="-0" calcext:value-type="float">
            <text:p>0</text:p>
          </table:table-cell>
          <table:table-cell table:formula="of:=([$Dists.H145]+[$Dists.H120]-1)*([$Tech.$E$1]*[$Dists.H20]+[$Tech.$E$11]*[$Dists.H45]+[$Tech.$E$21]*[$Dists.H70]+[$Tech.$E$31]*[$Dists.H95])" office:value-type="float" office:value="-0" calcext:value-type="float">
            <text:p>0</text:p>
          </table:table-cell>
          <table:table-cell table:style-name="ce16" table:formula="of:=([$Dists.I145]+[$Dists.I120]-1)*([$Tech.$E$1]*[$Dists.I20]+[$Tech.$E$11]*[$Dists.I45]+[$Tech.$E$21]*[$Dists.I70]+[$Tech.$E$31]*[$Dists.I95])" office:value-type="float" office:value="5.60109" calcext:value-type="float">
            <text:p>5.60109</text:p>
          </table:table-cell>
          <table:table-cell table:formula="of:=([$Dists.J145]+[$Dists.J120]-1)*([$Tech.$E$1]*[$Dists.J20]+[$Tech.$E$11]*[$Dists.J45]+[$Tech.$E$21]*[$Dists.J70]+[$Tech.$E$31]*[$Dists.J95])" office:value-type="float" office:value="-0" calcext:value-type="float">
            <text:p>0</text:p>
          </table:table-cell>
          <table:table-cell table:formula="of:=([$Dists.K145]+[$Dists.K120]-1)*([$Tech.$E$1]*[$Dists.K20]+[$Tech.$E$11]*[$Dists.K45]+[$Tech.$E$21]*[$Dists.K70]+[$Tech.$E$31]*[$Dists.K95])" office:value-type="float" office:value="-0" calcext:value-type="float">
            <text:p>0</text:p>
          </table:table-cell>
          <table:table-cell table:formula="of:=([$Dists.L145]+[$Dists.L120]-1)*([$Tech.$E$1]*[$Dists.L20]+[$Tech.$E$11]*[$Dists.L45]+[$Tech.$E$21]*[$Dists.L70]+[$Tech.$E$31]*[$Dists.L95])" office:value-type="float" office:value="-0" calcext:value-type="float">
            <text:p>0</text:p>
          </table:table-cell>
          <table:table-cell table:formula="of:=([$Dists.M145]+[$Dists.M120]-1)*([$Tech.$E$1]*[$Dists.M20]+[$Tech.$E$11]*[$Dists.M45]+[$Tech.$E$21]*[$Dists.M70]+[$Tech.$E$31]*[$Dists.M95])" office:value-type="float" office:value="-0" calcext:value-type="float">
            <text:p>0</text:p>
          </table:table-cell>
          <table:table-cell table:formula="of:=([$Dists.N145]+[$Dists.N120]-1)*([$Tech.$E$1]*[$Dists.N20]+[$Tech.$E$11]*[$Dists.N45]+[$Tech.$E$21]*[$Dists.N70]+[$Tech.$E$31]*[$Dists.N95])" office:value-type="float" office:value="-0" calcext:value-type="float">
            <text:p>0</text:p>
          </table:table-cell>
          <table:table-cell table:style-name="ce16" table:formula="of:=([$Dists.O145]+[$Dists.O120]-1)*([$Tech.$E$1]*[$Dists.O20]+[$Tech.$E$11]*[$Dists.O45]+[$Tech.$E$21]*[$Dists.O70]+[$Tech.$E$31]*[$Dists.O95])" office:value-type="float" office:value="3.865356" calcext:value-type="float">
            <text:p>3.865356</text:p>
          </table:table-cell>
          <table:table-cell table:style-name="ce16" table:formula="of:=([$Dists.P145]+[$Dists.P120]-1)*([$Tech.$E$1]*[$Dists.P20]+[$Tech.$E$11]*[$Dists.P45]+[$Tech.$E$21]*[$Dists.P70]+[$Tech.$E$31]*[$Dists.P95])" office:value-type="float" office:value="5.615104" calcext:value-type="float">
            <text:p>5.615104</text:p>
          </table:table-cell>
          <table:table-cell table:style-name="ce16" table:formula="of:=([$Dists.Q145]+[$Dists.Q120]-1)*([$Tech.$E$1]*[$Dists.Q20]+[$Tech.$E$11]*[$Dists.Q45]+[$Tech.$E$21]*[$Dists.Q70]+[$Tech.$E$31]*[$Dists.Q95])" office:value-type="float" office:value="2.869966" calcext:value-type="float">
            <text:p>2.869966</text:p>
          </table:table-cell>
          <table:table-cell table:style-name="ce16" table:formula="of:=([$Dists.R145]+[$Dists.R120]-1)*([$Tech.$E$1]*[$Dists.R20]+[$Tech.$E$11]*[$Dists.R45]+[$Tech.$E$21]*[$Dists.R70]+[$Tech.$E$31]*[$Dists.R95])" office:value-type="float" office:value="3.494106" calcext:value-type="float">
            <text:p>3.494106</text:p>
          </table:table-cell>
          <table:table-cell table:style-name="ce16" table:formula="of:=([$Dists.S145]+[$Dists.S120]-1)*([$Tech.$E$1]*[$Dists.S20]+[$Tech.$E$11]*[$Dists.S45]+[$Tech.$E$21]*[$Dists.S70]+[$Tech.$E$31]*[$Dists.S95])" office:value-type="float" office:value="8.03000000000002" calcext:value-type="float">
            <text:p>8.03000000000002</text:p>
          </table:table-cell>
          <table:table-cell table:style-name="ce6" table:formula="of:=([$Dists.T145]+[$Dists.T120]-1)*([$Tech.$E$1]*[$Dists.T20]+[$Tech.$E$11]*[$Dists.T45]+[$Tech.$E$21]*[$Dists.T70]+[$Tech.$E$31]*[$Dists.T95])" office:value-type="float" office:value="-0" calcext:value-type="float">
            <text:p>0</text:p>
          </table:table-cell>
          <table:table-cell table:style-name="ce16" table:formula="of:=([$Dists.U145]+[$Dists.U120]-1)*([$Tech.$E$1]*[$Dists.U20]+[$Tech.$E$11]*[$Dists.U45]+[$Tech.$E$21]*[$Dists.U70]+[$Tech.$E$31]*[$Dists.U95])" office:value-type="float" office:value="5.37625000000001" calcext:value-type="float">
            <text:p>5.37625000000001</text:p>
          </table:table-cell>
          <table:table-cell table:style-name="ce16" table:formula="of:=([$Dists.V145]+[$Dists.V120]-1)*([$Tech.$E$1]*[$Dists.V20]+[$Tech.$E$11]*[$Dists.V45]+[$Tech.$E$21]*[$Dists.V70]+[$Tech.$E$31]*[$Dists.V95])" office:value-type="float" office:value="1.871342" calcext:value-type="float">
            <text:p>1.871342</text:p>
          </table:table-cell>
          <table:table-cell table:formula="of:=([$Dists.W145]+[$Dists.W120]-1)*([$Tech.$E$1]*[$Dists.W20]+[$Tech.$E$11]*[$Dists.W45]+[$Tech.$E$21]*[$Dists.W70]+[$Tech.$E$31]*[$Dists.W95])" office:value-type="float" office:value="-0" calcext:value-type="float">
            <text:p>0</text:p>
          </table:table-cell>
          <table:table-cell table:style-name="ce16" table:formula="of:=([$Dists.X145]+[$Dists.X120]-1)*([$Tech.$E$1]*[$Dists.X20]+[$Tech.$E$11]*[$Dists.X45]+[$Tech.$E$21]*[$Dists.X70]+[$Tech.$E$31]*[$Dists.X95])" office:value-type="float" office:value="9.97151245083933" calcext:value-type="float">
            <text:p>9.97151245083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([$Dists.B146]+[$Dists.B121]-1)*([$Tech.$E$1]*[$Dists.B21]+[$Tech.$E$11]*[$Dists.B46]+[$Tech.$E$21]*[$Dists.B71]+[$Tech.$E$31]*[$Dists.B96])" office:value-type="float" office:value="-0" calcext:value-type="float">
            <text:p>0</text:p>
          </table:table-cell>
          <table:table-cell table:formula="of:=([$Dists.C146]+[$Dists.C121]-1)*([$Tech.$E$1]*[$Dists.C21]+[$Tech.$E$11]*[$Dists.C46]+[$Tech.$E$21]*[$Dists.C71]+[$Tech.$E$31]*[$Dists.C96])" office:value-type="float" office:value="-0" calcext:value-type="float">
            <text:p>0</text:p>
          </table:table-cell>
          <table:table-cell table:formula="of:=([$Dists.D146]+[$Dists.D121]-1)*([$Tech.$E$1]*[$Dists.D21]+[$Tech.$E$11]*[$Dists.D46]+[$Tech.$E$21]*[$Dists.D71]+[$Tech.$E$31]*[$Dists.D96])" office:value-type="float" office:value="-0" calcext:value-type="float">
            <text:p>0</text:p>
          </table:table-cell>
          <table:table-cell table:formula="of:=([$Dists.E146]+[$Dists.E121]-1)*([$Tech.$E$1]*[$Dists.E21]+[$Tech.$E$11]*[$Dists.E46]+[$Tech.$E$21]*[$Dists.E71]+[$Tech.$E$31]*[$Dists.E96])" office:value-type="float" office:value="-0" calcext:value-type="float">
            <text:p>0</text:p>
          </table:table-cell>
          <table:table-cell table:formula="of:=([$Dists.F146]+[$Dists.F121]-1)*([$Tech.$E$1]*[$Dists.F21]+[$Tech.$E$11]*[$Dists.F46]+[$Tech.$E$21]*[$Dists.F71]+[$Tech.$E$31]*[$Dists.F96])" office:value-type="float" office:value="-0" calcext:value-type="float">
            <text:p>0</text:p>
          </table:table-cell>
          <table:table-cell table:formula="of:=([$Dists.G146]+[$Dists.G121]-1)*([$Tech.$E$1]*[$Dists.G21]+[$Tech.$E$11]*[$Dists.G46]+[$Tech.$E$21]*[$Dists.G71]+[$Tech.$E$31]*[$Dists.G96])" office:value-type="float" office:value="-0" calcext:value-type="float">
            <text:p>0</text:p>
          </table:table-cell>
          <table:table-cell table:formula="of:=([$Dists.H146]+[$Dists.H121]-1)*([$Tech.$E$1]*[$Dists.H21]+[$Tech.$E$11]*[$Dists.H46]+[$Tech.$E$21]*[$Dists.H71]+[$Tech.$E$31]*[$Dists.H96])" office:value-type="float" office:value="-0" calcext:value-type="float">
            <text:p>0</text:p>
          </table:table-cell>
          <table:table-cell table:formula="of:=([$Dists.I146]+[$Dists.I121]-1)*([$Tech.$E$1]*[$Dists.I21]+[$Tech.$E$11]*[$Dists.I46]+[$Tech.$E$21]*[$Dists.I71]+[$Tech.$E$31]*[$Dists.I96])" office:value-type="float" office:value="-0" calcext:value-type="float">
            <text:p>0</text:p>
          </table:table-cell>
          <table:table-cell table:formula="of:=([$Dists.J146]+[$Dists.J121]-1)*([$Tech.$E$1]*[$Dists.J21]+[$Tech.$E$11]*[$Dists.J46]+[$Tech.$E$21]*[$Dists.J71]+[$Tech.$E$31]*[$Dists.J96])" office:value-type="float" office:value="-0" calcext:value-type="float">
            <text:p>0</text:p>
          </table:table-cell>
          <table:table-cell table:style-name="ce16" table:formula="of:=([$Dists.K146]+[$Dists.K121]-1)*([$Tech.$E$1]*[$Dists.K21]+[$Tech.$E$11]*[$Dists.K46]+[$Tech.$E$21]*[$Dists.K71]+[$Tech.$E$31]*[$Dists.K96])" office:value-type="float" office:value="10.56" calcext:value-type="float">
            <text:p>10.56</text:p>
          </table:table-cell>
          <table:table-cell table:style-name="ce16" table:formula="of:=([$Dists.L146]+[$Dists.L121]-1)*([$Tech.$E$1]*[$Dists.L21]+[$Tech.$E$11]*[$Dists.L46]+[$Tech.$E$21]*[$Dists.L71]+[$Tech.$E$31]*[$Dists.L96])" office:value-type="float" office:value="9.21195733333336" calcext:value-type="float">
            <text:p>9.21195733333336</text:p>
          </table:table-cell>
          <table:table-cell table:formula="of:=([$Dists.M146]+[$Dists.M121]-1)*([$Tech.$E$1]*[$Dists.M21]+[$Tech.$E$11]*[$Dists.M46]+[$Tech.$E$21]*[$Dists.M71]+[$Tech.$E$31]*[$Dists.M96])" office:value-type="float" office:value="-0" calcext:value-type="float">
            <text:p>0</text:p>
          </table:table-cell>
          <table:table-cell table:formula="of:=([$Dists.N146]+[$Dists.N121]-1)*([$Tech.$E$1]*[$Dists.N21]+[$Tech.$E$11]*[$Dists.N46]+[$Tech.$E$21]*[$Dists.N71]+[$Tech.$E$31]*[$Dists.N96])" office:value-type="float" office:value="-0" calcext:value-type="float">
            <text:p>0</text:p>
          </table:table-cell>
          <table:table-cell table:formula="of:=([$Dists.O146]+[$Dists.O121]-1)*([$Tech.$E$1]*[$Dists.O21]+[$Tech.$E$11]*[$Dists.O46]+[$Tech.$E$21]*[$Dists.O71]+[$Tech.$E$31]*[$Dists.O96])" office:value-type="float" office:value="-0" calcext:value-type="float">
            <text:p>0</text:p>
          </table:table-cell>
          <table:table-cell table:formula="of:=([$Dists.P146]+[$Dists.P121]-1)*([$Tech.$E$1]*[$Dists.P21]+[$Tech.$E$11]*[$Dists.P46]+[$Tech.$E$21]*[$Dists.P71]+[$Tech.$E$31]*[$Dists.P96])" office:value-type="float" office:value="-0" calcext:value-type="float">
            <text:p>0</text:p>
          </table:table-cell>
          <table:table-cell table:formula="of:=([$Dists.Q146]+[$Dists.Q121]-1)*([$Tech.$E$1]*[$Dists.Q21]+[$Tech.$E$11]*[$Dists.Q46]+[$Tech.$E$21]*[$Dists.Q71]+[$Tech.$E$31]*[$Dists.Q96])" office:value-type="float" office:value="-0" calcext:value-type="float">
            <text:p>0</text:p>
          </table:table-cell>
          <table:table-cell table:formula="of:=([$Dists.R146]+[$Dists.R121]-1)*([$Tech.$E$1]*[$Dists.R21]+[$Tech.$E$11]*[$Dists.R46]+[$Tech.$E$21]*[$Dists.R71]+[$Tech.$E$31]*[$Dists.R96])" office:value-type="float" office:value="-0" calcext:value-type="float">
            <text:p>0</text:p>
          </table:table-cell>
          <table:table-cell table:style-name="ce16" table:formula="of:=([$Dists.S146]+[$Dists.S121]-1)*([$Tech.$E$1]*[$Dists.S21]+[$Tech.$E$11]*[$Dists.S46]+[$Tech.$E$21]*[$Dists.S71]+[$Tech.$E$31]*[$Dists.S96])" office:value-type="float" office:value="10.56" calcext:value-type="float">
            <text:p>10.56</text:p>
          </table:table-cell>
          <table:table-cell table:style-name="ce16" table:formula="of:=([$Dists.T146]+[$Dists.T121]-1)*([$Tech.$E$1]*[$Dists.T21]+[$Tech.$E$11]*[$Dists.T46]+[$Tech.$E$21]*[$Dists.T71]+[$Tech.$E$31]*[$Dists.T96])" office:value-type="float" office:value="5.37625000000001" calcext:value-type="float">
            <text:p>5.37625000000001</text:p>
          </table:table-cell>
          <table:table-cell table:style-name="ce6" table:formula="of:=([$Dists.U146]+[$Dists.U121]-1)*([$Tech.$E$1]*[$Dists.U21]+[$Tech.$E$11]*[$Dists.U46]+[$Tech.$E$21]*[$Dists.U71]+[$Tech.$E$31]*[$Dists.U96])" office:value-type="float" office:value="-0" calcext:value-type="float">
            <text:p>0</text:p>
          </table:table-cell>
          <table:table-cell table:formula="of:=([$Dists.V146]+[$Dists.V121]-1)*([$Tech.$E$1]*[$Dists.V21]+[$Tech.$E$11]*[$Dists.V46]+[$Tech.$E$21]*[$Dists.V71]+[$Tech.$E$31]*[$Dists.V96])" office:value-type="float" office:value="-0" calcext:value-type="float">
            <text:p>0</text:p>
          </table:table-cell>
          <table:table-cell table:formula="of:=([$Dists.W146]+[$Dists.W121]-1)*([$Tech.$E$1]*[$Dists.W21]+[$Tech.$E$11]*[$Dists.W46]+[$Tech.$E$21]*[$Dists.W71]+[$Tech.$E$31]*[$Dists.W96])" office:value-type="float" office:value="-0" calcext:value-type="float">
            <text:p>0</text:p>
          </table:table-cell>
          <table:table-cell table:formula="of:=([$Dists.X146]+[$Dists.X121]-1)*([$Tech.$E$1]*[$Dists.X21]+[$Tech.$E$11]*[$Dists.X46]+[$Tech.$E$21]*[$Dists.X71]+[$Tech.$E$31]*[$Dists.X96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([$Dists.B147]+[$Dists.B122]-1)*([$Tech.$E$1]*[$Dists.B22]+[$Tech.$E$11]*[$Dists.B47]+[$Tech.$E$21]*[$Dists.B72]+[$Tech.$E$31]*[$Dists.B97])" office:value-type="float" office:value="-0" calcext:value-type="float">
            <text:p>0</text:p>
          </table:table-cell>
          <table:table-cell table:formula="of:=([$Dists.C147]+[$Dists.C122]-1)*([$Tech.$E$1]*[$Dists.C22]+[$Tech.$E$11]*[$Dists.C47]+[$Tech.$E$21]*[$Dists.C72]+[$Tech.$E$31]*[$Dists.C97])" office:value-type="float" office:value="-0" calcext:value-type="float">
            <text:p>0</text:p>
          </table:table-cell>
          <table:table-cell table:formula="of:=([$Dists.D147]+[$Dists.D122]-1)*([$Tech.$E$1]*[$Dists.D22]+[$Tech.$E$11]*[$Dists.D47]+[$Tech.$E$21]*[$Dists.D72]+[$Tech.$E$31]*[$Dists.D97])" office:value-type="float" office:value="-0" calcext:value-type="float">
            <text:p>0</text:p>
          </table:table-cell>
          <table:table-cell table:formula="of:=([$Dists.E147]+[$Dists.E122]-1)*([$Tech.$E$1]*[$Dists.E22]+[$Tech.$E$11]*[$Dists.E47]+[$Tech.$E$21]*[$Dists.E72]+[$Tech.$E$31]*[$Dists.E97])" office:value-type="float" office:value="-0" calcext:value-type="float">
            <text:p>0</text:p>
          </table:table-cell>
          <table:table-cell table:formula="of:=([$Dists.F147]+[$Dists.F122]-1)*([$Tech.$E$1]*[$Dists.F22]+[$Tech.$E$11]*[$Dists.F47]+[$Tech.$E$21]*[$Dists.F72]+[$Tech.$E$31]*[$Dists.F97])" office:value-type="float" office:value="-0" calcext:value-type="float">
            <text:p>0</text:p>
          </table:table-cell>
          <table:table-cell table:formula="of:=([$Dists.G147]+[$Dists.G122]-1)*([$Tech.$E$1]*[$Dists.G22]+[$Tech.$E$11]*[$Dists.G47]+[$Tech.$E$21]*[$Dists.G72]+[$Tech.$E$31]*[$Dists.G97])" office:value-type="float" office:value="-0" calcext:value-type="float">
            <text:p>0</text:p>
          </table:table-cell>
          <table:table-cell table:formula="of:=([$Dists.H147]+[$Dists.H122]-1)*([$Tech.$E$1]*[$Dists.H22]+[$Tech.$E$11]*[$Dists.H47]+[$Tech.$E$21]*[$Dists.H72]+[$Tech.$E$31]*[$Dists.H97])" office:value-type="float" office:value="-0" calcext:value-type="float">
            <text:p>0</text:p>
          </table:table-cell>
          <table:table-cell table:style-name="ce16" table:formula="of:=([$Dists.I147]+[$Dists.I122]-1)*([$Tech.$E$1]*[$Dists.I22]+[$Tech.$E$11]*[$Dists.I47]+[$Tech.$E$21]*[$Dists.I72]+[$Tech.$E$31]*[$Dists.I97])" office:value-type="float" office:value="6.351136" calcext:value-type="float">
            <text:p>6.351136</text:p>
          </table:table-cell>
          <table:table-cell table:formula="of:=([$Dists.J147]+[$Dists.J122]-1)*([$Tech.$E$1]*[$Dists.J22]+[$Tech.$E$11]*[$Dists.J47]+[$Tech.$E$21]*[$Dists.J72]+[$Tech.$E$31]*[$Dists.J97])" office:value-type="float" office:value="-0" calcext:value-type="float">
            <text:p>0</text:p>
          </table:table-cell>
          <table:table-cell table:formula="of:=([$Dists.K147]+[$Dists.K122]-1)*([$Tech.$E$1]*[$Dists.K22]+[$Tech.$E$11]*[$Dists.K47]+[$Tech.$E$21]*[$Dists.K72]+[$Tech.$E$31]*[$Dists.K97])" office:value-type="float" office:value="-0" calcext:value-type="float">
            <text:p>0</text:p>
          </table:table-cell>
          <table:table-cell table:formula="of:=([$Dists.L147]+[$Dists.L122]-1)*([$Tech.$E$1]*[$Dists.L22]+[$Tech.$E$11]*[$Dists.L47]+[$Tech.$E$21]*[$Dists.L72]+[$Tech.$E$31]*[$Dists.L97])" office:value-type="float" office:value="-0" calcext:value-type="float">
            <text:p>0</text:p>
          </table:table-cell>
          <table:table-cell table:formula="of:=([$Dists.M147]+[$Dists.M122]-1)*([$Tech.$E$1]*[$Dists.M22]+[$Tech.$E$11]*[$Dists.M47]+[$Tech.$E$21]*[$Dists.M72]+[$Tech.$E$31]*[$Dists.M97])" office:value-type="float" office:value="-0" calcext:value-type="float">
            <text:p>0</text:p>
          </table:table-cell>
          <table:table-cell table:formula="of:=([$Dists.N147]+[$Dists.N122]-1)*([$Tech.$E$1]*[$Dists.N22]+[$Tech.$E$11]*[$Dists.N47]+[$Tech.$E$21]*[$Dists.N72]+[$Tech.$E$31]*[$Dists.N97])" office:value-type="float" office:value="-0" calcext:value-type="float">
            <text:p>0</text:p>
          </table:table-cell>
          <table:table-cell table:style-name="ce16" table:formula="of:=([$Dists.O147]+[$Dists.O122]-1)*([$Tech.$E$1]*[$Dists.O22]+[$Tech.$E$11]*[$Dists.O47]+[$Tech.$E$21]*[$Dists.O72]+[$Tech.$E$31]*[$Dists.O97])" office:value-type="float" office:value="4.615402" calcext:value-type="float">
            <text:p>4.615402</text:p>
          </table:table-cell>
          <table:table-cell table:style-name="ce16" table:formula="of:=([$Dists.P147]+[$Dists.P122]-1)*([$Tech.$E$1]*[$Dists.P22]+[$Tech.$E$11]*[$Dists.P47]+[$Tech.$E$21]*[$Dists.P72]+[$Tech.$E$31]*[$Dists.P97])" office:value-type="float" office:value="4.491652" calcext:value-type="float">
            <text:p>4.491652</text:p>
          </table:table-cell>
          <table:table-cell table:style-name="ce16" table:formula="of:=([$Dists.Q147]+[$Dists.Q122]-1)*([$Tech.$E$1]*[$Dists.Q22]+[$Tech.$E$11]*[$Dists.Q47]+[$Tech.$E$21]*[$Dists.Q72]+[$Tech.$E$31]*[$Dists.Q97])" office:value-type="float" office:value="3.743762" calcext:value-type="float">
            <text:p>3.743762</text:p>
          </table:table-cell>
          <table:table-cell table:style-name="ce16" table:formula="of:=([$Dists.R147]+[$Dists.R122]-1)*([$Tech.$E$1]*[$Dists.R22]+[$Tech.$E$11]*[$Dists.R47]+[$Tech.$E$21]*[$Dists.R72]+[$Tech.$E$31]*[$Dists.R97])" office:value-type="float" office:value="4.49273" calcext:value-type="float">
            <text:p>4.49273</text:p>
          </table:table-cell>
          <table:table-cell table:formula="of:=([$Dists.S147]+[$Dists.S122]-1)*([$Tech.$E$1]*[$Dists.S22]+[$Tech.$E$11]*[$Dists.S47]+[$Tech.$E$21]*[$Dists.S72]+[$Tech.$E$31]*[$Dists.S97])" office:value-type="float" office:value="-0" calcext:value-type="float">
            <text:p>0</text:p>
          </table:table-cell>
          <table:table-cell table:style-name="ce16" table:formula="of:=([$Dists.T147]+[$Dists.T122]-1)*([$Tech.$E$1]*[$Dists.T22]+[$Tech.$E$11]*[$Dists.T47]+[$Tech.$E$21]*[$Dists.T72]+[$Tech.$E$31]*[$Dists.T97])" office:value-type="float" office:value="1.871342" calcext:value-type="float">
            <text:p>1.871342</text:p>
          </table:table-cell>
          <table:table-cell table:formula="of:=([$Dists.U147]+[$Dists.U122]-1)*([$Tech.$E$1]*[$Dists.U22]+[$Tech.$E$11]*[$Dists.U47]+[$Tech.$E$21]*[$Dists.U72]+[$Tech.$E$31]*[$Dists.U97])" office:value-type="float" office:value="-0" calcext:value-type="float">
            <text:p>0</text:p>
          </table:table-cell>
          <table:table-cell table:style-name="ce6" table:formula="of:=([$Dists.V147]+[$Dists.V122]-1)*([$Tech.$E$1]*[$Dists.V22]+[$Tech.$E$11]*[$Dists.V47]+[$Tech.$E$21]*[$Dists.V72]+[$Tech.$E$31]*[$Dists.V97])" office:value-type="float" office:value="-0" calcext:value-type="float">
            <text:p>0</text:p>
          </table:table-cell>
          <table:table-cell table:style-name="ce16" table:formula="of:=([$Dists.W147]+[$Dists.W122]-1)*([$Tech.$E$1]*[$Dists.W22]+[$Tech.$E$11]*[$Dists.W47]+[$Tech.$E$21]*[$Dists.W72]+[$Tech.$E$31]*[$Dists.W97])" office:value-type="float" office:value="5.1886034532374" calcext:value-type="float">
            <text:p>5.1886034532374</text:p>
          </table:table-cell>
          <table:table-cell table:style-name="ce16" table:formula="of:=([$Dists.X147]+[$Dists.X122]-1)*([$Tech.$E$1]*[$Dists.X22]+[$Tech.$E$11]*[$Dists.X47]+[$Tech.$E$21]*[$Dists.X72]+[$Tech.$E$31]*[$Dists.X97])" office:value-type="float" office:value="10.5956524508393" calcext:value-type="float">
            <text:p>10.5956524508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([$Dists.B148]+[$Dists.B123]-1)*([$Tech.$E$1]*[$Dists.B23]+[$Tech.$E$11]*[$Dists.B48]+[$Tech.$E$21]*[$Dists.B73]+[$Tech.$E$31]*[$Dists.B98])" office:value-type="float" office:value="-0" calcext:value-type="float">
            <text:p>0</text:p>
          </table:table-cell>
          <table:table-cell table:formula="of:=([$Dists.C148]+[$Dists.C123]-1)*([$Tech.$E$1]*[$Dists.C23]+[$Tech.$E$11]*[$Dists.C48]+[$Tech.$E$21]*[$Dists.C73]+[$Tech.$E$31]*[$Dists.C98])" office:value-type="float" office:value="-0" calcext:value-type="float">
            <text:p>0</text:p>
          </table:table-cell>
          <table:table-cell table:formula="of:=([$Dists.D148]+[$Dists.D123]-1)*([$Tech.$E$1]*[$Dists.D23]+[$Tech.$E$11]*[$Dists.D48]+[$Tech.$E$21]*[$Dists.D73]+[$Tech.$E$31]*[$Dists.D98])" office:value-type="float" office:value="-0" calcext:value-type="float">
            <text:p>0</text:p>
          </table:table-cell>
          <table:table-cell table:formula="of:=([$Dists.E148]+[$Dists.E123]-1)*([$Tech.$E$1]*[$Dists.E23]+[$Tech.$E$11]*[$Dists.E48]+[$Tech.$E$21]*[$Dists.E73]+[$Tech.$E$31]*[$Dists.E98])" office:value-type="float" office:value="-0" calcext:value-type="float">
            <text:p>0</text:p>
          </table:table-cell>
          <table:table-cell table:formula="of:=([$Dists.F148]+[$Dists.F123]-1)*([$Tech.$E$1]*[$Dists.F23]+[$Tech.$E$11]*[$Dists.F48]+[$Tech.$E$21]*[$Dists.F73]+[$Tech.$E$31]*[$Dists.F98])" office:value-type="float" office:value="-0" calcext:value-type="float">
            <text:p>0</text:p>
          </table:table-cell>
          <table:table-cell table:formula="of:=([$Dists.G148]+[$Dists.G123]-1)*([$Tech.$E$1]*[$Dists.G23]+[$Tech.$E$11]*[$Dists.G48]+[$Tech.$E$21]*[$Dists.G73]+[$Tech.$E$31]*[$Dists.G98])" office:value-type="float" office:value="-0" calcext:value-type="float">
            <text:p>0</text:p>
          </table:table-cell>
          <table:table-cell table:formula="of:=([$Dists.H148]+[$Dists.H123]-1)*([$Tech.$E$1]*[$Dists.H23]+[$Tech.$E$11]*[$Dists.H48]+[$Tech.$E$21]*[$Dists.H73]+[$Tech.$E$31]*[$Dists.H98])" office:value-type="float" office:value="-0" calcext:value-type="float">
            <text:p>0</text:p>
          </table:table-cell>
          <table:table-cell table:formula="of:=([$Dists.I148]+[$Dists.I123]-1)*([$Tech.$E$1]*[$Dists.I23]+[$Tech.$E$11]*[$Dists.I48]+[$Tech.$E$21]*[$Dists.I73]+[$Tech.$E$31]*[$Dists.I98])" office:value-type="float" office:value="-0" calcext:value-type="float">
            <text:p>0</text:p>
          </table:table-cell>
          <table:table-cell table:formula="of:=([$Dists.J148]+[$Dists.J123]-1)*([$Tech.$E$1]*[$Dists.J23]+[$Tech.$E$11]*[$Dists.J48]+[$Tech.$E$21]*[$Dists.J73]+[$Tech.$E$31]*[$Dists.J98])" office:value-type="float" office:value="-0" calcext:value-type="float">
            <text:p>0</text:p>
          </table:table-cell>
          <table:table-cell table:formula="of:=([$Dists.K148]+[$Dists.K123]-1)*([$Tech.$E$1]*[$Dists.K23]+[$Tech.$E$11]*[$Dists.K48]+[$Tech.$E$21]*[$Dists.K73]+[$Tech.$E$31]*[$Dists.K98])" office:value-type="float" office:value="-0" calcext:value-type="float">
            <text:p>0</text:p>
          </table:table-cell>
          <table:table-cell table:formula="of:=([$Dists.L148]+[$Dists.L123]-1)*([$Tech.$E$1]*[$Dists.L23]+[$Tech.$E$11]*[$Dists.L48]+[$Tech.$E$21]*[$Dists.L73]+[$Tech.$E$31]*[$Dists.L98])" office:value-type="float" office:value="-0" calcext:value-type="float">
            <text:p>0</text:p>
          </table:table-cell>
          <table:table-cell table:formula="of:=([$Dists.M148]+[$Dists.M123]-1)*([$Tech.$E$1]*[$Dists.M23]+[$Tech.$E$11]*[$Dists.M48]+[$Tech.$E$21]*[$Dists.M73]+[$Tech.$E$31]*[$Dists.M98])" office:value-type="float" office:value="-0" calcext:value-type="float">
            <text:p>0</text:p>
          </table:table-cell>
          <table:table-cell table:formula="of:=([$Dists.N148]+[$Dists.N123]-1)*([$Tech.$E$1]*[$Dists.N23]+[$Tech.$E$11]*[$Dists.N48]+[$Tech.$E$21]*[$Dists.N73]+[$Tech.$E$31]*[$Dists.N98])" office:value-type="float" office:value="-0" calcext:value-type="float">
            <text:p>0</text:p>
          </table:table-cell>
          <table:table-cell table:formula="of:=([$Dists.O148]+[$Dists.O123]-1)*([$Tech.$E$1]*[$Dists.O23]+[$Tech.$E$11]*[$Dists.O48]+[$Tech.$E$21]*[$Dists.O73]+[$Tech.$E$31]*[$Dists.O98])" office:value-type="float" office:value="-0" calcext:value-type="float">
            <text:p>0</text:p>
          </table:table-cell>
          <table:table-cell table:formula="of:=([$Dists.P148]+[$Dists.P123]-1)*([$Tech.$E$1]*[$Dists.P23]+[$Tech.$E$11]*[$Dists.P48]+[$Tech.$E$21]*[$Dists.P73]+[$Tech.$E$31]*[$Dists.P98])" office:value-type="float" office:value="-0" calcext:value-type="float">
            <text:p>0</text:p>
          </table:table-cell>
          <table:table-cell table:formula="of:=([$Dists.Q148]+[$Dists.Q123]-1)*([$Tech.$E$1]*[$Dists.Q23]+[$Tech.$E$11]*[$Dists.Q48]+[$Tech.$E$21]*[$Dists.Q73]+[$Tech.$E$31]*[$Dists.Q98])" office:value-type="float" office:value="-0" calcext:value-type="float">
            <text:p>0</text:p>
          </table:table-cell>
          <table:table-cell table:formula="of:=([$Dists.R148]+[$Dists.R123]-1)*([$Tech.$E$1]*[$Dists.R23]+[$Tech.$E$11]*[$Dists.R48]+[$Tech.$E$21]*[$Dists.R73]+[$Tech.$E$31]*[$Dists.R98])" office:value-type="float" office:value="-0" calcext:value-type="float">
            <text:p>0</text:p>
          </table:table-cell>
          <table:table-cell table:formula="of:=([$Dists.S148]+[$Dists.S123]-1)*([$Tech.$E$1]*[$Dists.S23]+[$Tech.$E$11]*[$Dists.S48]+[$Tech.$E$21]*[$Dists.S73]+[$Tech.$E$31]*[$Dists.S98])" office:value-type="float" office:value="-0" calcext:value-type="float">
            <text:p>0</text:p>
          </table:table-cell>
          <table:table-cell table:formula="of:=([$Dists.T148]+[$Dists.T123]-1)*([$Tech.$E$1]*[$Dists.T23]+[$Tech.$E$11]*[$Dists.T48]+[$Tech.$E$21]*[$Dists.T73]+[$Tech.$E$31]*[$Dists.T98])" office:value-type="float" office:value="-0" calcext:value-type="float">
            <text:p>0</text:p>
          </table:table-cell>
          <table:table-cell table:formula="of:=([$Dists.U148]+[$Dists.U123]-1)*([$Tech.$E$1]*[$Dists.U23]+[$Tech.$E$11]*[$Dists.U48]+[$Tech.$E$21]*[$Dists.U73]+[$Tech.$E$31]*[$Dists.U98])" office:value-type="float" office:value="-0" calcext:value-type="float">
            <text:p>0</text:p>
          </table:table-cell>
          <table:table-cell table:style-name="ce16" table:formula="of:=([$Dists.V148]+[$Dists.V123]-1)*([$Tech.$E$1]*[$Dists.V23]+[$Tech.$E$11]*[$Dists.V48]+[$Tech.$E$21]*[$Dists.V73]+[$Tech.$E$31]*[$Dists.V98])" office:value-type="float" office:value="5.1886034532374" calcext:value-type="float">
            <text:p>5.1886034532374</text:p>
          </table:table-cell>
          <table:table-cell table:style-name="ce6" table:formula="of:=([$Dists.W148]+[$Dists.W123]-1)*([$Tech.$E$1]*[$Dists.W23]+[$Tech.$E$11]*[$Dists.W48]+[$Tech.$E$21]*[$Dists.W73]+[$Tech.$E$31]*[$Dists.W98])" office:value-type="float" office:value="-0" calcext:value-type="float">
            <text:p>0</text:p>
          </table:table-cell>
          <table:table-cell table:formula="of:=([$Dists.X148]+[$Dists.X123]-1)*([$Tech.$E$1]*[$Dists.X23]+[$Tech.$E$11]*[$Dists.X48]+[$Tech.$E$21]*[$Dists.X73]+[$Tech.$E$31]*[$Dists.X98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([$Dists.B149]+[$Dists.B124]-1)*([$Tech.$E$1]*[$Dists.B24]+[$Tech.$E$11]*[$Dists.B49]+[$Tech.$E$21]*[$Dists.B74]+[$Tech.$E$31]*[$Dists.B99])" office:value-type="float" office:value="-0" calcext:value-type="float">
            <text:p>0</text:p>
          </table:table-cell>
          <table:table-cell table:formula="of:=([$Dists.C149]+[$Dists.C124]-1)*([$Tech.$E$1]*[$Dists.C24]+[$Tech.$E$11]*[$Dists.C49]+[$Tech.$E$21]*[$Dists.C74]+[$Tech.$E$31]*[$Dists.C99])" office:value-type="float" office:value="-0" calcext:value-type="float">
            <text:p>0</text:p>
          </table:table-cell>
          <table:table-cell table:formula="of:=([$Dists.D149]+[$Dists.D124]-1)*([$Tech.$E$1]*[$Dists.D24]+[$Tech.$E$11]*[$Dists.D49]+[$Tech.$E$21]*[$Dists.D74]+[$Tech.$E$31]*[$Dists.D99])" office:value-type="float" office:value="-0" calcext:value-type="float">
            <text:p>0</text:p>
          </table:table-cell>
          <table:table-cell table:formula="of:=([$Dists.E149]+[$Dists.E124]-1)*([$Tech.$E$1]*[$Dists.E24]+[$Tech.$E$11]*[$Dists.E49]+[$Tech.$E$21]*[$Dists.E74]+[$Tech.$E$31]*[$Dists.E99])" office:value-type="float" office:value="-0" calcext:value-type="float">
            <text:p>0</text:p>
          </table:table-cell>
          <table:table-cell table:formula="of:=([$Dists.F149]+[$Dists.F124]-1)*([$Tech.$E$1]*[$Dists.F24]+[$Tech.$E$11]*[$Dists.F49]+[$Tech.$E$21]*[$Dists.F74]+[$Tech.$E$31]*[$Dists.F99])" office:value-type="float" office:value="-0" calcext:value-type="float">
            <text:p>0</text:p>
          </table:table-cell>
          <table:table-cell table:formula="of:=([$Dists.G149]+[$Dists.G124]-1)*([$Tech.$E$1]*[$Dists.G24]+[$Tech.$E$11]*[$Dists.G49]+[$Tech.$E$21]*[$Dists.G74]+[$Tech.$E$31]*[$Dists.G99])" office:value-type="float" office:value="-0" calcext:value-type="float">
            <text:p>0</text:p>
          </table:table-cell>
          <table:table-cell table:formula="of:=([$Dists.H149]+[$Dists.H124]-1)*([$Tech.$E$1]*[$Dists.H24]+[$Tech.$E$11]*[$Dists.H49]+[$Tech.$E$21]*[$Dists.H74]+[$Tech.$E$31]*[$Dists.H99])" office:value-type="float" office:value="-0" calcext:value-type="float">
            <text:p>0</text:p>
          </table:table-cell>
          <table:table-cell table:formula="of:=([$Dists.I149]+[$Dists.I124]-1)*([$Tech.$E$1]*[$Dists.I24]+[$Tech.$E$11]*[$Dists.I49]+[$Tech.$E$21]*[$Dists.I74]+[$Tech.$E$31]*[$Dists.I99])" office:value-type="float" office:value="-0" calcext:value-type="float">
            <text:p>0</text:p>
          </table:table-cell>
          <table:table-cell table:formula="of:=([$Dists.J149]+[$Dists.J124]-1)*([$Tech.$E$1]*[$Dists.J24]+[$Tech.$E$11]*[$Dists.J49]+[$Tech.$E$21]*[$Dists.J74]+[$Tech.$E$31]*[$Dists.J99])" office:value-type="float" office:value="-0" calcext:value-type="float">
            <text:p>0</text:p>
          </table:table-cell>
          <table:table-cell table:formula="of:=([$Dists.K149]+[$Dists.K124]-1)*([$Tech.$E$1]*[$Dists.K24]+[$Tech.$E$11]*[$Dists.K49]+[$Tech.$E$21]*[$Dists.K74]+[$Tech.$E$31]*[$Dists.K99])" office:value-type="float" office:value="-0" calcext:value-type="float">
            <text:p>0</text:p>
          </table:table-cell>
          <table:table-cell table:style-name="ce16" table:formula="of:=([$Dists.L149]+[$Dists.L124]-1)*([$Tech.$E$1]*[$Dists.L24]+[$Tech.$E$11]*[$Dists.L49]+[$Tech.$E$21]*[$Dists.L74]+[$Tech.$E$31]*[$Dists.L99])" office:value-type="float" office:value="4.70350899280574" calcext:value-type="float">
            <text:p>4.70350899280574</text:p>
          </table:table-cell>
          <table:table-cell table:formula="of:=([$Dists.M149]+[$Dists.M124]-1)*([$Tech.$E$1]*[$Dists.M24]+[$Tech.$E$11]*[$Dists.M49]+[$Tech.$E$21]*[$Dists.M74]+[$Tech.$E$31]*[$Dists.M99])" office:value-type="float" office:value="-0" calcext:value-type="float">
            <text:p>0</text:p>
          </table:table-cell>
          <table:table-cell table:formula="of:=([$Dists.N149]+[$Dists.N124]-1)*([$Tech.$E$1]*[$Dists.N24]+[$Tech.$E$11]*[$Dists.N49]+[$Tech.$E$21]*[$Dists.N74]+[$Tech.$E$31]*[$Dists.N99])" office:value-type="float" office:value="-0" calcext:value-type="float">
            <text:p>0</text:p>
          </table:table-cell>
          <table:table-cell table:formula="of:=([$Dists.O149]+[$Dists.O124]-1)*([$Tech.$E$1]*[$Dists.O24]+[$Tech.$E$11]*[$Dists.O49]+[$Tech.$E$21]*[$Dists.O74]+[$Tech.$E$31]*[$Dists.O99])" office:value-type="float" office:value="-0" calcext:value-type="float">
            <text:p>0</text:p>
          </table:table-cell>
          <table:table-cell table:style-name="ce16" table:formula="of:=([$Dists.P149]+[$Dists.P124]-1)*([$Tech.$E$1]*[$Dists.P24]+[$Tech.$E$11]*[$Dists.P49]+[$Tech.$E$21]*[$Dists.P74]+[$Tech.$E$31]*[$Dists.P99])" office:value-type="float" office:value="3.98146582733812" calcext:value-type="float">
            <text:p>3.98146582733812</text:p>
          </table:table-cell>
          <table:table-cell table:formula="of:=([$Dists.Q149]+[$Dists.Q124]-1)*([$Tech.$E$1]*[$Dists.Q24]+[$Tech.$E$11]*[$Dists.Q49]+[$Tech.$E$21]*[$Dists.Q74]+[$Tech.$E$31]*[$Dists.Q99])" office:value-type="float" office:value="-0" calcext:value-type="float">
            <text:p>0</text:p>
          </table:table-cell>
          <table:table-cell table:formula="of:=([$Dists.R149]+[$Dists.R124]-1)*([$Tech.$E$1]*[$Dists.R24]+[$Tech.$E$11]*[$Dists.R49]+[$Tech.$E$21]*[$Dists.R74]+[$Tech.$E$31]*[$Dists.R99])" office:value-type="float" office:value="-0" calcext:value-type="float">
            <text:p>0</text:p>
          </table:table-cell>
          <table:table-cell table:formula="of:=([$Dists.S149]+[$Dists.S124]-1)*([$Tech.$E$1]*[$Dists.S24]+[$Tech.$E$11]*[$Dists.S49]+[$Tech.$E$21]*[$Dists.S74]+[$Tech.$E$31]*[$Dists.S99])" office:value-type="float" office:value="-0" calcext:value-type="float">
            <text:p>0</text:p>
          </table:table-cell>
          <table:table-cell table:style-name="ce16" table:formula="of:=([$Dists.T149]+[$Dists.T124]-1)*([$Tech.$E$1]*[$Dists.T24]+[$Tech.$E$11]*[$Dists.T49]+[$Tech.$E$21]*[$Dists.T74]+[$Tech.$E$31]*[$Dists.T99])" office:value-type="float" office:value="9.97151245083933" calcext:value-type="float">
            <text:p>9.97151245083933</text:p>
          </table:table-cell>
          <table:table-cell table:formula="of:=([$Dists.U149]+[$Dists.U124]-1)*([$Tech.$E$1]*[$Dists.U24]+[$Tech.$E$11]*[$Dists.U49]+[$Tech.$E$21]*[$Dists.U74]+[$Tech.$E$31]*[$Dists.U99])" office:value-type="float" office:value="-0" calcext:value-type="float">
            <text:p>0</text:p>
          </table:table-cell>
          <table:table-cell table:style-name="ce16" table:formula="of:=([$Dists.V149]+[$Dists.V124]-1)*([$Tech.$E$1]*[$Dists.V24]+[$Tech.$E$11]*[$Dists.V49]+[$Tech.$E$21]*[$Dists.V74]+[$Tech.$E$31]*[$Dists.V99])" office:value-type="float" office:value="10.5956524508393" calcext:value-type="float">
            <text:p>10.5956524508393</text:p>
          </table:table-cell>
          <table:table-cell table:formula="of:=([$Dists.W149]+[$Dists.W124]-1)*([$Tech.$E$1]*[$Dists.W24]+[$Tech.$E$11]*[$Dists.W49]+[$Tech.$E$21]*[$Dists.W74]+[$Tech.$E$31]*[$Dists.W99])" office:value-type="float" office:value="-0" calcext:value-type="float">
            <text:p>0</text:p>
          </table:table-cell>
          <table:table-cell table:style-name="ce6" table:formula="of:=([$Dists.X149]+[$Dists.X124]-1)*([$Tech.$E$1]*[$Dists.X24]+[$Tech.$E$11]*[$Dists.X49]+[$Tech.$E$21]*[$Dists.X74]+[$Tech.$E$31]*[$Dists.X99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4" office:value-type="string" calcext:value-type="string">
            <text:p>Function =</text:p>
          </table:table-cell>
          <table:table-cell table:style-name="Default" table:number-columns-repeated="23"/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4" office:value-type="string" calcext:value-type="string">
            <text:p>Cost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C2]);COLUMN([.C2]))" office:value-type="float" office:value="26.9316666666667" calcext:value-type="float">
            <text:p>26.932</text:p>
          </table:table-cell>
          <table:table-cell table:style-name="ce20" table:formula="of:=DIJK(ROW([.$B$2]);ROW([.$B$24]);COLUMN([.$B$2]);COLUMN([.$X$2]);ROW([.D2]);COLUMN([.D2]))" office:value-type="float" office:value="6.4518561151079" calcext:value-type="float">
            <text:p>6.452</text:p>
          </table:table-cell>
          <table:table-cell table:style-name="ce20" table:formula="of:=DIJK(ROW([.$B$2]);ROW([.$B$24]);COLUMN([.$B$2]);COLUMN([.$X$2]);ROW([.E2]);COLUMN([.E2]))" office:value-type="float" office:value="7.66333333333335" calcext:value-type="float">
            <text:p>7.663</text:p>
          </table:table-cell>
          <table:table-cell table:style-name="ce20" table:formula="of:=DIJK(ROW([.$B$2]);ROW([.$B$24]);COLUMN([.$B$2]);COLUMN([.$X$2]);ROW([.F2]);COLUMN([.F2]))" office:value-type="float" office:value="11.6783333333334" calcext:value-type="float">
            <text:p>11.678</text:p>
          </table:table-cell>
          <table:table-cell table:style-name="ce21" table:formula="of:=DIJK(ROW([.$B$2]);ROW([.$B$24]);COLUMN([.$B$2]);COLUMN([.$X$2]);ROW([.G2]);COLUMN([.G2]))" office:value-type="float" office:value="17.91625" calcext:value-type="float">
            <text:p>17.916</text:p>
          </table:table-cell>
          <table:table-cell table:style-name="ce21" table:formula="of:=DIJK(ROW([.$B$2]);ROW([.$B$24]);COLUMN([.$B$2]);COLUMN([.$X$2]);ROW([.H2]);COLUMN([.H2]))" office:value-type="float" office:value="9.40701798561149" calcext:value-type="float">
            <text:p>9.407</text:p>
          </table:table-cell>
          <table:table-cell table:style-name="ce21" table:formula="of:=DIJK(ROW([.$B$2]);ROW([.$B$24]);COLUMN([.$B$2]);COLUMN([.$X$2]);ROW([.I2]);COLUMN([.I2]))" office:value-type="float" office:value="21.3282679856115" calcext:value-type="float">
            <text:p>21.328</text:p>
          </table:table-cell>
          <table:table-cell table:style-name="ce21" table:formula="of:=DIJK(ROW([.$B$2]);ROW([.$B$24]);COLUMN([.$B$2]);COLUMN([.$X$2]);ROW([.J2]);COLUMN([.J2]))" office:value-type="float" office:value="11.12375" calcext:value-type="float">
            <text:p>11.124</text:p>
          </table:table-cell>
          <table:table-cell table:style-name="ce21" table:formula="of:=DIJK(ROW([.$B$2]);ROW([.$B$24]);COLUMN([.$B$2]);COLUMN([.$X$2]);ROW([.K2]);COLUMN([.K2]))" office:value-type="float" office:value="19.8549926666667" calcext:value-type="float">
            <text:p>19.855</text:p>
          </table:table-cell>
          <table:table-cell table:style-name="ce21" table:formula="of:=DIJK(ROW([.$B$2]);ROW([.$B$24]);COLUMN([.$B$2]);COLUMN([.$X$2]);ROW([.L2]);COLUMN([.L2]))" office:value-type="float" office:value="21.6502158273382" calcext:value-type="float">
            <text:p>21.650</text:p>
          </table:table-cell>
          <table:table-cell table:style-name="ce21" table:formula="of:=DIJK(ROW([.$B$2]);ROW([.$B$24]);COLUMN([.$B$2]);COLUMN([.$X$2]);ROW([.M2]);COLUMN([.M2]))" office:value-type="float" office:value="12.3621798561151" calcext:value-type="float">
            <text:p>12.362</text:p>
          </table:table-cell>
          <table:table-cell table:style-name="ce21" table:formula="of:=DIJK(ROW([.$B$2]);ROW([.$B$24]);COLUMN([.$B$2]);COLUMN([.$X$2]);ROW([.N2]);COLUMN([.N2]))" office:value-type="float" office:value="23.1799346522782" calcext:value-type="float">
            <text:p>23.180</text:p>
          </table:table-cell>
          <table:table-cell table:style-name="ce21" table:formula="of:=DIJK(ROW([.$B$2]);ROW([.$B$24]);COLUMN([.$B$2]);COLUMN([.$X$2]);ROW([.O2]);COLUMN([.O2]))" office:value-type="float" office:value="12.991858" calcext:value-type="float">
            <text:p>12.992</text:p>
          </table:table-cell>
          <table:table-cell table:style-name="ce21" table:formula="of:=DIJK(ROW([.$B$2]);ROW([.$B$24]);COLUMN([.$B$2]);COLUMN([.$X$2]);ROW([.P2]);COLUMN([.P2]))" office:value-type="float" office:value="17.0089280575539" calcext:value-type="float">
            <text:p>17.009</text:p>
          </table:table-cell>
          <table:table-cell table:style-name="ce21" table:formula="of:=DIJK(ROW([.$B$2]);ROW([.$B$24]);COLUMN([.$B$2]);COLUMN([.$X$2]);ROW([.Q2]);COLUMN([.Q2]))" office:value-type="float" office:value="13.993716" calcext:value-type="float">
            <text:p>13.994</text:p>
          </table:table-cell>
          <table:table-cell table:style-name="ce21" table:formula="of:=DIJK(ROW([.$B$2]);ROW([.$B$24]);COLUMN([.$B$2]);COLUMN([.$X$2]);ROW([.R2]);COLUMN([.R2]))" office:value-type="float" office:value="13.493326" calcext:value-type="float">
            <text:p>13.493</text:p>
          </table:table-cell>
          <table:table-cell table:style-name="ce21" table:formula="of:=DIJK(ROW([.$B$2]);ROW([.$B$24]);COLUMN([.$B$2]);COLUMN([.$X$2]);ROW([.S2]);COLUMN([.S2]))" office:value-type="float" office:value="24.887214" calcext:value-type="float">
            <text:p>24.887</text:p>
          </table:table-cell>
          <table:table-cell table:style-name="ce21" table:formula="of:=DIJK(ROW([.$B$2]);ROW([.$B$24]);COLUMN([.$B$2]);COLUMN([.$X$2]);ROW([.T2]);COLUMN([.T2]))" office:value-type="float" office:value="16.857214" calcext:value-type="float">
            <text:p>16.857</text:p>
          </table:table-cell>
          <table:table-cell table:style-name="ce21" table:formula="of:=DIJK(ROW([.$B$2]);ROW([.$B$24]);COLUMN([.$B$2]);COLUMN([.$X$2]);ROW([.U2]);COLUMN([.U2]))" office:value-type="float" office:value="22.233464" calcext:value-type="float">
            <text:p>22.233</text:p>
          </table:table-cell>
          <table:table-cell table:style-name="ce21" table:formula="of:=DIJK(ROW([.$B$2]);ROW([.$B$24]);COLUMN([.$B$2]);COLUMN([.$X$2]);ROW([.V2]);COLUMN([.V2]))" office:value-type="float" office:value="17.60726" calcext:value-type="float">
            <text:p>17.607</text:p>
          </table:table-cell>
          <table:table-cell table:style-name="ce21" table:formula="of:=DIJK(ROW([.$B$2]);ROW([.$B$24]);COLUMN([.$B$2]);COLUMN([.$X$2]);ROW([.W2]);COLUMN([.W2]))" office:value-type="float" office:value="22.7958634532374" calcext:value-type="float">
            <text:p>22.796</text:p>
          </table:table-cell>
          <table:table-cell table:style-name="ce21" table:formula="of:=DIJK(ROW([.$B$2]);ROW([.$B$24]);COLUMN([.$B$2]);COLUMN([.$X$2]);ROW([.X2]);COLUMN([.X2]))" office:value-type="float" office:value="26.8287264508393" calcext:value-type="float">
            <text:p>26.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20" table:formula="of:=INDIRECT(ADDRESS(COLUMN()+ROW([.A28])-COLUMN([.A28]); ROW()-ROW([.A28])+COLUMN([.A28])))" office:value-type="float" office:value="26.9316666666667" calcext:value-type="float">
            <text:p>26.932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D3]);COLUMN([.D3]))" office:value-type="float" office:value="24.9608333333334" calcext:value-type="float">
            <text:p>24.961</text:p>
          </table:table-cell>
          <table:table-cell table:style-name="ce20" table:formula="of:=DIJK(ROW([.$B$2]);ROW([.$B$24]);COLUMN([.$B$2]);COLUMN([.$X$2]);ROW([.E3]);COLUMN([.E3]))" office:value-type="float" office:value="24.7133333333334" calcext:value-type="float">
            <text:p>24.713</text:p>
          </table:table-cell>
          <table:table-cell table:style-name="ce21" table:formula="of:=DIJK(ROW([.$B$2]);ROW([.$B$24]);COLUMN([.$B$2]);COLUMN([.$X$2]);ROW([.F3]);COLUMN([.F3]))" office:value-type="float" office:value="8.52779616306956" calcext:value-type="float">
            <text:p>8.528</text:p>
          </table:table-cell>
          <table:table-cell table:style-name="ce20" table:formula="of:=DIJK(ROW([.$B$2]);ROW([.$B$24]);COLUMN([.$B$2]);COLUMN([.$X$2]);ROW([.G3]);COLUMN([.G3]))" office:value-type="float" office:value="2.28987949640287" calcext:value-type="float">
            <text:p>2.290</text:p>
          </table:table-cell>
          <table:table-cell table:style-name="ce21" table:formula="of:=DIJK(ROW([.$B$2]);ROW([.$B$24]);COLUMN([.$B$2]);COLUMN([.$X$2]);ROW([.H3]);COLUMN([.H3]))" office:value-type="float" office:value="21.1904580335732" calcext:value-type="float">
            <text:p>21.190</text:p>
          </table:table-cell>
          <table:table-cell table:style-name="ce21" table:formula="of:=DIJK(ROW([.$B$2]);ROW([.$B$24]);COLUMN([.$B$2]);COLUMN([.$X$2]);ROW([.I3]);COLUMN([.I3]))" office:value-type="float" office:value="25.5516081438849" calcext:value-type="float">
            <text:p>25.552</text:p>
          </table:table-cell>
          <table:table-cell table:style-name="ce21" table:formula="of:=DIJK(ROW([.$B$2]);ROW([.$B$24]);COLUMN([.$B$2]);COLUMN([.$X$2]);ROW([.J3]);COLUMN([.J3]))" office:value-type="float" office:value="21.4482128297362" calcext:value-type="float">
            <text:p>21.448</text:p>
          </table:table-cell>
          <table:table-cell table:style-name="ce21" table:formula="of:=DIJK(ROW([.$B$2]);ROW([.$B$24]);COLUMN([.$B$2]);COLUMN([.$X$2]);ROW([.K3]);COLUMN([.K3]))" office:value-type="float" office:value="14.6084286570744" calcext:value-type="float">
            <text:p>14.608</text:p>
          </table:table-cell>
          <table:table-cell table:style-name="ce21" table:formula="of:=DIJK(ROW([.$B$2]);ROW([.$B$24]);COLUMN([.$B$2]);COLUMN([.$X$2]);ROW([.L3]);COLUMN([.L3]))" office:value-type="float" office:value="6.02384532374099" calcext:value-type="float">
            <text:p>6.024</text:p>
          </table:table-cell>
          <table:table-cell table:style-name="ce21" table:formula="of:=DIJK(ROW([.$B$2]);ROW([.$B$24]);COLUMN([.$B$2]);COLUMN([.$X$2]);ROW([.M3]);COLUMN([.M3]))" office:value-type="float" office:value="19.3555683453237" calcext:value-type="float">
            <text:p>19.356</text:p>
          </table:table-cell>
          <table:table-cell table:style-name="ce21" table:formula="of:=DIJK(ROW([.$B$2]);ROW([.$B$24]);COLUMN([.$B$2]);COLUMN([.$X$2]);ROW([.N3]);COLUMN([.N3]))" office:value-type="float" office:value="22.1842368105515" calcext:value-type="float">
            <text:p>22.184</text:p>
          </table:table-cell>
          <table:table-cell table:style-name="ce21" table:formula="of:=DIJK(ROW([.$B$2]);ROW([.$B$24]);COLUMN([.$B$2]);COLUMN([.$X$2]);ROW([.O3]);COLUMN([.O3]))" office:value-type="float" office:value="23.8158741438849" calcext:value-type="float">
            <text:p>23.816</text:p>
          </table:table-cell>
          <table:table-cell table:style-name="ce21" table:formula="of:=DIJK(ROW([.$B$2]);ROW([.$B$24]);COLUMN([.$B$2]);COLUMN([.$X$2]);ROW([.P3]);COLUMN([.P3]))" office:value-type="float" office:value="14.7088201438849" calcext:value-type="float">
            <text:p>14.709</text:p>
          </table:table-cell>
          <table:table-cell table:style-name="ce21" table:formula="of:=DIJK(ROW([.$B$2]);ROW([.$B$24]);COLUMN([.$B$2]);COLUMN([.$X$2]);ROW([.Q3]);COLUMN([.Q3]))" office:value-type="float" office:value="20.9480641438849" calcext:value-type="float">
            <text:p>20.948</text:p>
          </table:table-cell>
          <table:table-cell table:style-name="ce21" table:formula="of:=DIJK(ROW([.$B$2]);ROW([.$B$24]);COLUMN([.$B$2]);COLUMN([.$X$2]);ROW([.R3]);COLUMN([.R3]))" office:value-type="float" office:value="20.970095323741" calcext:value-type="float">
            <text:p>20.970</text:p>
          </table:table-cell>
          <table:table-cell table:style-name="ce21" table:formula="of:=DIJK(ROW([.$B$2]);ROW([.$B$24]);COLUMN([.$B$2]);COLUMN([.$X$2]);ROW([.S3]);COLUMN([.S3]))" office:value-type="float" office:value="28.6884286570744" calcext:value-type="float">
            <text:p>28.688</text:p>
          </table:table-cell>
          <table:table-cell table:style-name="ce21" table:formula="of:=DIJK(ROW([.$B$2]);ROW([.$B$24]);COLUMN([.$B$2]);COLUMN([.$X$2]);ROW([.T3]);COLUMN([.T3]))" office:value-type="float" office:value="20.6988667673861" calcext:value-type="float">
            <text:p>20.699</text:p>
          </table:table-cell>
          <table:table-cell table:style-name="ce21" table:formula="of:=DIJK(ROW([.$B$2]);ROW([.$B$24]);COLUMN([.$B$2]);COLUMN([.$X$2]);ROW([.U3]);COLUMN([.U3]))" office:value-type="float" office:value="15.2358026570744" calcext:value-type="float">
            <text:p>15.236</text:p>
          </table:table-cell>
          <table:table-cell table:style-name="ce21" table:formula="of:=DIJK(ROW([.$B$2]);ROW([.$B$24]);COLUMN([.$B$2]);COLUMN([.$X$2]);ROW([.V3]);COLUMN([.V3]))" office:value-type="float" office:value="21.323006767386" calcext:value-type="float">
            <text:p>21.323</text:p>
          </table:table-cell>
          <table:table-cell table:style-name="ce21" table:formula="of:=DIJK(ROW([.$B$2]);ROW([.$B$24]);COLUMN([.$B$2]);COLUMN([.$X$2]);ROW([.W3]);COLUMN([.W3]))" office:value-type="float" office:value="24.3890755971223" calcext:value-type="float">
            <text:p>24.389</text:p>
          </table:table-cell>
          <table:table-cell table:style-name="ce21" table:formula="of:=DIJK(ROW([.$B$2]);ROW([.$B$24]);COLUMN([.$B$2]);COLUMN([.$X$2]);ROW([.X3]);COLUMN([.X3]))" office:value-type="float" office:value="10.7273543165467" calcext:value-type="float">
            <text:p>10.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20" table:formula="of:=INDIRECT(ADDRESS(COLUMN()+ROW([.A28])-COLUMN([.A28]); ROW()-ROW([.A28])+COLUMN([.A28])))" office:value-type="float" office:value="6.4518561151079" calcext:value-type="float">
            <text:p>6.452</text:p>
          </table:table-cell>
          <table:table-cell table:style-name="ce20" table:formula="of:=INDIRECT(ADDRESS(COLUMN()+ROW([.A28])-COLUMN([.A28]); ROW()-ROW([.A28])+COLUMN([.A28])))" office:value-type="float" office:value="24.9608333333334" calcext:value-type="float">
            <text:p>24.961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E4]);COLUMN([.E4]))" office:value-type="float" office:value="1.98" calcext:value-type="float">
            <text:p>1.980</text:p>
          </table:table-cell>
          <table:table-cell table:style-name="ce20" table:formula="of:=DIJK(ROW([.$B$2]);ROW([.$B$24]);COLUMN([.$B$2]);COLUMN([.$X$2]);ROW([.F4]);COLUMN([.F4]))" office:value-type="float" office:value="9.70750000000001" calcext:value-type="float">
            <text:p>9.708</text:p>
          </table:table-cell>
          <table:table-cell table:style-name="ce21" table:formula="of:=DIJK(ROW([.$B$2]);ROW([.$B$24]);COLUMN([.$B$2]);COLUMN([.$X$2]);ROW([.G4]);COLUMN([.G4]))" office:value-type="float" office:value="15.9454166666667" calcext:value-type="float">
            <text:p>15.945</text:p>
          </table:table-cell>
          <table:table-cell table:style-name="ce20" table:formula="of:=DIJK(ROW([.$B$2]);ROW([.$B$24]);COLUMN([.$B$2]);COLUMN([.$X$2]);ROW([.H4]);COLUMN([.H4]))" office:value-type="float" office:value="2.95516187050359" calcext:value-type="float">
            <text:p>2.955</text:p>
          </table:table-cell>
          <table:table-cell table:style-name="ce21" table:formula="of:=DIJK(ROW([.$B$2]);ROW([.$B$24]);COLUMN([.$B$2]);COLUMN([.$X$2]);ROW([.I4]);COLUMN([.I4]))" office:value-type="float" office:value="14.8764118705036" calcext:value-type="float">
            <text:p>14.876</text:p>
          </table:table-cell>
          <table:table-cell table:style-name="ce21" table:formula="of:=DIJK(ROW([.$B$2]);ROW([.$B$24]);COLUMN([.$B$2]);COLUMN([.$X$2]);ROW([.J4]);COLUMN([.J4]))" office:value-type="float" office:value="5.44041666666668" calcext:value-type="float">
            <text:p>5.440</text:p>
          </table:table-cell>
          <table:table-cell table:style-name="ce21" table:formula="of:=DIJK(ROW([.$B$2]);ROW([.$B$24]);COLUMN([.$B$2]);COLUMN([.$X$2]);ROW([.K4]);COLUMN([.K4]))" office:value-type="float" office:value="14.1716593333334" calcext:value-type="float">
            <text:p>14.172</text:p>
          </table:table-cell>
          <table:table-cell table:style-name="ce21" table:formula="of:=DIJK(ROW([.$B$2]);ROW([.$B$24]);COLUMN([.$B$2]);COLUMN([.$X$2]);ROW([.L4]);COLUMN([.L4]))" office:value-type="float" office:value="22.7562426666667" calcext:value-type="float">
            <text:p>22.756</text:p>
          </table:table-cell>
          <table:table-cell table:style-name="ce21" table:formula="of:=DIJK(ROW([.$B$2]);ROW([.$B$24]);COLUMN([.$B$2]);COLUMN([.$X$2]);ROW([.M4]);COLUMN([.M4]))" office:value-type="float" office:value="5.91032374100718" calcext:value-type="float">
            <text:p>5.910</text:p>
          </table:table-cell>
          <table:table-cell table:style-name="ce21" table:formula="of:=DIJK(ROW([.$B$2]);ROW([.$B$24]);COLUMN([.$B$2]);COLUMN([.$X$2]);ROW([.N4]);COLUMN([.N4]))" office:value-type="float" office:value="16.7280785371703" calcext:value-type="float">
            <text:p>16.728</text:p>
          </table:table-cell>
          <table:table-cell table:style-name="ce21" table:formula="of:=DIJK(ROW([.$B$2]);ROW([.$B$24]);COLUMN([.$B$2]);COLUMN([.$X$2]);ROW([.O4]);COLUMN([.O4]))" office:value-type="float" office:value="7.30852466666668" calcext:value-type="float">
            <text:p>7.309</text:p>
          </table:table-cell>
          <table:table-cell table:style-name="ce21" table:formula="of:=DIJK(ROW([.$B$2]);ROW([.$B$24]);COLUMN([.$B$2]);COLUMN([.$X$2]);ROW([.P4]);COLUMN([.P4]))" office:value-type="float" office:value="10.557071942446" calcext:value-type="float">
            <text:p>10.557</text:p>
          </table:table-cell>
          <table:table-cell table:style-name="ce21" table:formula="of:=DIJK(ROW([.$B$2]);ROW([.$B$24]);COLUMN([.$B$2]);COLUMN([.$X$2]);ROW([.Q4]);COLUMN([.Q4]))" office:value-type="float" office:value="8.31038266666667" calcext:value-type="float">
            <text:p>8.310</text:p>
          </table:table-cell>
          <table:table-cell table:style-name="ce21" table:formula="of:=DIJK(ROW([.$B$2]);ROW([.$B$24]);COLUMN([.$B$2]);COLUMN([.$X$2]);ROW([.R4]);COLUMN([.R4]))" office:value-type="float" office:value="7.80999266666668" calcext:value-type="float">
            <text:p>7.810</text:p>
          </table:table-cell>
          <table:table-cell table:style-name="ce21" table:formula="of:=DIJK(ROW([.$B$2]);ROW([.$B$24]);COLUMN([.$B$2]);COLUMN([.$X$2]);ROW([.S4]);COLUMN([.S4]))" office:value-type="float" office:value="19.2038806666667" calcext:value-type="float">
            <text:p>19.204</text:p>
          </table:table-cell>
          <table:table-cell table:style-name="ce21" table:formula="of:=DIJK(ROW([.$B$2]);ROW([.$B$24]);COLUMN([.$B$2]);COLUMN([.$X$2]);ROW([.T4]);COLUMN([.T4]))" office:value-type="float" office:value="11.1738806666667" calcext:value-type="float">
            <text:p>11.174</text:p>
          </table:table-cell>
          <table:table-cell table:style-name="ce21" table:formula="of:=DIJK(ROW([.$B$2]);ROW([.$B$24]);COLUMN([.$B$2]);COLUMN([.$X$2]);ROW([.U4]);COLUMN([.U4]))" office:value-type="float" office:value="16.5501306666667" calcext:value-type="float">
            <text:p>16.550</text:p>
          </table:table-cell>
          <table:table-cell table:style-name="ce21" table:formula="of:=DIJK(ROW([.$B$2]);ROW([.$B$24]);COLUMN([.$B$2]);COLUMN([.$X$2]);ROW([.V4]);COLUMN([.V4]))" office:value-type="float" office:value="11.9239266666667" calcext:value-type="float">
            <text:p>11.924</text:p>
          </table:table-cell>
          <table:table-cell table:style-name="ce21" table:formula="of:=DIJK(ROW([.$B$2]);ROW([.$B$24]);COLUMN([.$B$2]);COLUMN([.$X$2]);ROW([.W4]);COLUMN([.W4]))" office:value-type="float" office:value="17.1125301199041" calcext:value-type="float">
            <text:p>17.113</text:p>
          </table:table-cell>
          <table:table-cell table:style-name="ce21" table:formula="of:=DIJK(ROW([.$B$2]);ROW([.$B$24]);COLUMN([.$B$2]);COLUMN([.$X$2]);ROW([.X4]);COLUMN([.X4]))" office:value-type="float" office:value="14.5385377697841" calcext:value-type="float">
            <text:p>14.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20" table:formula="of:=INDIRECT(ADDRESS(COLUMN()+ROW([.A28])-COLUMN([.A28]); ROW()-ROW([.A28])+COLUMN([.A28])))" office:value-type="float" office:value="7.66333333333335" calcext:value-type="float">
            <text:p>7.663</text:p>
          </table:table-cell>
          <table:table-cell table:style-name="ce20" table:formula="of:=INDIRECT(ADDRESS(COLUMN()+ROW([.A28])-COLUMN([.A28]); ROW()-ROW([.A28])+COLUMN([.A28])))" office:value-type="float" office:value="24.7133333333334" calcext:value-type="float">
            <text:p>24.713</text:p>
          </table:table-cell>
          <table:table-cell table:style-name="ce20" table:formula="of:=INDIRECT(ADDRESS(COLUMN()+ROW([.A28])-COLUMN([.A28]); ROW()-ROW([.A28])+COLUMN([.A28])))" office:value-type="float" office:value="1.98" calcext:value-type="float">
            <text:p>1.98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F5]);COLUMN([.F5]))" office:value-type="float" office:value="9.46000000000001" calcext:value-type="float">
            <text:p>9.460</text:p>
          </table:table-cell>
          <table:table-cell table:style-name="ce21" table:formula="of:=DIJK(ROW([.$B$2]);ROW([.$B$24]);COLUMN([.$B$2]);COLUMN([.$X$2]);ROW([.G5]);COLUMN([.G5]))" office:value-type="float" office:value="15.6979166666667" calcext:value-type="float">
            <text:p>15.698</text:p>
          </table:table-cell>
          <table:table-cell table:style-name="ce21" table:formula="of:=DIJK(ROW([.$B$2]);ROW([.$B$24]);COLUMN([.$B$2]);COLUMN([.$X$2]);ROW([.H5]);COLUMN([.H5]))" office:value-type="float" office:value="4.93516187050359" calcext:value-type="float">
            <text:p>4.935</text:p>
          </table:table-cell>
          <table:table-cell table:style-name="ce21" table:formula="of:=DIJK(ROW([.$B$2]);ROW([.$B$24]);COLUMN([.$B$2]);COLUMN([.$X$2]);ROW([.I5]);COLUMN([.I5]))" office:value-type="float" office:value="6.31529066666667" calcext:value-type="float">
            <text:p>6.315</text:p>
          </table:table-cell>
          <table:table-cell table:style-name="ce20" table:formula="of:=DIJK(ROW([.$B$2]);ROW([.$B$24]);COLUMN([.$B$2]);COLUMN([.$X$2]);ROW([.J5]);COLUMN([.J5]))" office:value-type="float" office:value="3.46041666666667" calcext:value-type="float">
            <text:p>3.460</text:p>
          </table:table-cell>
          <table:table-cell table:style-name="ce21" table:formula="of:=DIJK(ROW([.$B$2]);ROW([.$B$24]);COLUMN([.$B$2]);COLUMN([.$X$2]);ROW([.K5]);COLUMN([.K5]))" office:value-type="float" office:value="12.1916593333334" calcext:value-type="float">
            <text:p>12.192</text:p>
          </table:table-cell>
          <table:table-cell table:style-name="ce21" table:formula="of:=DIJK(ROW([.$B$2]);ROW([.$B$24]);COLUMN([.$B$2]);COLUMN([.$X$2]);ROW([.L5]);COLUMN([.L5]))" office:value-type="float" office:value="20.7762426666667" calcext:value-type="float">
            <text:p>20.776</text:p>
          </table:table-cell>
          <table:table-cell table:style-name="ce21" table:formula="of:=DIJK(ROW([.$B$2]);ROW([.$B$24]);COLUMN([.$B$2]);COLUMN([.$X$2]);ROW([.M5]);COLUMN([.M5]))" office:value-type="float" office:value="7.89032374100718" calcext:value-type="float">
            <text:p>7.890</text:p>
          </table:table-cell>
          <table:table-cell table:style-name="ce21" table:formula="of:=DIJK(ROW([.$B$2]);ROW([.$B$24]);COLUMN([.$B$2]);COLUMN([.$X$2]);ROW([.N5]);COLUMN([.N5]))" office:value-type="float" office:value="18.7080785371703" calcext:value-type="float">
            <text:p>18.708</text:p>
          </table:table-cell>
          <table:table-cell table:style-name="ce21" table:formula="of:=DIJK(ROW([.$B$2]);ROW([.$B$24]);COLUMN([.$B$2]);COLUMN([.$X$2]);ROW([.O5]);COLUMN([.O5]))" office:value-type="float" office:value="5.32852466666667" calcext:value-type="float">
            <text:p>5.329</text:p>
          </table:table-cell>
          <table:table-cell table:style-name="ce21" table:formula="of:=DIJK(ROW([.$B$2]);ROW([.$B$24]);COLUMN([.$B$2]);COLUMN([.$X$2]);ROW([.P5]);COLUMN([.P5]))" office:value-type="float" office:value="12.8182046666667" calcext:value-type="float">
            <text:p>12.818</text:p>
          </table:table-cell>
          <table:table-cell table:style-name="ce21" table:formula="of:=DIJK(ROW([.$B$2]);ROW([.$B$24]);COLUMN([.$B$2]);COLUMN([.$X$2]);ROW([.Q5]);COLUMN([.Q5]))" office:value-type="float" office:value="6.33038266666667" calcext:value-type="float">
            <text:p>6.330</text:p>
          </table:table-cell>
          <table:table-cell table:style-name="ce21" table:formula="of:=DIJK(ROW([.$B$2]);ROW([.$B$24]);COLUMN([.$B$2]);COLUMN([.$X$2]);ROW([.R5]);COLUMN([.R5]))" office:value-type="float" office:value="5.82999266666667" calcext:value-type="float">
            <text:p>5.830</text:p>
          </table:table-cell>
          <table:table-cell table:style-name="ce21" table:formula="of:=DIJK(ROW([.$B$2]);ROW([.$B$24]);COLUMN([.$B$2]);COLUMN([.$X$2]);ROW([.S5]);COLUMN([.S5]))" office:value-type="float" office:value="17.2238806666667" calcext:value-type="float">
            <text:p>17.224</text:p>
          </table:table-cell>
          <table:table-cell table:style-name="ce21" table:formula="of:=DIJK(ROW([.$B$2]);ROW([.$B$24]);COLUMN([.$B$2]);COLUMN([.$X$2]);ROW([.T5]);COLUMN([.T5]))" office:value-type="float" office:value="9.19388066666668" calcext:value-type="float">
            <text:p>9.194</text:p>
          </table:table-cell>
          <table:table-cell table:style-name="ce21" table:formula="of:=DIJK(ROW([.$B$2]);ROW([.$B$24]);COLUMN([.$B$2]);COLUMN([.$X$2]);ROW([.U5]);COLUMN([.U5]))" office:value-type="float" office:value="14.5701306666667" calcext:value-type="float">
            <text:p>14.570</text:p>
          </table:table-cell>
          <table:table-cell table:style-name="ce21" table:formula="of:=DIJK(ROW([.$B$2]);ROW([.$B$24]);COLUMN([.$B$2]);COLUMN([.$X$2]);ROW([.V5]);COLUMN([.V5]))" office:value-type="float" office:value="9.94392666666668" calcext:value-type="float">
            <text:p>9.944</text:p>
          </table:table-cell>
          <table:table-cell table:style-name="ce21" table:formula="of:=DIJK(ROW([.$B$2]);ROW([.$B$24]);COLUMN([.$B$2]);COLUMN([.$X$2]);ROW([.W5]);COLUMN([.W5]))" office:value-type="float" office:value="15.1325301199041" calcext:value-type="float">
            <text:p>15.133</text:p>
          </table:table-cell>
          <table:table-cell table:style-name="ce21" table:formula="of:=DIJK(ROW([.$B$2]);ROW([.$B$24]);COLUMN([.$B$2]);COLUMN([.$X$2]);ROW([.X5]);COLUMN([.X5]))" office:value-type="float" office:value="19.165393117506" calcext:value-type="float">
            <text:p>19.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20" table:formula="of:=INDIRECT(ADDRESS(COLUMN()+ROW([.A28])-COLUMN([.A28]); ROW()-ROW([.A28])+COLUMN([.A28])))" office:value-type="float" office:value="11.6783333333334" calcext:value-type="float">
            <text:p>11.678</text:p>
          </table:table-cell>
          <table:table-cell table:style-name="ce21" table:formula="of:=INDIRECT(ADDRESS(COLUMN()+ROW([.A28])-COLUMN([.A28]); ROW()-ROW([.A28])+COLUMN([.A28])))" office:value-type="float" office:value="8.52779616306956" calcext:value-type="float">
            <text:p>8.528</text:p>
          </table:table-cell>
          <table:table-cell table:style-name="ce20" table:formula="of:=INDIRECT(ADDRESS(COLUMN()+ROW([.A28])-COLUMN([.A28]); ROW()-ROW([.A28])+COLUMN([.A28])))" office:value-type="float" office:value="9.70750000000001" calcext:value-type="float">
            <text:p>9.708</text:p>
          </table:table-cell>
          <table:table-cell table:style-name="ce20" table:formula="of:=INDIRECT(ADDRESS(COLUMN()+ROW([.A28])-COLUMN([.A28]); ROW()-ROW([.A28])+COLUMN([.A28])))" office:value-type="float" office:value="9.46000000000001" calcext:value-type="float">
            <text:p>9.46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G6]);COLUMN([.G6]))" office:value-type="float" office:value="6.23791666666669" calcext:value-type="float">
            <text:p>6.238</text:p>
          </table:table-cell>
          <table:table-cell table:style-name="ce21" table:formula="of:=DIJK(ROW([.$B$2]);ROW([.$B$24]);COLUMN([.$B$2]);COLUMN([.$X$2]);ROW([.H6]);COLUMN([.H6]))" office:value-type="float" office:value="12.6626618705036" calcext:value-type="float">
            <text:p>12.663</text:p>
          </table:table-cell>
          <table:table-cell table:style-name="ce21" table:formula="of:=DIJK(ROW([.$B$2]);ROW([.$B$24]);COLUMN([.$B$2]);COLUMN([.$X$2]);ROW([.I6]);COLUMN([.I6]))" office:value-type="float" office:value="24.5839118705036" calcext:value-type="float">
            <text:p>24.584</text:p>
          </table:table-cell>
          <table:table-cell table:style-name="ce21" table:formula="of:=DIJK(ROW([.$B$2]);ROW([.$B$24]);COLUMN([.$B$2]);COLUMN([.$X$2]);ROW([.J6]);COLUMN([.J6]))" office:value-type="float" office:value="12.9204166666667" calcext:value-type="float">
            <text:p>12.920</text:p>
          </table:table-cell>
          <table:table-cell table:style-name="ce21" table:formula="of:=DIJK(ROW([.$B$2]);ROW([.$B$24]);COLUMN([.$B$2]);COLUMN([.$X$2]);ROW([.K6]);COLUMN([.K6]))" office:value-type="float" office:value="18.5564658273382" calcext:value-type="float">
            <text:p>18.556</text:p>
          </table:table-cell>
          <table:table-cell table:style-name="ce21" table:formula="of:=DIJK(ROW([.$B$2]);ROW([.$B$24]);COLUMN([.$B$2]);COLUMN([.$X$2]);ROW([.L6]);COLUMN([.L6]))" office:value-type="float" office:value="9.97188249400481" calcext:value-type="float">
            <text:p>9.972</text:p>
          </table:table-cell>
          <table:table-cell table:style-name="ce21" table:formula="of:=DIJK(ROW([.$B$2]);ROW([.$B$24]);COLUMN([.$B$2]);COLUMN([.$X$2]);ROW([.M6]);COLUMN([.M6]))" office:value-type="float" office:value="15.6178237410072" calcext:value-type="float">
            <text:p>15.618</text:p>
          </table:table-cell>
          <table:table-cell table:style-name="ce21" table:formula="of:=DIJK(ROW([.$B$2]);ROW([.$B$24]);COLUMN([.$B$2]);COLUMN([.$X$2]);ROW([.N6]);COLUMN([.N6]))" office:value-type="float" office:value="26.4355785371703" calcext:value-type="float">
            <text:p>26.436</text:p>
          </table:table-cell>
          <table:table-cell table:style-name="ce21" table:formula="of:=DIJK(ROW([.$B$2]);ROW([.$B$24]);COLUMN([.$B$2]);COLUMN([.$X$2]);ROW([.O6]);COLUMN([.O6]))" office:value-type="float" office:value="14.7885246666667" calcext:value-type="float">
            <text:p>14.789</text:p>
          </table:table-cell>
          <table:table-cell table:style-name="ce21" table:formula="of:=DIJK(ROW([.$B$2]);ROW([.$B$24]);COLUMN([.$B$2]);COLUMN([.$X$2]);ROW([.P6]);COLUMN([.P6]))" office:value-type="float" office:value="18.6568573141487" calcext:value-type="float">
            <text:p>18.657</text:p>
          </table:table-cell>
          <table:table-cell table:style-name="ce21" table:formula="of:=DIJK(ROW([.$B$2]);ROW([.$B$24]);COLUMN([.$B$2]);COLUMN([.$X$2]);ROW([.Q6]);COLUMN([.Q6]))" office:value-type="float" office:value="15.7903826666667" calcext:value-type="float">
            <text:p>15.790</text:p>
          </table:table-cell>
          <table:table-cell table:style-name="ce21" table:formula="of:=DIJK(ROW([.$B$2]);ROW([.$B$24]);COLUMN([.$B$2]);COLUMN([.$X$2]);ROW([.R6]);COLUMN([.R6]))" office:value-type="float" office:value="15.2899926666667" calcext:value-type="float">
            <text:p>15.290</text:p>
          </table:table-cell>
          <table:table-cell table:style-name="ce21" table:formula="of:=DIJK(ROW([.$B$2]);ROW([.$B$24]);COLUMN([.$B$2]);COLUMN([.$X$2]);ROW([.S6]);COLUMN([.S6]))" office:value-type="float" office:value="32.6364658273382" calcext:value-type="float">
            <text:p>32.636</text:p>
          </table:table-cell>
          <table:table-cell table:style-name="ce21" table:formula="of:=DIJK(ROW([.$B$2]);ROW([.$B$24]);COLUMN([.$B$2]);COLUMN([.$X$2]);ROW([.T6]);COLUMN([.T6]))" office:value-type="float" office:value="24.6469039376499" calcext:value-type="float">
            <text:p>24.647</text:p>
          </table:table-cell>
          <table:table-cell table:style-name="ce21" table:formula="of:=DIJK(ROW([.$B$2]);ROW([.$B$24]);COLUMN([.$B$2]);COLUMN([.$X$2]);ROW([.U6]);COLUMN([.U6]))" office:value-type="float" office:value="19.1838398273382" calcext:value-type="float">
            <text:p>19.184</text:p>
          </table:table-cell>
          <table:table-cell table:style-name="ce21" table:formula="of:=DIJK(ROW([.$B$2]);ROW([.$B$24]);COLUMN([.$B$2]);COLUMN([.$X$2]);ROW([.V6]);COLUMN([.V6]))" office:value-type="float" office:value="25.2710439376498" calcext:value-type="float">
            <text:p>25.271</text:p>
          </table:table-cell>
          <table:table-cell table:style-name="ce21" table:formula="of:=DIJK(ROW([.$B$2]);ROW([.$B$24]);COLUMN([.$B$2]);COLUMN([.$X$2]);ROW([.W6]);COLUMN([.W6]))" office:value-type="float" office:value="24.5925301199041" calcext:value-type="float">
            <text:p>24.593</text:p>
          </table:table-cell>
          <table:table-cell table:style-name="ce21" table:formula="of:=DIJK(ROW([.$B$2]);ROW([.$B$24]);COLUMN([.$B$2]);COLUMN([.$X$2]);ROW([.X6]);COLUMN([.X6]))" office:value-type="float" office:value="14.6753914868106" calcext:value-type="float">
            <text:p>14.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style-name="ce21" table:formula="of:=INDIRECT(ADDRESS(COLUMN()+ROW([.A28])-COLUMN([.A28]); ROW()-ROW([.A28])+COLUMN([.A28])))" office:value-type="float" office:value="17.91625" calcext:value-type="float">
            <text:p>17.916</text:p>
          </table:table-cell>
          <table:table-cell table:style-name="ce20" table:formula="of:=INDIRECT(ADDRESS(COLUMN()+ROW([.A28])-COLUMN([.A28]); ROW()-ROW([.A28])+COLUMN([.A28])))" office:value-type="float" office:value="2.28987949640287" calcext:value-type="float">
            <text:p>2.290</text:p>
          </table:table-cell>
          <table:table-cell table:style-name="ce21" table:formula="of:=INDIRECT(ADDRESS(COLUMN()+ROW([.A28])-COLUMN([.A28]); ROW()-ROW([.A28])+COLUMN([.A28])))" office:value-type="float" office:value="15.9454166666667" calcext:value-type="float">
            <text:p>15.945</text:p>
          </table:table-cell>
          <table:table-cell table:style-name="ce21" table:formula="of:=INDIRECT(ADDRESS(COLUMN()+ROW([.A28])-COLUMN([.A28]); ROW()-ROW([.A28])+COLUMN([.A28])))" office:value-type="float" office:value="15.6979166666667" calcext:value-type="float">
            <text:p>15.698</text:p>
          </table:table-cell>
          <table:table-cell table:style-name="ce20" table:formula="of:=INDIRECT(ADDRESS(COLUMN()+ROW([.A28])-COLUMN([.A28]); ROW()-ROW([.A28])+COLUMN([.A28])))" office:value-type="float" office:value="6.23791666666669" calcext:value-type="float">
            <text:p>6.238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H7]);COLUMN([.H7]))" office:value-type="float" office:value="18.9005785371703" calcext:value-type="float">
            <text:p>18.901</text:p>
          </table:table-cell>
          <table:table-cell table:style-name="ce21" table:formula="of:=DIJK(ROW([.$B$2]);ROW([.$B$24]);COLUMN([.$B$2]);COLUMN([.$X$2]);ROW([.I7]);COLUMN([.I7]))" office:value-type="float" office:value="23.261728647482" calcext:value-type="float">
            <text:p>23.262</text:p>
          </table:table-cell>
          <table:table-cell table:style-name="ce21" table:formula="of:=DIJK(ROW([.$B$2]);ROW([.$B$24]);COLUMN([.$B$2]);COLUMN([.$X$2]);ROW([.J7]);COLUMN([.J7]))" office:value-type="float" office:value="19.1583333333334" calcext:value-type="float">
            <text:p>19.158</text:p>
          </table:table-cell>
          <table:table-cell table:style-name="ce21" table:formula="of:=DIJK(ROW([.$B$2]);ROW([.$B$24]);COLUMN([.$B$2]);COLUMN([.$X$2]);ROW([.K7]);COLUMN([.K7]))" office:value-type="float" office:value="12.3185491606715" calcext:value-type="float">
            <text:p>12.319</text:p>
          </table:table-cell>
          <table:table-cell table:style-name="ce20" table:formula="of:=DIJK(ROW([.$B$2]);ROW([.$B$24]);COLUMN([.$B$2]);COLUMN([.$X$2]);ROW([.L7]);COLUMN([.L7]))" office:value-type="float" office:value="3.73396582733812" calcext:value-type="float">
            <text:p>3.734</text:p>
          </table:table-cell>
          <table:table-cell table:style-name="ce21" table:formula="of:=DIJK(ROW([.$B$2]);ROW([.$B$24]);COLUMN([.$B$2]);COLUMN([.$X$2]);ROW([.M7]);COLUMN([.M7]))" office:value-type="float" office:value="17.0656888489208" calcext:value-type="float">
            <text:p>17.066</text:p>
          </table:table-cell>
          <table:table-cell table:style-name="ce21" table:formula="of:=DIJK(ROW([.$B$2]);ROW([.$B$24]);COLUMN([.$B$2]);COLUMN([.$X$2]);ROW([.N7]);COLUMN([.N7]))" office:value-type="float" office:value="19.8943573141487" calcext:value-type="float">
            <text:p>19.894</text:p>
          </table:table-cell>
          <table:table-cell table:style-name="ce21" table:formula="of:=DIJK(ROW([.$B$2]);ROW([.$B$24]);COLUMN([.$B$2]);COLUMN([.$X$2]);ROW([.O7]);COLUMN([.O7]))" office:value-type="float" office:value="21.525994647482" calcext:value-type="float">
            <text:p>21.526</text:p>
          </table:table-cell>
          <table:table-cell table:style-name="ce21" table:formula="of:=DIJK(ROW([.$B$2]);ROW([.$B$24]);COLUMN([.$B$2]);COLUMN([.$X$2]);ROW([.P7]);COLUMN([.P7]))" office:value-type="float" office:value="12.418940647482" calcext:value-type="float">
            <text:p>12.419</text:p>
          </table:table-cell>
          <table:table-cell table:style-name="ce21" table:formula="of:=DIJK(ROW([.$B$2]);ROW([.$B$24]);COLUMN([.$B$2]);COLUMN([.$X$2]);ROW([.Q7]);COLUMN([.Q7]))" office:value-type="float" office:value="18.658184647482" calcext:value-type="float">
            <text:p>18.658</text:p>
          </table:table-cell>
          <table:table-cell table:style-name="ce21" table:formula="of:=DIJK(ROW([.$B$2]);ROW([.$B$24]);COLUMN([.$B$2]);COLUMN([.$X$2]);ROW([.R7]);COLUMN([.R7]))" office:value-type="float" office:value="18.6802158273382" calcext:value-type="float">
            <text:p>18.680</text:p>
          </table:table-cell>
          <table:table-cell table:style-name="ce21" table:formula="of:=DIJK(ROW([.$B$2]);ROW([.$B$24]);COLUMN([.$B$2]);COLUMN([.$X$2]);ROW([.S7]);COLUMN([.S7]))" office:value-type="float" office:value="26.3985491606715" calcext:value-type="float">
            <text:p>26.399</text:p>
          </table:table-cell>
          <table:table-cell table:style-name="ce21" table:formula="of:=DIJK(ROW([.$B$2]);ROW([.$B$24]);COLUMN([.$B$2]);COLUMN([.$X$2]);ROW([.T7]);COLUMN([.T7]))" office:value-type="float" office:value="18.4089872709832" calcext:value-type="float">
            <text:p>18.409</text:p>
          </table:table-cell>
          <table:table-cell table:style-name="ce21" table:formula="of:=DIJK(ROW([.$B$2]);ROW([.$B$24]);COLUMN([.$B$2]);COLUMN([.$X$2]);ROW([.U7]);COLUMN([.U7]))" office:value-type="float" office:value="12.9459231606715" calcext:value-type="float">
            <text:p>12.946</text:p>
          </table:table-cell>
          <table:table-cell table:style-name="ce21" table:formula="of:=DIJK(ROW([.$B$2]);ROW([.$B$24]);COLUMN([.$B$2]);COLUMN([.$X$2]);ROW([.V7]);COLUMN([.V7]))" office:value-type="float" office:value="19.0331272709832" calcext:value-type="float">
            <text:p>19.033</text:p>
          </table:table-cell>
          <table:table-cell table:style-name="ce21" table:formula="of:=DIJK(ROW([.$B$2]);ROW([.$B$24]);COLUMN([.$B$2]);COLUMN([.$X$2]);ROW([.W7]);COLUMN([.W7]))" office:value-type="float" office:value="22.0991961007194" calcext:value-type="float">
            <text:p>22.099</text:p>
          </table:table-cell>
          <table:table-cell table:style-name="ce21" table:formula="of:=DIJK(ROW([.$B$2]);ROW([.$B$24]);COLUMN([.$B$2]);COLUMN([.$X$2]);ROW([.X7]);COLUMN([.X7]))" office:value-type="float" office:value="8.43747482014387" calcext:value-type="float">
            <text:p>8.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style-name="ce21" table:formula="of:=INDIRECT(ADDRESS(COLUMN()+ROW([.A28])-COLUMN([.A28]); ROW()-ROW([.A28])+COLUMN([.A28])))" office:value-type="float" office:value="9.40701798561149" calcext:value-type="float">
            <text:p>9.407</text:p>
          </table:table-cell>
          <table:table-cell table:style-name="ce21" table:formula="of:=INDIRECT(ADDRESS(COLUMN()+ROW([.A28])-COLUMN([.A28]); ROW()-ROW([.A28])+COLUMN([.A28])))" office:value-type="float" office:value="21.1904580335732" calcext:value-type="float">
            <text:p>21.190</text:p>
          </table:table-cell>
          <table:table-cell table:style-name="ce20" table:formula="of:=INDIRECT(ADDRESS(COLUMN()+ROW([.A28])-COLUMN([.A28]); ROW()-ROW([.A28])+COLUMN([.A28])))" office:value-type="float" office:value="2.95516187050359" calcext:value-type="float">
            <text:p>2.955</text:p>
          </table:table-cell>
          <table:table-cell table:style-name="ce21" table:formula="of:=INDIRECT(ADDRESS(COLUMN()+ROW([.A28])-COLUMN([.A28]); ROW()-ROW([.A28])+COLUMN([.A28])))" office:value-type="float" office:value="4.93516187050359" calcext:value-type="float">
            <text:p>4.935</text:p>
          </table:table-cell>
          <table:table-cell table:style-name="ce21" table:formula="of:=INDIRECT(ADDRESS(COLUMN()+ROW([.A28])-COLUMN([.A28]); ROW()-ROW([.A28])+COLUMN([.A28])))" office:value-type="float" office:value="12.6626618705036" calcext:value-type="float">
            <text:p>12.663</text:p>
          </table:table-cell>
          <table:table-cell table:style-name="ce21" table:formula="of:=INDIRECT(ADDRESS(COLUMN()+ROW([.A28])-COLUMN([.A28]); ROW()-ROW([.A28])+COLUMN([.A28])))" office:value-type="float" office:value="18.9005785371703" calcext:value-type="float">
            <text:p>18.901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I8]);COLUMN([.I8]))" office:value-type="float" office:value="11.92125" calcext:value-type="float">
            <text:p>11.921</text:p>
          </table:table-cell>
          <table:table-cell table:style-name="ce21" table:formula="of:=DIJK(ROW([.$B$2]);ROW([.$B$24]);COLUMN([.$B$2]);COLUMN([.$X$2]);ROW([.J8]);COLUMN([.J8]))" office:value-type="float" office:value="8.39557853717026" calcext:value-type="float">
            <text:p>8.396</text:p>
          </table:table-cell>
          <table:table-cell table:style-name="ce21" table:formula="of:=DIJK(ROW([.$B$2]);ROW([.$B$24]);COLUMN([.$B$2]);COLUMN([.$X$2]);ROW([.K8]);COLUMN([.K8]))" office:value-type="float" office:value="17.126821203837" calcext:value-type="float">
            <text:p>17.127</text:p>
          </table:table-cell>
          <table:table-cell table:style-name="ce21" table:formula="of:=DIJK(ROW([.$B$2]);ROW([.$B$24]);COLUMN([.$B$2]);COLUMN([.$X$2]);ROW([.L8]);COLUMN([.L8]))" office:value-type="float" office:value="16.2868848920863" calcext:value-type="float">
            <text:p>16.287</text:p>
          </table:table-cell>
          <table:table-cell table:style-name="ce20" table:formula="of:=DIJK(ROW([.$B$2]);ROW([.$B$24]);COLUMN([.$B$2]);COLUMN([.$X$2]);ROW([.M8]);COLUMN([.M8]))" office:value-type="float" office:value="2.95516187050359" calcext:value-type="float">
            <text:p>2.955</text:p>
          </table:table-cell>
          <table:table-cell table:style-name="ce20" table:formula="of:=DIJK(ROW([.$B$2]);ROW([.$B$24]);COLUMN([.$B$2]);COLUMN([.$X$2]);ROW([.N8]);COLUMN([.N8]))" office:value-type="float" office:value="13.7729166666667" calcext:value-type="float">
            <text:p>13.773</text:p>
          </table:table-cell>
          <table:table-cell table:style-name="ce21" table:formula="of:=DIJK(ROW([.$B$2]);ROW([.$B$24]);COLUMN([.$B$2]);COLUMN([.$X$2]);ROW([.O8]);COLUMN([.O8]))" office:value-type="float" office:value="10.2636865371703" calcext:value-type="float">
            <text:p>10.264</text:p>
          </table:table-cell>
          <table:table-cell table:style-name="ce21" table:formula="of:=DIJK(ROW([.$B$2]);ROW([.$B$24]);COLUMN([.$B$2]);COLUMN([.$X$2]);ROW([.P8]);COLUMN([.P8]))" office:value-type="float" office:value="7.60191007194243" calcext:value-type="float">
            <text:p>7.602</text:p>
          </table:table-cell>
          <table:table-cell table:style-name="ce21" table:formula="of:=DIJK(ROW([.$B$2]);ROW([.$B$24]);COLUMN([.$B$2]);COLUMN([.$X$2]);ROW([.Q8]);COLUMN([.Q8]))" office:value-type="float" office:value="13.8411540719424" calcext:value-type="float">
            <text:p>13.841</text:p>
          </table:table-cell>
          <table:table-cell table:style-name="ce21" table:formula="of:=DIJK(ROW([.$B$2]);ROW([.$B$24]);COLUMN([.$B$2]);COLUMN([.$X$2]);ROW([.R8]);COLUMN([.R8]))" office:value-type="float" office:value="14.5901220719424" calcext:value-type="float">
            <text:p>14.590</text:p>
          </table:table-cell>
          <table:table-cell table:style-name="ce21" table:formula="of:=DIJK(ROW([.$B$2]);ROW([.$B$24]);COLUMN([.$B$2]);COLUMN([.$X$2]);ROW([.S8]);COLUMN([.S8]))" office:value-type="float" office:value="21.2470140719425" calcext:value-type="float">
            <text:p>21.247</text:p>
          </table:table-cell>
          <table:table-cell table:style-name="ce21" table:formula="of:=DIJK(ROW([.$B$2]);ROW([.$B$24]);COLUMN([.$B$2]);COLUMN([.$X$2]);ROW([.T8]);COLUMN([.T8]))" office:value-type="float" office:value="13.2170140719424" calcext:value-type="float">
            <text:p>13.217</text:p>
          </table:table-cell>
          <table:table-cell table:style-name="ce21" table:formula="of:=DIJK(ROW([.$B$2]);ROW([.$B$24]);COLUMN([.$B$2]);COLUMN([.$X$2]);ROW([.U8]);COLUMN([.U8]))" office:value-type="float" office:value="18.5932640719424" calcext:value-type="float">
            <text:p>18.593</text:p>
          </table:table-cell>
          <table:table-cell table:style-name="ce21" table:formula="of:=DIJK(ROW([.$B$2]);ROW([.$B$24]);COLUMN([.$B$2]);COLUMN([.$X$2]);ROW([.V8]);COLUMN([.V8]))" office:value-type="float" office:value="12.0935620719424" calcext:value-type="float">
            <text:p>12.094</text:p>
          </table:table-cell>
          <table:table-cell table:style-name="ce21" table:formula="of:=DIJK(ROW([.$B$2]);ROW([.$B$24]);COLUMN([.$B$2]);COLUMN([.$X$2]);ROW([.W8]);COLUMN([.W8]))" office:value-type="float" office:value="17.2821655251798" calcext:value-type="float">
            <text:p>17.282</text:p>
          </table:table-cell>
          <table:table-cell table:style-name="ce21" table:formula="of:=DIJK(ROW([.$B$2]);ROW([.$B$24]);COLUMN([.$B$2]);COLUMN([.$X$2]);ROW([.X8]);COLUMN([.X8]))" office:value-type="float" office:value="11.5833758992805" calcext:value-type="float">
            <text:p>11.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style-name="ce21" table:formula="of:=INDIRECT(ADDRESS(COLUMN()+ROW([.A28])-COLUMN([.A28]); ROW()-ROW([.A28])+COLUMN([.A28])))" office:value-type="float" office:value="21.3282679856115" calcext:value-type="float">
            <text:p>21.328</text:p>
          </table:table-cell>
          <table:table-cell table:style-name="ce21" table:formula="of:=INDIRECT(ADDRESS(COLUMN()+ROW([.A28])-COLUMN([.A28]); ROW()-ROW([.A28])+COLUMN([.A28])))" office:value-type="float" office:value="25.5516081438849" calcext:value-type="float">
            <text:p>25.552</text:p>
          </table:table-cell>
          <table:table-cell table:style-name="ce21" table:formula="of:=INDIRECT(ADDRESS(COLUMN()+ROW([.A28])-COLUMN([.A28]); ROW()-ROW([.A28])+COLUMN([.A28])))" office:value-type="float" office:value="14.8764118705036" calcext:value-type="float">
            <text:p>14.876</text:p>
          </table:table-cell>
          <table:table-cell table:style-name="ce21" table:formula="of:=INDIRECT(ADDRESS(COLUMN()+ROW([.A28])-COLUMN([.A28]); ROW()-ROW([.A28])+COLUMN([.A28])))" office:value-type="float" office:value="6.31529066666667" calcext:value-type="float">
            <text:p>6.315</text:p>
          </table:table-cell>
          <table:table-cell table:style-name="ce21" table:formula="of:=INDIRECT(ADDRESS(COLUMN()+ROW([.A28])-COLUMN([.A28]); ROW()-ROW([.A28])+COLUMN([.A28])))" office:value-type="float" office:value="24.5839118705036" calcext:value-type="float">
            <text:p>24.584</text:p>
          </table:table-cell>
          <table:table-cell table:style-name="ce21" table:formula="of:=INDIRECT(ADDRESS(COLUMN()+ROW([.A28])-COLUMN([.A28]); ROW()-ROW([.A28])+COLUMN([.A28])))" office:value-type="float" office:value="23.261728647482" calcext:value-type="float">
            <text:p>23.262</text:p>
          </table:table-cell>
          <table:table-cell table:style-name="ce20" table:formula="of:=INDIRECT(ADDRESS(COLUMN()+ROW([.A28])-COLUMN([.A28]); ROW()-ROW([.A28])+COLUMN([.A28])))" office:value-type="float" office:value="11.92125" calcext:value-type="float">
            <text:p>11.921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J9]);COLUMN([.J9]))" office:value-type="float" office:value="2.854874" calcext:value-type="float">
            <text:p>2.855</text:p>
          </table:table-cell>
          <table:table-cell table:style-name="ce21" table:formula="of:=DIJK(ROW([.$B$2]);ROW([.$B$24]);COLUMN([.$B$2]);COLUMN([.$X$2]);ROW([.K9]);COLUMN([.K9]))" office:value-type="float" office:value="10.7155546666667" calcext:value-type="float">
            <text:p>10.716</text:p>
          </table:table-cell>
          <table:table-cell table:style-name="ce21" table:formula="of:=DIJK(ROW([.$B$2]);ROW([.$B$24]);COLUMN([.$B$2]);COLUMN([.$X$2]);ROW([.L9]);COLUMN([.L9]))" office:value-type="float" office:value="19.3001380000001" calcext:value-type="float">
            <text:p>19.300</text:p>
          </table:table-cell>
          <table:table-cell table:style-name="ce20" table:formula="of:=DIJK(ROW([.$B$2]);ROW([.$B$24]);COLUMN([.$B$2]);COLUMN([.$X$2]);ROW([.M9]);COLUMN([.M9]))" office:value-type="float" office:value="12.8470833333334" calcext:value-type="float">
            <text:p>12.847</text:p>
          </table:table-cell>
          <table:table-cell table:style-name="ce20" table:formula="of:=DIJK(ROW([.$B$2]);ROW([.$B$24]);COLUMN([.$B$2]);COLUMN([.$X$2]);ROW([.N9]);COLUMN([.N9]))" office:value-type="float" office:value="10.56" calcext:value-type="float">
            <text:p>10.560</text:p>
          </table:table-cell>
          <table:table-cell table:style-name="ce20" table:formula="of:=DIJK(ROW([.$B$2]);ROW([.$B$24]);COLUMN([.$B$2]);COLUMN([.$X$2]);ROW([.O9]);COLUMN([.O9]))" office:value-type="float" office:value="2.353406" calcext:value-type="float">
            <text:p>2.353</text:p>
          </table:table-cell>
          <table:table-cell table:style-name="ce21" table:formula="of:=DIJK(ROW([.$B$2]);ROW([.$B$24]);COLUMN([.$B$2]);COLUMN([.$X$2]);ROW([.P9]);COLUMN([.P9]))" office:value-type="float" office:value="9.718258" calcext:value-type="float">
            <text:p>9.718</text:p>
          </table:table-cell>
          <table:table-cell table:style-name="ce20" table:formula="of:=DIJK(ROW([.$B$2]);ROW([.$B$24]);COLUMN([.$B$2]);COLUMN([.$X$2]);ROW([.Q9]);COLUMN([.Q9]))" office:value-type="float" office:value="3.479014" calcext:value-type="float">
            <text:p>3.479</text:p>
          </table:table-cell>
          <table:table-cell table:style-name="ce20" table:formula="of:=DIJK(ROW([.$B$2]);ROW([.$B$24]);COLUMN([.$B$2]);COLUMN([.$X$2]);ROW([.R9]);COLUMN([.R9]))" office:value-type="float" office:value="4.353888" calcext:value-type="float">
            <text:p>4.354</text:p>
          </table:table-cell>
          <table:table-cell table:style-name="ce21" table:formula="of:=DIJK(ROW([.$B$2]);ROW([.$B$24]);COLUMN([.$B$2]);COLUMN([.$X$2]);ROW([.S9]);COLUMN([.S9]))" office:value-type="float" office:value="13.63109" calcext:value-type="float">
            <text:p>13.631</text:p>
          </table:table-cell>
          <table:table-cell table:style-name="ce20" table:formula="of:=DIJK(ROW([.$B$2]);ROW([.$B$24]);COLUMN([.$B$2]);COLUMN([.$X$2]);ROW([.T9]);COLUMN([.T9]))" office:value-type="float" office:value="5.60109" calcext:value-type="float">
            <text:p>5.601</text:p>
          </table:table-cell>
          <table:table-cell table:style-name="ce21" table:formula="of:=DIJK(ROW([.$B$2]);ROW([.$B$24]);COLUMN([.$B$2]);COLUMN([.$X$2]);ROW([.U9]);COLUMN([.U9]))" office:value-type="float" office:value="10.97734" calcext:value-type="float">
            <text:p>10.977</text:p>
          </table:table-cell>
          <table:table-cell table:style-name="ce20" table:formula="of:=DIJK(ROW([.$B$2]);ROW([.$B$24]);COLUMN([.$B$2]);COLUMN([.$X$2]);ROW([.V9]);COLUMN([.V9]))" office:value-type="float" office:value="6.351136" calcext:value-type="float">
            <text:p>6.351</text:p>
          </table:table-cell>
          <table:table-cell table:style-name="ce21" table:formula="of:=DIJK(ROW([.$B$2]);ROW([.$B$24]);COLUMN([.$B$2]);COLUMN([.$X$2]);ROW([.W9]);COLUMN([.W9]))" office:value-type="float" office:value="11.5397394532374" calcext:value-type="float">
            <text:p>11.540</text:p>
          </table:table-cell>
          <table:table-cell table:style-name="ce21" table:formula="of:=DIJK(ROW([.$B$2]);ROW([.$B$24]);COLUMN([.$B$2]);COLUMN([.$X$2]);ROW([.X9]);COLUMN([.X9]))" office:value-type="float" office:value="15.5726024508393" calcext:value-type="float">
            <text:p>15.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style-name="ce21" table:formula="of:=INDIRECT(ADDRESS(COLUMN()+ROW([.A28])-COLUMN([.A28]); ROW()-ROW([.A28])+COLUMN([.A28])))" office:value-type="float" office:value="11.12375" calcext:value-type="float">
            <text:p>11.124</text:p>
          </table:table-cell>
          <table:table-cell table:style-name="ce21" table:formula="of:=INDIRECT(ADDRESS(COLUMN()+ROW([.A28])-COLUMN([.A28]); ROW()-ROW([.A28])+COLUMN([.A28])))" office:value-type="float" office:value="21.4482128297362" calcext:value-type="float">
            <text:p>21.448</text:p>
          </table:table-cell>
          <table:table-cell table:style-name="ce21" table:formula="of:=INDIRECT(ADDRESS(COLUMN()+ROW([.A28])-COLUMN([.A28]); ROW()-ROW([.A28])+COLUMN([.A28])))" office:value-type="float" office:value="5.44041666666668" calcext:value-type="float">
            <text:p>5.440</text:p>
          </table:table-cell>
          <table:table-cell table:style-name="ce20" table:formula="of:=INDIRECT(ADDRESS(COLUMN()+ROW([.A28])-COLUMN([.A28]); ROW()-ROW([.A28])+COLUMN([.A28])))" office:value-type="float" office:value="3.46041666666667" calcext:value-type="float">
            <text:p>3.460</text:p>
          </table:table-cell>
          <table:table-cell table:style-name="ce21" table:formula="of:=INDIRECT(ADDRESS(COLUMN()+ROW([.A28])-COLUMN([.A28]); ROW()-ROW([.A28])+COLUMN([.A28])))" office:value-type="float" office:value="12.9204166666667" calcext:value-type="float">
            <text:p>12.920</text:p>
          </table:table-cell>
          <table:table-cell table:style-name="ce21" table:formula="of:=INDIRECT(ADDRESS(COLUMN()+ROW([.A28])-COLUMN([.A28]); ROW()-ROW([.A28])+COLUMN([.A28])))" office:value-type="float" office:value="19.1583333333334" calcext:value-type="float">
            <text:p>19.158</text:p>
          </table:table-cell>
          <table:table-cell table:style-name="ce21" table:formula="of:=INDIRECT(ADDRESS(COLUMN()+ROW([.A28])-COLUMN([.A28]); ROW()-ROW([.A28])+COLUMN([.A28])))" office:value-type="float" office:value="8.39557853717026" calcext:value-type="float">
            <text:p>8.396</text:p>
          </table:table-cell>
          <table:table-cell table:style-name="ce20" table:formula="of:=INDIRECT(ADDRESS(COLUMN()+ROW([.A28])-COLUMN([.A28]); ROW()-ROW([.A28])+COLUMN([.A28])))" office:value-type="float" office:value="2.854874" calcext:value-type="float">
            <text:p>2.855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K10]);COLUMN([.K10]))" office:value-type="float" office:value="8.73124266666669" calcext:value-type="float">
            <text:p>8.731</text:p>
          </table:table-cell>
          <table:table-cell table:style-name="ce21" table:formula="of:=DIJK(ROW([.$B$2]);ROW([.$B$24]);COLUMN([.$B$2]);COLUMN([.$X$2]);ROW([.L10]);COLUMN([.L10]))" office:value-type="float" office:value="17.3158260000001" calcext:value-type="float">
            <text:p>17.316</text:p>
          </table:table-cell>
          <table:table-cell table:style-name="ce21" table:formula="of:=DIJK(ROW([.$B$2]);ROW([.$B$24]);COLUMN([.$B$2]);COLUMN([.$X$2]);ROW([.M10]);COLUMN([.M10]))" office:value-type="float" office:value="15.7019573333334" calcext:value-type="float">
            <text:p>15.702</text:p>
          </table:table-cell>
          <table:table-cell table:style-name="ce21" table:formula="of:=DIJK(ROW([.$B$2]);ROW([.$B$24]);COLUMN([.$B$2]);COLUMN([.$X$2]);ROW([.N10]);COLUMN([.N10]))" office:value-type="float" office:value="11.9972746666667" calcext:value-type="float">
            <text:p>11.997</text:p>
          </table:table-cell>
          <table:table-cell table:style-name="ce20" table:formula="of:=DIJK(ROW([.$B$2]);ROW([.$B$24]);COLUMN([.$B$2]);COLUMN([.$X$2]);ROW([.O10]);COLUMN([.O10]))" office:value-type="float" office:value="1.868108" calcext:value-type="float">
            <text:p>1.868</text:p>
          </table:table-cell>
          <table:table-cell table:style-name="ce21" table:formula="of:=DIJK(ROW([.$B$2]);ROW([.$B$24]);COLUMN([.$B$2]);COLUMN([.$X$2]);ROW([.P10]);COLUMN([.P10]))" office:value-type="float" office:value="9.357788" calcext:value-type="float">
            <text:p>9.358</text:p>
          </table:table-cell>
          <table:table-cell table:style-name="ce20" table:formula="of:=DIJK(ROW([.$B$2]);ROW([.$B$24]);COLUMN([.$B$2]);COLUMN([.$X$2]);ROW([.Q10]);COLUMN([.Q10]))" office:value-type="float" office:value="2.869966" calcext:value-type="float">
            <text:p>2.870</text:p>
          </table:table-cell>
          <table:table-cell table:style-name="ce20" table:formula="of:=DIJK(ROW([.$B$2]);ROW([.$B$24]);COLUMN([.$B$2]);COLUMN([.$X$2]);ROW([.R10]);COLUMN([.R10]))" office:value-type="float" office:value="2.369576" calcext:value-type="float">
            <text:p>2.370</text:p>
          </table:table-cell>
          <table:table-cell table:style-name="ce21" table:formula="of:=DIJK(ROW([.$B$2]);ROW([.$B$24]);COLUMN([.$B$2]);COLUMN([.$X$2]);ROW([.S10]);COLUMN([.S10]))" office:value-type="float" office:value="13.763464" calcext:value-type="float">
            <text:p>13.763</text:p>
          </table:table-cell>
          <table:table-cell table:style-name="ce21" table:formula="of:=DIJK(ROW([.$B$2]);ROW([.$B$24]);COLUMN([.$B$2]);COLUMN([.$X$2]);ROW([.T10]);COLUMN([.T10]))" office:value-type="float" office:value="5.733464" calcext:value-type="float">
            <text:p>5.733</text:p>
          </table:table-cell>
          <table:table-cell table:style-name="ce21" table:formula="of:=DIJK(ROW([.$B$2]);ROW([.$B$24]);COLUMN([.$B$2]);COLUMN([.$X$2]);ROW([.U10]);COLUMN([.U10]))" office:value-type="float" office:value="11.109714" calcext:value-type="float">
            <text:p>11.110</text:p>
          </table:table-cell>
          <table:table-cell table:style-name="ce21" table:formula="of:=DIJK(ROW([.$B$2]);ROW([.$B$24]);COLUMN([.$B$2]);COLUMN([.$X$2]);ROW([.V10]);COLUMN([.V10]))" office:value-type="float" office:value="6.48351" calcext:value-type="float">
            <text:p>6.484</text:p>
          </table:table-cell>
          <table:table-cell table:style-name="ce21" table:formula="of:=DIJK(ROW([.$B$2]);ROW([.$B$24]);COLUMN([.$B$2]);COLUMN([.$X$2]);ROW([.W10]);COLUMN([.W10]))" office:value-type="float" office:value="11.6721134532374" calcext:value-type="float">
            <text:p>11.672</text:p>
          </table:table-cell>
          <table:table-cell table:style-name="ce21" table:formula="of:=DIJK(ROW([.$B$2]);ROW([.$B$24]);COLUMN([.$B$2]);COLUMN([.$X$2]);ROW([.X10]);COLUMN([.X10]))" office:value-type="float" office:value="15.7049764508393" calcext:value-type="float">
            <text:p>15.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style-name="ce21" table:formula="of:=INDIRECT(ADDRESS(COLUMN()+ROW([.A28])-COLUMN([.A28]); ROW()-ROW([.A28])+COLUMN([.A28])))" office:value-type="float" office:value="19.8549926666667" calcext:value-type="float">
            <text:p>19.855</text:p>
          </table:table-cell>
          <table:table-cell table:style-name="ce21" table:formula="of:=INDIRECT(ADDRESS(COLUMN()+ROW([.A28])-COLUMN([.A28]); ROW()-ROW([.A28])+COLUMN([.A28])))" office:value-type="float" office:value="14.6084286570744" calcext:value-type="float">
            <text:p>14.608</text:p>
          </table:table-cell>
          <table:table-cell table:style-name="ce21" table:formula="of:=INDIRECT(ADDRESS(COLUMN()+ROW([.A28])-COLUMN([.A28]); ROW()-ROW([.A28])+COLUMN([.A28])))" office:value-type="float" office:value="14.1716593333334" calcext:value-type="float">
            <text:p>14.172</text:p>
          </table:table-cell>
          <table:table-cell table:style-name="ce21" table:formula="of:=INDIRECT(ADDRESS(COLUMN()+ROW([.A28])-COLUMN([.A28]); ROW()-ROW([.A28])+COLUMN([.A28])))" office:value-type="float" office:value="12.1916593333334" calcext:value-type="float">
            <text:p>12.192</text:p>
          </table:table-cell>
          <table:table-cell table:style-name="ce21" table:formula="of:=INDIRECT(ADDRESS(COLUMN()+ROW([.A28])-COLUMN([.A28]); ROW()-ROW([.A28])+COLUMN([.A28])))" office:value-type="float" office:value="18.5564658273382" calcext:value-type="float">
            <text:p>18.556</text:p>
          </table:table-cell>
          <table:table-cell table:style-name="ce21" table:formula="of:=INDIRECT(ADDRESS(COLUMN()+ROW([.A28])-COLUMN([.A28]); ROW()-ROW([.A28])+COLUMN([.A28])))" office:value-type="float" office:value="12.3185491606715" calcext:value-type="float">
            <text:p>12.319</text:p>
          </table:table-cell>
          <table:table-cell table:style-name="ce21" table:formula="of:=INDIRECT(ADDRESS(COLUMN()+ROW([.A28])-COLUMN([.A28]); ROW()-ROW([.A28])+COLUMN([.A28])))" office:value-type="float" office:value="17.126821203837" calcext:value-type="float">
            <text:p>17.127</text:p>
          </table:table-cell>
          <table:table-cell table:style-name="ce21" table:formula="of:=INDIRECT(ADDRESS(COLUMN()+ROW([.A28])-COLUMN([.A28]); ROW()-ROW([.A28])+COLUMN([.A28])))" office:value-type="float" office:value="10.7155546666667" calcext:value-type="float">
            <text:p>10.716</text:p>
          </table:table-cell>
          <table:table-cell table:style-name="ce21" table:formula="of:=INDIRECT(ADDRESS(COLUMN()+ROW([.A28])-COLUMN([.A28]); ROW()-ROW([.A28])+COLUMN([.A28])))" office:value-type="float" office:value="8.73124266666669" calcext:value-type="float">
            <text:p>8.731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L11]);COLUMN([.L11]))" office:value-type="float" office:value="8.58458333333336" calcext:value-type="float">
            <text:p>8.585</text:p>
          </table:table-cell>
          <table:table-cell table:style-name="ce21" table:formula="of:=DIJK(ROW([.$B$2]);ROW([.$B$24]);COLUMN([.$B$2]);COLUMN([.$X$2]);ROW([.M11]);COLUMN([.M11]))" office:value-type="float" office:value="23.5626380000001" calcext:value-type="float">
            <text:p>23.563</text:p>
          </table:table-cell>
          <table:table-cell table:style-name="ce21" table:formula="of:=DIJK(ROW([.$B$2]);ROW([.$B$24]);COLUMN([.$B$2]);COLUMN([.$X$2]);ROW([.N11]);COLUMN([.N11]))" office:value-type="float" office:value="19.8579553333334" calcext:value-type="float">
            <text:p>19.858</text:p>
          </table:table-cell>
          <table:table-cell table:style-name="ce21" table:formula="of:=DIJK(ROW([.$B$2]);ROW([.$B$24]);COLUMN([.$B$2]);COLUMN([.$X$2]);ROW([.O11]);COLUMN([.O11]))" office:value-type="float" office:value="9.72878866666669" calcext:value-type="float">
            <text:p>9.729</text:p>
          </table:table-cell>
          <table:table-cell table:style-name="ce21" table:formula="of:=DIJK(ROW([.$B$2]);ROW([.$B$24]);COLUMN([.$B$2]);COLUMN([.$X$2]);ROW([.P11]);COLUMN([.P11]))" office:value-type="float" office:value="13.3498786666667" calcext:value-type="float">
            <text:p>13.350</text:p>
          </table:table-cell>
          <table:table-cell table:style-name="ce21" table:formula="of:=DIJK(ROW([.$B$2]);ROW([.$B$24]);COLUMN([.$B$2]);COLUMN([.$X$2]);ROW([.Q11]);COLUMN([.Q11]))" office:value-type="float" office:value="9.23163266666669" calcext:value-type="float">
            <text:p>9.232</text:p>
          </table:table-cell>
          <table:table-cell table:style-name="ce20" table:formula="of:=DIJK(ROW([.$B$2]);ROW([.$B$24]);COLUMN([.$B$2]);COLUMN([.$X$2]);ROW([.R11]);COLUMN([.R11]))" office:value-type="float" office:value="6.36166666666669" calcext:value-type="float">
            <text:p>6.362</text:p>
          </table:table-cell>
          <table:table-cell table:style-name="ce20" table:formula="of:=DIJK(ROW([.$B$2]);ROW([.$B$24]);COLUMN([.$B$2]);COLUMN([.$X$2]);ROW([.S11]);COLUMN([.S11]))" office:value-type="float" office:value="14.08" calcext:value-type="float">
            <text:p>14.080</text:p>
          </table:table-cell>
          <table:table-cell table:style-name="ce21" table:formula="of:=DIJK(ROW([.$B$2]);ROW([.$B$24]);COLUMN([.$B$2]);COLUMN([.$X$2]);ROW([.T11]);COLUMN([.T11]))" office:value-type="float" office:value="9.85577266666669" calcext:value-type="float">
            <text:p>9.856</text:p>
          </table:table-cell>
          <table:table-cell table:style-name="ce20" table:formula="of:=DIJK(ROW([.$B$2]);ROW([.$B$24]);COLUMN([.$B$2]);COLUMN([.$X$2]);ROW([.U11]);COLUMN([.U11]))" office:value-type="float" office:value="10.56" calcext:value-type="float">
            <text:p>10.560</text:p>
          </table:table-cell>
          <table:table-cell table:style-name="ce21" table:formula="of:=DIJK(ROW([.$B$2]);ROW([.$B$24]);COLUMN([.$B$2]);COLUMN([.$X$2]);ROW([.V11]);COLUMN([.V11]))" office:value-type="float" office:value="10.8543966666667" calcext:value-type="float">
            <text:p>10.854</text:p>
          </table:table-cell>
          <table:table-cell table:style-name="ce21" table:formula="of:=DIJK(ROW([.$B$2]);ROW([.$B$24]);COLUMN([.$B$2]);COLUMN([.$X$2]);ROW([.W11]);COLUMN([.W11]))" office:value-type="float" office:value="16.0430001199041" calcext:value-type="float">
            <text:p>16.043</text:p>
          </table:table-cell>
          <table:table-cell table:style-name="ce21" table:formula="of:=DIJK(ROW([.$B$2]);ROW([.$B$24]);COLUMN([.$B$2]);COLUMN([.$X$2]);ROW([.X11]);COLUMN([.X11]))" office:value-type="float" office:value="13.2880923261391" calcext:value-type="float">
            <text:p>13.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21" table:formula="of:=INDIRECT(ADDRESS(COLUMN()+ROW([.A28])-COLUMN([.A28]); ROW()-ROW([.A28])+COLUMN([.A28])))" office:value-type="float" office:value="21.6502158273382" calcext:value-type="float">
            <text:p>21.650</text:p>
          </table:table-cell>
          <table:table-cell table:style-name="ce21" table:formula="of:=INDIRECT(ADDRESS(COLUMN()+ROW([.A28])-COLUMN([.A28]); ROW()-ROW([.A28])+COLUMN([.A28])))" office:value-type="float" office:value="6.02384532374099" calcext:value-type="float">
            <text:p>6.024</text:p>
          </table:table-cell>
          <table:table-cell table:style-name="ce21" table:formula="of:=INDIRECT(ADDRESS(COLUMN()+ROW([.A28])-COLUMN([.A28]); ROW()-ROW([.A28])+COLUMN([.A28])))" office:value-type="float" office:value="22.7562426666667" calcext:value-type="float">
            <text:p>22.756</text:p>
          </table:table-cell>
          <table:table-cell table:style-name="ce21" table:formula="of:=INDIRECT(ADDRESS(COLUMN()+ROW([.A28])-COLUMN([.A28]); ROW()-ROW([.A28])+COLUMN([.A28])))" office:value-type="float" office:value="20.7762426666667" calcext:value-type="float">
            <text:p>20.776</text:p>
          </table:table-cell>
          <table:table-cell table:style-name="ce21" table:formula="of:=INDIRECT(ADDRESS(COLUMN()+ROW([.A28])-COLUMN([.A28]); ROW()-ROW([.A28])+COLUMN([.A28])))" office:value-type="float" office:value="9.97188249400481" calcext:value-type="float">
            <text:p>9.972</text:p>
          </table:table-cell>
          <table:table-cell table:style-name="ce20" table:formula="of:=INDIRECT(ADDRESS(COLUMN()+ROW([.A28])-COLUMN([.A28]); ROW()-ROW([.A28])+COLUMN([.A28])))" office:value-type="float" office:value="3.73396582733812" calcext:value-type="float">
            <text:p>3.734</text:p>
          </table:table-cell>
          <table:table-cell table:style-name="ce21" table:formula="of:=INDIRECT(ADDRESS(COLUMN()+ROW([.A28])-COLUMN([.A28]); ROW()-ROW([.A28])+COLUMN([.A28])))" office:value-type="float" office:value="16.2868848920863" calcext:value-type="float">
            <text:p>16.287</text:p>
          </table:table-cell>
          <table:table-cell table:style-name="ce21" table:formula="of:=INDIRECT(ADDRESS(COLUMN()+ROW([.A28])-COLUMN([.A28]); ROW()-ROW([.A28])+COLUMN([.A28])))" office:value-type="float" office:value="19.3001380000001" calcext:value-type="float">
            <text:p>19.300</text:p>
          </table:table-cell>
          <table:table-cell table:style-name="ce21" table:formula="of:=INDIRECT(ADDRESS(COLUMN()+ROW([.A28])-COLUMN([.A28]); ROW()-ROW([.A28])+COLUMN([.A28])))" office:value-type="float" office:value="17.3158260000001" calcext:value-type="float">
            <text:p>17.316</text:p>
          </table:table-cell>
          <table:table-cell table:style-name="ce20" table:formula="of:=INDIRECT(ADDRESS(COLUMN()+ROW([.A28])-COLUMN([.A28]); ROW()-ROW([.A28])+COLUMN([.A28])))" office:value-type="float" office:value="8.58458333333336" calcext:value-type="float">
            <text:p>8.585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M12]);COLUMN([.M12]))" office:value-type="float" office:value="13.3317230215827" calcext:value-type="float">
            <text:p>13.332</text:p>
          </table:table-cell>
          <table:table-cell table:style-name="ce21" table:formula="of:=DIJK(ROW([.$B$2]);ROW([.$B$24]);COLUMN([.$B$2]);COLUMN([.$X$2]);ROW([.N12]);COLUMN([.N12]))" office:value-type="float" office:value="16.1603914868106" calcext:value-type="float">
            <text:p>16.160</text:p>
          </table:table-cell>
          <table:table-cell table:style-name="ce21" table:formula="of:=DIJK(ROW([.$B$2]);ROW([.$B$24]);COLUMN([.$B$2]);COLUMN([.$X$2]);ROW([.O12]);COLUMN([.O12]))" office:value-type="float" office:value="17.7920288201439" calcext:value-type="float">
            <text:p>17.792</text:p>
          </table:table-cell>
          <table:table-cell table:style-name="ce21" table:formula="of:=DIJK(ROW([.$B$2]);ROW([.$B$24]);COLUMN([.$B$2]);COLUMN([.$X$2]);ROW([.P12]);COLUMN([.P12]))" office:value-type="float" office:value="8.68497482014386" calcext:value-type="float">
            <text:p>8.685</text:p>
          </table:table-cell>
          <table:table-cell table:style-name="ce21" table:formula="of:=DIJK(ROW([.$B$2]);ROW([.$B$24]);COLUMN([.$B$2]);COLUMN([.$X$2]);ROW([.Q12]);COLUMN([.Q12]))" office:value-type="float" office:value="14.9242188201439" calcext:value-type="float">
            <text:p>14.924</text:p>
          </table:table-cell>
          <table:table-cell table:style-name="ce21" table:formula="of:=DIJK(ROW([.$B$2]);ROW([.$B$24]);COLUMN([.$B$2]);COLUMN([.$X$2]);ROW([.R12]);COLUMN([.R12]))" office:value-type="float" office:value="14.94625" calcext:value-type="float">
            <text:p>14.946</text:p>
          </table:table-cell>
          <table:table-cell table:style-name="ce21" table:formula="of:=DIJK(ROW([.$B$2]);ROW([.$B$24]);COLUMN([.$B$2]);COLUMN([.$X$2]);ROW([.S12]);COLUMN([.S12]))" office:value-type="float" office:value="22.6645833333334" calcext:value-type="float">
            <text:p>22.665</text:p>
          </table:table-cell>
          <table:table-cell table:style-name="ce21" table:formula="of:=DIJK(ROW([.$B$2]);ROW([.$B$24]);COLUMN([.$B$2]);COLUMN([.$X$2]);ROW([.T12]);COLUMN([.T12]))" office:value-type="float" office:value="14.6750214436451" calcext:value-type="float">
            <text:p>14.675</text:p>
          </table:table-cell>
          <table:table-cell table:style-name="ce20" table:formula="of:=DIJK(ROW([.$B$2]);ROW([.$B$24]);COLUMN([.$B$2]);COLUMN([.$X$2]);ROW([.U12]);COLUMN([.U12]))" office:value-type="float" office:value="9.21195733333336" calcext:value-type="float">
            <text:p>9.212</text:p>
          </table:table-cell>
          <table:table-cell table:style-name="ce21" table:formula="of:=DIJK(ROW([.$B$2]);ROW([.$B$24]);COLUMN([.$B$2]);COLUMN([.$X$2]);ROW([.V12]);COLUMN([.V12]))" office:value-type="float" office:value="15.299161443645" calcext:value-type="float">
            <text:p>15.299</text:p>
          </table:table-cell>
          <table:table-cell table:style-name="ce21" table:formula="of:=DIJK(ROW([.$B$2]);ROW([.$B$24]);COLUMN([.$B$2]);COLUMN([.$X$2]);ROW([.W12]);COLUMN([.W12]))" office:value-type="float" office:value="18.3652302733813" calcext:value-type="float">
            <text:p>18.365</text:p>
          </table:table-cell>
          <table:table-cell table:style-name="ce20" table:formula="of:=DIJK(ROW([.$B$2]);ROW([.$B$24]);COLUMN([.$B$2]);COLUMN([.$X$2]);ROW([.X12]);COLUMN([.X12]))" office:value-type="float" office:value="4.70350899280574" calcext:value-type="float">
            <text:p>4.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style-name="ce21" table:formula="of:=INDIRECT(ADDRESS(COLUMN()+ROW([.A28])-COLUMN([.A28]); ROW()-ROW([.A28])+COLUMN([.A28])))" office:value-type="float" office:value="12.3621798561151" calcext:value-type="float">
            <text:p>12.362</text:p>
          </table:table-cell>
          <table:table-cell table:style-name="ce21" table:formula="of:=INDIRECT(ADDRESS(COLUMN()+ROW([.A28])-COLUMN([.A28]); ROW()-ROW([.A28])+COLUMN([.A28])))" office:value-type="float" office:value="19.3555683453237" calcext:value-type="float">
            <text:p>19.356</text:p>
          </table:table-cell>
          <table:table-cell table:style-name="ce21" table:formula="of:=INDIRECT(ADDRESS(COLUMN()+ROW([.A28])-COLUMN([.A28]); ROW()-ROW([.A28])+COLUMN([.A28])))" office:value-type="float" office:value="5.91032374100718" calcext:value-type="float">
            <text:p>5.910</text:p>
          </table:table-cell>
          <table:table-cell table:style-name="ce21" table:formula="of:=INDIRECT(ADDRESS(COLUMN()+ROW([.A28])-COLUMN([.A28]); ROW()-ROW([.A28])+COLUMN([.A28])))" office:value-type="float" office:value="7.89032374100718" calcext:value-type="float">
            <text:p>7.890</text:p>
          </table:table-cell>
          <table:table-cell table:style-name="ce21" table:formula="of:=INDIRECT(ADDRESS(COLUMN()+ROW([.A28])-COLUMN([.A28]); ROW()-ROW([.A28])+COLUMN([.A28])))" office:value-type="float" office:value="15.6178237410072" calcext:value-type="float">
            <text:p>15.618</text:p>
          </table:table-cell>
          <table:table-cell table:style-name="ce21" table:formula="of:=INDIRECT(ADDRESS(COLUMN()+ROW([.A28])-COLUMN([.A28]); ROW()-ROW([.A28])+COLUMN([.A28])))" office:value-type="float" office:value="17.0656888489208" calcext:value-type="float">
            <text:p>17.066</text:p>
          </table:table-cell>
          <table:table-cell table:style-name="ce20" table:formula="of:=INDIRECT(ADDRESS(COLUMN()+ROW([.A28])-COLUMN([.A28]); ROW()-ROW([.A28])+COLUMN([.A28])))" office:value-type="float" office:value="2.95516187050359" calcext:value-type="float">
            <text:p>2.955</text:p>
          </table:table-cell>
          <table:table-cell table:style-name="ce20" table:formula="of:=INDIRECT(ADDRESS(COLUMN()+ROW([.A28])-COLUMN([.A28]); ROW()-ROW([.A28])+COLUMN([.A28])))" office:value-type="float" office:value="12.8470833333334" calcext:value-type="float">
            <text:p>12.847</text:p>
          </table:table-cell>
          <table:table-cell table:style-name="ce21" table:formula="of:=INDIRECT(ADDRESS(COLUMN()+ROW([.A28])-COLUMN([.A28]); ROW()-ROW([.A28])+COLUMN([.A28])))" office:value-type="float" office:value="15.7019573333334" calcext:value-type="float">
            <text:p>15.702</text:p>
          </table:table-cell>
          <table:table-cell table:style-name="ce21" table:formula="of:=INDIRECT(ADDRESS(COLUMN()+ROW([.A28])-COLUMN([.A28]); ROW()-ROW([.A28])+COLUMN([.A28])))" office:value-type="float" office:value="23.5626380000001" calcext:value-type="float">
            <text:p>23.563</text:p>
          </table:table-cell>
          <table:table-cell table:style-name="ce21" table:formula="of:=INDIRECT(ADDRESS(COLUMN()+ROW([.A28])-COLUMN([.A28]); ROW()-ROW([.A28])+COLUMN([.A28])))" office:value-type="float" office:value="13.3317230215827" calcext:value-type="float">
            <text:p>13.332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N13]);COLUMN([.N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13]);COLUMN([.O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P13]);COLUMN([.P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3]);COLUMN([.Q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13]);COLUMN([.R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3]);COLUMN([.S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3]);COLUMN([.T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3]);COLUMN([.U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3]);COLUMN([.V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3]);COLUMN([.W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3]);COLUMN([.X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style-name="ce21" table:formula="of:=INDIRECT(ADDRESS(COLUMN()+ROW([.A28])-COLUMN([.A28]); ROW()-ROW([.A28])+COLUMN([.A28])))" office:value-type="float" office:value="23.1799346522782" calcext:value-type="float">
            <text:p>23.180</text:p>
          </table:table-cell>
          <table:table-cell table:style-name="ce21" table:formula="of:=INDIRECT(ADDRESS(COLUMN()+ROW([.A28])-COLUMN([.A28]); ROW()-ROW([.A28])+COLUMN([.A28])))" office:value-type="float" office:value="22.1842368105515" calcext:value-type="float">
            <text:p>22.184</text:p>
          </table:table-cell>
          <table:table-cell table:style-name="ce21" table:formula="of:=INDIRECT(ADDRESS(COLUMN()+ROW([.A28])-COLUMN([.A28]); ROW()-ROW([.A28])+COLUMN([.A28])))" office:value-type="float" office:value="16.7280785371703" calcext:value-type="float">
            <text:p>16.728</text:p>
          </table:table-cell>
          <table:table-cell table:style-name="ce21" table:formula="of:=INDIRECT(ADDRESS(COLUMN()+ROW([.A28])-COLUMN([.A28]); ROW()-ROW([.A28])+COLUMN([.A28])))" office:value-type="float" office:value="18.7080785371703" calcext:value-type="float">
            <text:p>18.708</text:p>
          </table:table-cell>
          <table:table-cell table:style-name="ce21" table:formula="of:=INDIRECT(ADDRESS(COLUMN()+ROW([.A28])-COLUMN([.A28]); ROW()-ROW([.A28])+COLUMN([.A28])))" office:value-type="float" office:value="26.4355785371703" calcext:value-type="float">
            <text:p>26.436</text:p>
          </table:table-cell>
          <table:table-cell table:style-name="ce21" table:formula="of:=INDIRECT(ADDRESS(COLUMN()+ROW([.A28])-COLUMN([.A28]); ROW()-ROW([.A28])+COLUMN([.A28])))" office:value-type="float" office:value="19.8943573141487" calcext:value-type="float">
            <text:p>19.894</text:p>
          </table:table-cell>
          <table:table-cell table:style-name="ce20" table:formula="of:=INDIRECT(ADDRESS(COLUMN()+ROW([.A28])-COLUMN([.A28]); ROW()-ROW([.A28])+COLUMN([.A28])))" office:value-type="float" office:value="13.7729166666667" calcext:value-type="float">
            <text:p>13.773</text:p>
          </table:table-cell>
          <table:table-cell table:style-name="ce20" table:formula="of:=INDIRECT(ADDRESS(COLUMN()+ROW([.A28])-COLUMN([.A28]); ROW()-ROW([.A28])+COLUMN([.A28])))" office:value-type="float" office:value="10.56" calcext:value-type="float">
            <text:p>10.560</text:p>
          </table:table-cell>
          <table:table-cell table:style-name="ce21" table:formula="of:=INDIRECT(ADDRESS(COLUMN()+ROW([.A28])-COLUMN([.A28]); ROW()-ROW([.A28])+COLUMN([.A28])))" office:value-type="float" office:value="11.9972746666667" calcext:value-type="float">
            <text:p>11.997</text:p>
          </table:table-cell>
          <table:table-cell table:style-name="ce21" table:formula="of:=INDIRECT(ADDRESS(COLUMN()+ROW([.A28])-COLUMN([.A28]); ROW()-ROW([.A28])+COLUMN([.A28])))" office:value-type="float" office:value="19.8579553333334" calcext:value-type="float">
            <text:p>19.858</text:p>
          </table:table-cell>
          <table:table-cell table:style-name="ce21" table:formula="of:=INDIRECT(ADDRESS(COLUMN()+ROW([.A28])-COLUMN([.A28]); ROW()-ROW([.A28])+COLUMN([.A28])))" office:value-type="float" office:value="16.1603914868106" calcext:value-type="float">
            <text:p>16.16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O14]);COLUMN([.O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P14]);COLUMN([.P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4]);COLUMN([.Q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14]);COLUMN([.R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4]);COLUMN([.S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4]);COLUMN([.T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4]);COLUMN([.U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4]);COLUMN([.V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4]);COLUMN([.W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4]);COLUMN([.X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style-name="ce21" table:formula="of:=INDIRECT(ADDRESS(COLUMN()+ROW([.A28])-COLUMN([.A28]); ROW()-ROW([.A28])+COLUMN([.A28])))" office:value-type="float" office:value="12.991858" calcext:value-type="float">
            <text:p>12.992</text:p>
          </table:table-cell>
          <table:table-cell table:style-name="ce21" table:formula="of:=INDIRECT(ADDRESS(COLUMN()+ROW([.A28])-COLUMN([.A28]); ROW()-ROW([.A28])+COLUMN([.A28])))" office:value-type="float" office:value="23.8158741438849" calcext:value-type="float">
            <text:p>23.816</text:p>
          </table:table-cell>
          <table:table-cell table:style-name="ce21" table:formula="of:=INDIRECT(ADDRESS(COLUMN()+ROW([.A28])-COLUMN([.A28]); ROW()-ROW([.A28])+COLUMN([.A28])))" office:value-type="float" office:value="7.30852466666668" calcext:value-type="float">
            <text:p>7.309</text:p>
          </table:table-cell>
          <table:table-cell table:style-name="ce21" table:formula="of:=INDIRECT(ADDRESS(COLUMN()+ROW([.A28])-COLUMN([.A28]); ROW()-ROW([.A28])+COLUMN([.A28])))" office:value-type="float" office:value="5.32852466666667" calcext:value-type="float">
            <text:p>5.329</text:p>
          </table:table-cell>
          <table:table-cell table:style-name="ce21" table:formula="of:=INDIRECT(ADDRESS(COLUMN()+ROW([.A28])-COLUMN([.A28]); ROW()-ROW([.A28])+COLUMN([.A28])))" office:value-type="float" office:value="14.7885246666667" calcext:value-type="float">
            <text:p>14.789</text:p>
          </table:table-cell>
          <table:table-cell table:style-name="ce21" table:formula="of:=INDIRECT(ADDRESS(COLUMN()+ROW([.A28])-COLUMN([.A28]); ROW()-ROW([.A28])+COLUMN([.A28])))" office:value-type="float" office:value="21.525994647482" calcext:value-type="float">
            <text:p>21.526</text:p>
          </table:table-cell>
          <table:table-cell table:style-name="ce21" table:formula="of:=INDIRECT(ADDRESS(COLUMN()+ROW([.A28])-COLUMN([.A28]); ROW()-ROW([.A28])+COLUMN([.A28])))" office:value-type="float" office:value="10.2636865371703" calcext:value-type="float">
            <text:p>10.264</text:p>
          </table:table-cell>
          <table:table-cell table:style-name="ce20" table:formula="of:=INDIRECT(ADDRESS(COLUMN()+ROW([.A28])-COLUMN([.A28]); ROW()-ROW([.A28])+COLUMN([.A28])))" office:value-type="float" office:value="2.353406" calcext:value-type="float">
            <text:p>2.353</text:p>
          </table:table-cell>
          <table:table-cell table:style-name="ce20" table:formula="of:=INDIRECT(ADDRESS(COLUMN()+ROW([.A28])-COLUMN([.A28]); ROW()-ROW([.A28])+COLUMN([.A28])))" office:value-type="float" office:value="1.868108" calcext:value-type="float">
            <text:p>1.868</text:p>
          </table:table-cell>
          <table:table-cell table:style-name="ce21" table:formula="of:=INDIRECT(ADDRESS(COLUMN()+ROW([.A28])-COLUMN([.A28]); ROW()-ROW([.A28])+COLUMN([.A28])))" office:value-type="float" office:value="9.72878866666669" calcext:value-type="float">
            <text:p>9.729</text:p>
          </table:table-cell>
          <table:table-cell table:style-name="ce21" table:formula="of:=INDIRECT(ADDRESS(COLUMN()+ROW([.A28])-COLUMN([.A28]); ROW()-ROW([.A28])+COLUMN([.A28])))" office:value-type="float" office:value="17.7920288201439" calcext:value-type="float">
            <text:p>17.792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P15]);COLUMN([.P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Q15]);COLUMN([.Q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5]);COLUMN([.R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2" table:formula="of:=DIJK(ROW([.$B$2]);ROW([.$B$24]);COLUMN([.$B$2]);COLUMN([.$X$2]);ROW([.S15]);COLUMN([.S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5]);COLUMN([.T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5]);COLUMN([.U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5]);COLUMN([.V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5]);COLUMN([.W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5]);COLUMN([.X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style-name="ce21" table:formula="of:=INDIRECT(ADDRESS(COLUMN()+ROW([.A28])-COLUMN([.A28]); ROW()-ROW([.A28])+COLUMN([.A28])))" office:value-type="float" office:value="17.0089280575539" calcext:value-type="float">
            <text:p>17.009</text:p>
          </table:table-cell>
          <table:table-cell table:style-name="ce21" table:formula="of:=INDIRECT(ADDRESS(COLUMN()+ROW([.A28])-COLUMN([.A28]); ROW()-ROW([.A28])+COLUMN([.A28])))" office:value-type="float" office:value="14.7088201438849" calcext:value-type="float">
            <text:p>14.709</text:p>
          </table:table-cell>
          <table:table-cell table:style-name="ce21" table:formula="of:=INDIRECT(ADDRESS(COLUMN()+ROW([.A28])-COLUMN([.A28]); ROW()-ROW([.A28])+COLUMN([.A28])))" office:value-type="float" office:value="10.557071942446" calcext:value-type="float">
            <text:p>10.557</text:p>
          </table:table-cell>
          <table:table-cell table:style-name="ce21" table:formula="of:=INDIRECT(ADDRESS(COLUMN()+ROW([.A28])-COLUMN([.A28]); ROW()-ROW([.A28])+COLUMN([.A28])))" office:value-type="float" office:value="12.8182046666667" calcext:value-type="float">
            <text:p>12.818</text:p>
          </table:table-cell>
          <table:table-cell table:style-name="ce21" table:formula="of:=INDIRECT(ADDRESS(COLUMN()+ROW([.A28])-COLUMN([.A28]); ROW()-ROW([.A28])+COLUMN([.A28])))" office:value-type="float" office:value="18.6568573141487" calcext:value-type="float">
            <text:p>18.657</text:p>
          </table:table-cell>
          <table:table-cell table:style-name="ce21" table:formula="of:=INDIRECT(ADDRESS(COLUMN()+ROW([.A28])-COLUMN([.A28]); ROW()-ROW([.A28])+COLUMN([.A28])))" office:value-type="float" office:value="12.418940647482" calcext:value-type="float">
            <text:p>12.419</text:p>
          </table:table-cell>
          <table:table-cell table:style-name="ce21" table:formula="of:=INDIRECT(ADDRESS(COLUMN()+ROW([.A28])-COLUMN([.A28]); ROW()-ROW([.A28])+COLUMN([.A28])))" office:value-type="float" office:value="7.60191007194243" calcext:value-type="float">
            <text:p>7.602</text:p>
          </table:table-cell>
          <table:table-cell table:style-name="ce21" table:formula="of:=INDIRECT(ADDRESS(COLUMN()+ROW([.A28])-COLUMN([.A28]); ROW()-ROW([.A28])+COLUMN([.A28])))" office:value-type="float" office:value="9.718258" calcext:value-type="float">
            <text:p>9.718</text:p>
          </table:table-cell>
          <table:table-cell table:style-name="ce21" table:formula="of:=INDIRECT(ADDRESS(COLUMN()+ROW([.A28])-COLUMN([.A28]); ROW()-ROW([.A28])+COLUMN([.A28])))" office:value-type="float" office:value="9.357788" calcext:value-type="float">
            <text:p>9.358</text:p>
          </table:table-cell>
          <table:table-cell table:style-name="ce21" table:formula="of:=INDIRECT(ADDRESS(COLUMN()+ROW([.A28])-COLUMN([.A28]); ROW()-ROW([.A28])+COLUMN([.A28])))" office:value-type="float" office:value="13.3498786666667" calcext:value-type="float">
            <text:p>13.350</text:p>
          </table:table-cell>
          <table:table-cell table:style-name="ce21" table:formula="of:=INDIRECT(ADDRESS(COLUMN()+ROW([.A28])-COLUMN([.A28]); ROW()-ROW([.A28])+COLUMN([.A28])))" office:value-type="float" office:value="8.68497482014386" calcext:value-type="float">
            <text:p>8.685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Q16]);COLUMN([.Q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6]);COLUMN([.R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6]);COLUMN([.S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6]);COLUMN([.T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6]);COLUMN([.U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6]);COLUMN([.V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6]);COLUMN([.W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16]);COLUMN([.X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style-name="ce21" table:formula="of:=INDIRECT(ADDRESS(COLUMN()+ROW([.A28])-COLUMN([.A28]); ROW()-ROW([.A28])+COLUMN([.A28])))" office:value-type="float" office:value="13.993716" calcext:value-type="float">
            <text:p>13.994</text:p>
          </table:table-cell>
          <table:table-cell table:style-name="ce21" table:formula="of:=INDIRECT(ADDRESS(COLUMN()+ROW([.A28])-COLUMN([.A28]); ROW()-ROW([.A28])+COLUMN([.A28])))" office:value-type="float" office:value="20.9480641438849" calcext:value-type="float">
            <text:p>20.948</text:p>
          </table:table-cell>
          <table:table-cell table:style-name="ce21" table:formula="of:=INDIRECT(ADDRESS(COLUMN()+ROW([.A28])-COLUMN([.A28]); ROW()-ROW([.A28])+COLUMN([.A28])))" office:value-type="float" office:value="8.31038266666667" calcext:value-type="float">
            <text:p>8.310</text:p>
          </table:table-cell>
          <table:table-cell table:style-name="ce21" table:formula="of:=INDIRECT(ADDRESS(COLUMN()+ROW([.A28])-COLUMN([.A28]); ROW()-ROW([.A28])+COLUMN([.A28])))" office:value-type="float" office:value="6.33038266666667" calcext:value-type="float">
            <text:p>6.330</text:p>
          </table:table-cell>
          <table:table-cell table:style-name="ce21" table:formula="of:=INDIRECT(ADDRESS(COLUMN()+ROW([.A28])-COLUMN([.A28]); ROW()-ROW([.A28])+COLUMN([.A28])))" office:value-type="float" office:value="15.7903826666667" calcext:value-type="float">
            <text:p>15.790</text:p>
          </table:table-cell>
          <table:table-cell table:style-name="ce21" table:formula="of:=INDIRECT(ADDRESS(COLUMN()+ROW([.A28])-COLUMN([.A28]); ROW()-ROW([.A28])+COLUMN([.A28])))" office:value-type="float" office:value="18.658184647482" calcext:value-type="float">
            <text:p>18.658</text:p>
          </table:table-cell>
          <table:table-cell table:style-name="ce21" table:formula="of:=INDIRECT(ADDRESS(COLUMN()+ROW([.A28])-COLUMN([.A28]); ROW()-ROW([.A28])+COLUMN([.A28])))" office:value-type="float" office:value="13.8411540719424" calcext:value-type="float">
            <text:p>13.841</text:p>
          </table:table-cell>
          <table:table-cell table:style-name="ce20" table:formula="of:=INDIRECT(ADDRESS(COLUMN()+ROW([.A28])-COLUMN([.A28]); ROW()-ROW([.A28])+COLUMN([.A28])))" office:value-type="float" office:value="3.479014" calcext:value-type="float">
            <text:p>3.479</text:p>
          </table:table-cell>
          <table:table-cell table:style-name="ce20" table:formula="of:=INDIRECT(ADDRESS(COLUMN()+ROW([.A28])-COLUMN([.A28]); ROW()-ROW([.A28])+COLUMN([.A28])))" office:value-type="float" office:value="2.869966" calcext:value-type="float">
            <text:p>2.870</text:p>
          </table:table-cell>
          <table:table-cell table:style-name="ce21" table:formula="of:=INDIRECT(ADDRESS(COLUMN()+ROW([.A28])-COLUMN([.A28]); ROW()-ROW([.A28])+COLUMN([.A28])))" office:value-type="float" office:value="9.23163266666669" calcext:value-type="float">
            <text:p>9.232</text:p>
          </table:table-cell>
          <table:table-cell table:style-name="ce21" table:formula="of:=INDIRECT(ADDRESS(COLUMN()+ROW([.A28])-COLUMN([.A28]); ROW()-ROW([.A28])+COLUMN([.A28])))" office:value-type="float" office:value="14.9242188201439" calcext:value-type="float">
            <text:p>14.924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R17]);COLUMN([.R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7]);COLUMN([.S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7]);COLUMN([.T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7]);COLUMN([.U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7]);COLUMN([.V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7]);COLUMN([.W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7]);COLUMN([.X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style-name="ce21" table:formula="of:=INDIRECT(ADDRESS(COLUMN()+ROW([.A28])-COLUMN([.A28]); ROW()-ROW([.A28])+COLUMN([.A28])))" office:value-type="float" office:value="13.493326" calcext:value-type="float">
            <text:p>13.493</text:p>
          </table:table-cell>
          <table:table-cell table:style-name="ce21" table:formula="of:=INDIRECT(ADDRESS(COLUMN()+ROW([.A28])-COLUMN([.A28]); ROW()-ROW([.A28])+COLUMN([.A28])))" office:value-type="float" office:value="20.970095323741" calcext:value-type="float">
            <text:p>20.970</text:p>
          </table:table-cell>
          <table:table-cell table:style-name="ce21" table:formula="of:=INDIRECT(ADDRESS(COLUMN()+ROW([.A28])-COLUMN([.A28]); ROW()-ROW([.A28])+COLUMN([.A28])))" office:value-type="float" office:value="7.80999266666668" calcext:value-type="float">
            <text:p>7.810</text:p>
          </table:table-cell>
          <table:table-cell table:style-name="ce21" table:formula="of:=INDIRECT(ADDRESS(COLUMN()+ROW([.A28])-COLUMN([.A28]); ROW()-ROW([.A28])+COLUMN([.A28])))" office:value-type="float" office:value="5.82999266666667" calcext:value-type="float">
            <text:p>5.830</text:p>
          </table:table-cell>
          <table:table-cell table:style-name="ce21" table:formula="of:=INDIRECT(ADDRESS(COLUMN()+ROW([.A28])-COLUMN([.A28]); ROW()-ROW([.A28])+COLUMN([.A28])))" office:value-type="float" office:value="15.2899926666667" calcext:value-type="float">
            <text:p>15.290</text:p>
          </table:table-cell>
          <table:table-cell table:style-name="ce21" table:formula="of:=INDIRECT(ADDRESS(COLUMN()+ROW([.A28])-COLUMN([.A28]); ROW()-ROW([.A28])+COLUMN([.A28])))" office:value-type="float" office:value="18.6802158273382" calcext:value-type="float">
            <text:p>18.680</text:p>
          </table:table-cell>
          <table:table-cell table:style-name="ce21" table:formula="of:=INDIRECT(ADDRESS(COLUMN()+ROW([.A28])-COLUMN([.A28]); ROW()-ROW([.A28])+COLUMN([.A28])))" office:value-type="float" office:value="14.5901220719424" calcext:value-type="float">
            <text:p>14.590</text:p>
          </table:table-cell>
          <table:table-cell table:style-name="ce20" table:formula="of:=INDIRECT(ADDRESS(COLUMN()+ROW([.A28])-COLUMN([.A28]); ROW()-ROW([.A28])+COLUMN([.A28])))" office:value-type="float" office:value="4.353888" calcext:value-type="float">
            <text:p>4.354</text:p>
          </table:table-cell>
          <table:table-cell table:style-name="ce20" table:formula="of:=INDIRECT(ADDRESS(COLUMN()+ROW([.A28])-COLUMN([.A28]); ROW()-ROW([.A28])+COLUMN([.A28])))" office:value-type="float" office:value="2.369576" calcext:value-type="float">
            <text:p>2.370</text:p>
          </table:table-cell>
          <table:table-cell table:style-name="ce20" table:formula="of:=INDIRECT(ADDRESS(COLUMN()+ROW([.A28])-COLUMN([.A28]); ROW()-ROW([.A28])+COLUMN([.A28])))" office:value-type="float" office:value="6.36166666666669" calcext:value-type="float">
            <text:p>6.362</text:p>
          </table:table-cell>
          <table:table-cell table:style-name="ce21" table:formula="of:=INDIRECT(ADDRESS(COLUMN()+ROW([.A28])-COLUMN([.A28]); ROW()-ROW([.A28])+COLUMN([.A28])))" office:value-type="float" office:value="14.94625" calcext:value-type="float">
            <text:p>14.946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S18]);COLUMN([.S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8]);COLUMN([.T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8]);COLUMN([.U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8]);COLUMN([.V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8]);COLUMN([.W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8]);COLUMN([.X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style-name="ce21" table:formula="of:=INDIRECT(ADDRESS(COLUMN()+ROW([.A28])-COLUMN([.A28]); ROW()-ROW([.A28])+COLUMN([.A28])))" office:value-type="float" office:value="24.887214" calcext:value-type="float">
            <text:p>24.887</text:p>
          </table:table-cell>
          <table:table-cell table:style-name="ce21" table:formula="of:=INDIRECT(ADDRESS(COLUMN()+ROW([.A28])-COLUMN([.A28]); ROW()-ROW([.A28])+COLUMN([.A28])))" office:value-type="float" office:value="28.6884286570744" calcext:value-type="float">
            <text:p>28.688</text:p>
          </table:table-cell>
          <table:table-cell table:style-name="ce21" table:formula="of:=INDIRECT(ADDRESS(COLUMN()+ROW([.A28])-COLUMN([.A28]); ROW()-ROW([.A28])+COLUMN([.A28])))" office:value-type="float" office:value="19.2038806666667" calcext:value-type="float">
            <text:p>19.204</text:p>
          </table:table-cell>
          <table:table-cell table:style-name="ce21" table:formula="of:=INDIRECT(ADDRESS(COLUMN()+ROW([.A28])-COLUMN([.A28]); ROW()-ROW([.A28])+COLUMN([.A28])))" office:value-type="float" office:value="17.2238806666667" calcext:value-type="float">
            <text:p>17.224</text:p>
          </table:table-cell>
          <table:table-cell table:style-name="ce21" table:formula="of:=INDIRECT(ADDRESS(COLUMN()+ROW([.A28])-COLUMN([.A28]); ROW()-ROW([.A28])+COLUMN([.A28])))" office:value-type="float" office:value="32.6364658273382" calcext:value-type="float">
            <text:p>32.636</text:p>
          </table:table-cell>
          <table:table-cell table:style-name="ce21" table:formula="of:=INDIRECT(ADDRESS(COLUMN()+ROW([.A28])-COLUMN([.A28]); ROW()-ROW([.A28])+COLUMN([.A28])))" office:value-type="float" office:value="26.3985491606715" calcext:value-type="float">
            <text:p>26.399</text:p>
          </table:table-cell>
          <table:table-cell table:style-name="ce21" table:formula="of:=INDIRECT(ADDRESS(COLUMN()+ROW([.A28])-COLUMN([.A28]); ROW()-ROW([.A28])+COLUMN([.A28])))" office:value-type="float" office:value="21.2470140719425" calcext:value-type="float">
            <text:p>21.247</text:p>
          </table:table-cell>
          <table:table-cell table:style-name="ce21" table:formula="of:=INDIRECT(ADDRESS(COLUMN()+ROW([.A28])-COLUMN([.A28]); ROW()-ROW([.A28])+COLUMN([.A28])))" office:value-type="float" office:value="13.63109" calcext:value-type="float">
            <text:p>13.631</text:p>
          </table:table-cell>
          <table:table-cell table:style-name="ce21" table:formula="of:=INDIRECT(ADDRESS(COLUMN()+ROW([.A28])-COLUMN([.A28]); ROW()-ROW([.A28])+COLUMN([.A28])))" office:value-type="float" office:value="13.763464" calcext:value-type="float">
            <text:p>13.763</text:p>
          </table:table-cell>
          <table:table-cell table:style-name="ce20" table:formula="of:=INDIRECT(ADDRESS(COLUMN()+ROW([.A28])-COLUMN([.A28]); ROW()-ROW([.A28])+COLUMN([.A28])))" office:value-type="float" office:value="14.08" calcext:value-type="float">
            <text:p>14.080</text:p>
          </table:table-cell>
          <table:table-cell table:style-name="ce21" table:formula="of:=INDIRECT(ADDRESS(COLUMN()+ROW([.A28])-COLUMN([.A28]); ROW()-ROW([.A28])+COLUMN([.A28])))" office:value-type="float" office:value="22.6645833333334" calcext:value-type="float">
            <text:p>22.665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T19]);COLUMN([.T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U19]);COLUMN([.U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9]);COLUMN([.V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9]);COLUMN([.W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9]);COLUMN([.X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style-name="ce21" table:formula="of:=INDIRECT(ADDRESS(COLUMN()+ROW([.A28])-COLUMN([.A28]); ROW()-ROW([.A28])+COLUMN([.A28])))" office:value-type="float" office:value="16.857214" calcext:value-type="float">
            <text:p>16.857</text:p>
          </table:table-cell>
          <table:table-cell table:style-name="ce21" table:formula="of:=INDIRECT(ADDRESS(COLUMN()+ROW([.A28])-COLUMN([.A28]); ROW()-ROW([.A28])+COLUMN([.A28])))" office:value-type="float" office:value="20.6988667673861" calcext:value-type="float">
            <text:p>20.699</text:p>
          </table:table-cell>
          <table:table-cell table:style-name="ce21" table:formula="of:=INDIRECT(ADDRESS(COLUMN()+ROW([.A28])-COLUMN([.A28]); ROW()-ROW([.A28])+COLUMN([.A28])))" office:value-type="float" office:value="11.1738806666667" calcext:value-type="float">
            <text:p>11.174</text:p>
          </table:table-cell>
          <table:table-cell table:style-name="ce21" table:formula="of:=INDIRECT(ADDRESS(COLUMN()+ROW([.A28])-COLUMN([.A28]); ROW()-ROW([.A28])+COLUMN([.A28])))" office:value-type="float" office:value="9.19388066666668" calcext:value-type="float">
            <text:p>9.194</text:p>
          </table:table-cell>
          <table:table-cell table:style-name="ce21" table:formula="of:=INDIRECT(ADDRESS(COLUMN()+ROW([.A28])-COLUMN([.A28]); ROW()-ROW([.A28])+COLUMN([.A28])))" office:value-type="float" office:value="24.6469039376499" calcext:value-type="float">
            <text:p>24.647</text:p>
          </table:table-cell>
          <table:table-cell table:style-name="ce21" table:formula="of:=INDIRECT(ADDRESS(COLUMN()+ROW([.A28])-COLUMN([.A28]); ROW()-ROW([.A28])+COLUMN([.A28])))" office:value-type="float" office:value="18.4089872709832" calcext:value-type="float">
            <text:p>18.409</text:p>
          </table:table-cell>
          <table:table-cell table:style-name="ce21" table:formula="of:=INDIRECT(ADDRESS(COLUMN()+ROW([.A28])-COLUMN([.A28]); ROW()-ROW([.A28])+COLUMN([.A28])))" office:value-type="float" office:value="13.2170140719424" calcext:value-type="float">
            <text:p>13.217</text:p>
          </table:table-cell>
          <table:table-cell table:style-name="ce20" table:formula="of:=INDIRECT(ADDRESS(COLUMN()+ROW([.A28])-COLUMN([.A28]); ROW()-ROW([.A28])+COLUMN([.A28])))" office:value-type="float" office:value="5.60109" calcext:value-type="float">
            <text:p>5.601</text:p>
          </table:table-cell>
          <table:table-cell table:style-name="ce21" table:formula="of:=INDIRECT(ADDRESS(COLUMN()+ROW([.A28])-COLUMN([.A28]); ROW()-ROW([.A28])+COLUMN([.A28])))" office:value-type="float" office:value="5.733464" calcext:value-type="float">
            <text:p>5.733</text:p>
          </table:table-cell>
          <table:table-cell table:style-name="ce21" table:formula="of:=INDIRECT(ADDRESS(COLUMN()+ROW([.A28])-COLUMN([.A28]); ROW()-ROW([.A28])+COLUMN([.A28])))" office:value-type="float" office:value="9.85577266666669" calcext:value-type="float">
            <text:p>9.856</text:p>
          </table:table-cell>
          <table:table-cell table:style-name="ce21" table:formula="of:=INDIRECT(ADDRESS(COLUMN()+ROW([.A28])-COLUMN([.A28]); ROW()-ROW([.A28])+COLUMN([.A28])))" office:value-type="float" office:value="14.6750214436451" calcext:value-type="float">
            <text:p>14.675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U20]);COLUMN([.U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20]);COLUMN([.V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20]);COLUMN([.W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20]);COLUMN([.X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style-name="ce21" table:formula="of:=INDIRECT(ADDRESS(COLUMN()+ROW([.A28])-COLUMN([.A28]); ROW()-ROW([.A28])+COLUMN([.A28])))" office:value-type="float" office:value="22.233464" calcext:value-type="float">
            <text:p>22.233</text:p>
          </table:table-cell>
          <table:table-cell table:style-name="ce21" table:formula="of:=INDIRECT(ADDRESS(COLUMN()+ROW([.A28])-COLUMN([.A28]); ROW()-ROW([.A28])+COLUMN([.A28])))" office:value-type="float" office:value="15.2358026570744" calcext:value-type="float">
            <text:p>15.236</text:p>
          </table:table-cell>
          <table:table-cell table:style-name="ce21" table:formula="of:=INDIRECT(ADDRESS(COLUMN()+ROW([.A28])-COLUMN([.A28]); ROW()-ROW([.A28])+COLUMN([.A28])))" office:value-type="float" office:value="16.5501306666667" calcext:value-type="float">
            <text:p>16.550</text:p>
          </table:table-cell>
          <table:table-cell table:style-name="ce21" table:formula="of:=INDIRECT(ADDRESS(COLUMN()+ROW([.A28])-COLUMN([.A28]); ROW()-ROW([.A28])+COLUMN([.A28])))" office:value-type="float" office:value="14.5701306666667" calcext:value-type="float">
            <text:p>14.570</text:p>
          </table:table-cell>
          <table:table-cell table:style-name="ce21" table:formula="of:=INDIRECT(ADDRESS(COLUMN()+ROW([.A28])-COLUMN([.A28]); ROW()-ROW([.A28])+COLUMN([.A28])))" office:value-type="float" office:value="19.1838398273382" calcext:value-type="float">
            <text:p>19.184</text:p>
          </table:table-cell>
          <table:table-cell table:style-name="ce21" table:formula="of:=INDIRECT(ADDRESS(COLUMN()+ROW([.A28])-COLUMN([.A28]); ROW()-ROW([.A28])+COLUMN([.A28])))" office:value-type="float" office:value="12.9459231606715" calcext:value-type="float">
            <text:p>12.946</text:p>
          </table:table-cell>
          <table:table-cell table:style-name="ce21" table:formula="of:=INDIRECT(ADDRESS(COLUMN()+ROW([.A28])-COLUMN([.A28]); ROW()-ROW([.A28])+COLUMN([.A28])))" office:value-type="float" office:value="18.5932640719424" calcext:value-type="float">
            <text:p>18.593</text:p>
          </table:table-cell>
          <table:table-cell table:style-name="ce21" table:formula="of:=INDIRECT(ADDRESS(COLUMN()+ROW([.A28])-COLUMN([.A28]); ROW()-ROW([.A28])+COLUMN([.A28])))" office:value-type="float" office:value="10.97734" calcext:value-type="float">
            <text:p>10.977</text:p>
          </table:table-cell>
          <table:table-cell table:style-name="ce21" table:formula="of:=INDIRECT(ADDRESS(COLUMN()+ROW([.A28])-COLUMN([.A28]); ROW()-ROW([.A28])+COLUMN([.A28])))" office:value-type="float" office:value="11.109714" calcext:value-type="float">
            <text:p>11.110</text:p>
          </table:table-cell>
          <table:table-cell table:style-name="ce20" table:formula="of:=INDIRECT(ADDRESS(COLUMN()+ROW([.A28])-COLUMN([.A28]); ROW()-ROW([.A28])+COLUMN([.A28])))" office:value-type="float" office:value="10.56" calcext:value-type="float">
            <text:p>10.560</text:p>
          </table:table-cell>
          <table:table-cell table:style-name="ce20" table:formula="of:=INDIRECT(ADDRESS(COLUMN()+ROW([.A28])-COLUMN([.A28]); ROW()-ROW([.A28])+COLUMN([.A28])))" office:value-type="float" office:value="9.21195733333336" calcext:value-type="float">
            <text:p>9.212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V21]);COLUMN([.V2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21]);COLUMN([.W2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21]);COLUMN([.X2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style-name="ce21" table:formula="of:=INDIRECT(ADDRESS(COLUMN()+ROW([.A28])-COLUMN([.A28]); ROW()-ROW([.A28])+COLUMN([.A28])))" office:value-type="float" office:value="17.60726" calcext:value-type="float">
            <text:p>17.607</text:p>
          </table:table-cell>
          <table:table-cell table:style-name="ce21" table:formula="of:=INDIRECT(ADDRESS(COLUMN()+ROW([.A28])-COLUMN([.A28]); ROW()-ROW([.A28])+COLUMN([.A28])))" office:value-type="float" office:value="21.323006767386" calcext:value-type="float">
            <text:p>21.323</text:p>
          </table:table-cell>
          <table:table-cell table:style-name="ce21" table:formula="of:=INDIRECT(ADDRESS(COLUMN()+ROW([.A28])-COLUMN([.A28]); ROW()-ROW([.A28])+COLUMN([.A28])))" office:value-type="float" office:value="11.9239266666667" calcext:value-type="float">
            <text:p>11.924</text:p>
          </table:table-cell>
          <table:table-cell table:style-name="ce21" table:formula="of:=INDIRECT(ADDRESS(COLUMN()+ROW([.A28])-COLUMN([.A28]); ROW()-ROW([.A28])+COLUMN([.A28])))" office:value-type="float" office:value="9.94392666666668" calcext:value-type="float">
            <text:p>9.944</text:p>
          </table:table-cell>
          <table:table-cell table:style-name="ce21" table:formula="of:=INDIRECT(ADDRESS(COLUMN()+ROW([.A28])-COLUMN([.A28]); ROW()-ROW([.A28])+COLUMN([.A28])))" office:value-type="float" office:value="25.2710439376498" calcext:value-type="float">
            <text:p>25.271</text:p>
          </table:table-cell>
          <table:table-cell table:style-name="ce21" table:formula="of:=INDIRECT(ADDRESS(COLUMN()+ROW([.A28])-COLUMN([.A28]); ROW()-ROW([.A28])+COLUMN([.A28])))" office:value-type="float" office:value="19.0331272709832" calcext:value-type="float">
            <text:p>19.033</text:p>
          </table:table-cell>
          <table:table-cell table:style-name="ce21" table:formula="of:=INDIRECT(ADDRESS(COLUMN()+ROW([.A28])-COLUMN([.A28]); ROW()-ROW([.A28])+COLUMN([.A28])))" office:value-type="float" office:value="12.0935620719424" calcext:value-type="float">
            <text:p>12.094</text:p>
          </table:table-cell>
          <table:table-cell table:style-name="ce20" table:formula="of:=INDIRECT(ADDRESS(COLUMN()+ROW([.A28])-COLUMN([.A28]); ROW()-ROW([.A28])+COLUMN([.A28])))" office:value-type="float" office:value="6.351136" calcext:value-type="float">
            <text:p>6.351</text:p>
          </table:table-cell>
          <table:table-cell table:style-name="ce21" table:formula="of:=INDIRECT(ADDRESS(COLUMN()+ROW([.A28])-COLUMN([.A28]); ROW()-ROW([.A28])+COLUMN([.A28])))" office:value-type="float" office:value="6.48351" calcext:value-type="float">
            <text:p>6.484</text:p>
          </table:table-cell>
          <table:table-cell table:style-name="ce21" table:formula="of:=INDIRECT(ADDRESS(COLUMN()+ROW([.A28])-COLUMN([.A28]); ROW()-ROW([.A28])+COLUMN([.A28])))" office:value-type="float" office:value="10.8543966666667" calcext:value-type="float">
            <text:p>10.854</text:p>
          </table:table-cell>
          <table:table-cell table:style-name="ce21" table:formula="of:=INDIRECT(ADDRESS(COLUMN()+ROW([.A28])-COLUMN([.A28]); ROW()-ROW([.A28])+COLUMN([.A28])))" office:value-type="float" office:value="15.299161443645" calcext:value-type="float">
            <text:p>15.299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W22]);COLUMN([.W2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22]);COLUMN([.X2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style-name="ce21" table:formula="of:=INDIRECT(ADDRESS(COLUMN()+ROW([.A28])-COLUMN([.A28]); ROW()-ROW([.A28])+COLUMN([.A28])))" office:value-type="float" office:value="22.7958634532374" calcext:value-type="float">
            <text:p>22.796</text:p>
          </table:table-cell>
          <table:table-cell table:style-name="ce21" table:formula="of:=INDIRECT(ADDRESS(COLUMN()+ROW([.A28])-COLUMN([.A28]); ROW()-ROW([.A28])+COLUMN([.A28])))" office:value-type="float" office:value="24.3890755971223" calcext:value-type="float">
            <text:p>24.389</text:p>
          </table:table-cell>
          <table:table-cell table:style-name="ce21" table:formula="of:=INDIRECT(ADDRESS(COLUMN()+ROW([.A28])-COLUMN([.A28]); ROW()-ROW([.A28])+COLUMN([.A28])))" office:value-type="float" office:value="17.1125301199041" calcext:value-type="float">
            <text:p>17.113</text:p>
          </table:table-cell>
          <table:table-cell table:style-name="ce21" table:formula="of:=INDIRECT(ADDRESS(COLUMN()+ROW([.A28])-COLUMN([.A28]); ROW()-ROW([.A28])+COLUMN([.A28])))" office:value-type="float" office:value="15.1325301199041" calcext:value-type="float">
            <text:p>15.133</text:p>
          </table:table-cell>
          <table:table-cell table:style-name="ce21" table:formula="of:=INDIRECT(ADDRESS(COLUMN()+ROW([.A28])-COLUMN([.A28]); ROW()-ROW([.A28])+COLUMN([.A28])))" office:value-type="float" office:value="24.5925301199041" calcext:value-type="float">
            <text:p>24.593</text:p>
          </table:table-cell>
          <table:table-cell table:style-name="ce21" table:formula="of:=INDIRECT(ADDRESS(COLUMN()+ROW([.A28])-COLUMN([.A28]); ROW()-ROW([.A28])+COLUMN([.A28])))" office:value-type="float" office:value="22.0991961007194" calcext:value-type="float">
            <text:p>22.099</text:p>
          </table:table-cell>
          <table:table-cell table:style-name="ce21" table:formula="of:=INDIRECT(ADDRESS(COLUMN()+ROW([.A28])-COLUMN([.A28]); ROW()-ROW([.A28])+COLUMN([.A28])))" office:value-type="float" office:value="17.2821655251798" calcext:value-type="float">
            <text:p>17.282</text:p>
          </table:table-cell>
          <table:table-cell table:style-name="ce21" table:formula="of:=INDIRECT(ADDRESS(COLUMN()+ROW([.A28])-COLUMN([.A28]); ROW()-ROW([.A28])+COLUMN([.A28])))" office:value-type="float" office:value="11.5397394532374" calcext:value-type="float">
            <text:p>11.540</text:p>
          </table:table-cell>
          <table:table-cell table:style-name="ce21" table:formula="of:=INDIRECT(ADDRESS(COLUMN()+ROW([.A28])-COLUMN([.A28]); ROW()-ROW([.A28])+COLUMN([.A28])))" office:value-type="float" office:value="11.6721134532374" calcext:value-type="float">
            <text:p>11.672</text:p>
          </table:table-cell>
          <table:table-cell table:style-name="ce21" table:formula="of:=INDIRECT(ADDRESS(COLUMN()+ROW([.A28])-COLUMN([.A28]); ROW()-ROW([.A28])+COLUMN([.A28])))" office:value-type="float" office:value="16.0430001199041" calcext:value-type="float">
            <text:p>16.043</text:p>
          </table:table-cell>
          <table:table-cell table:style-name="ce21" table:formula="of:=INDIRECT(ADDRESS(COLUMN()+ROW([.A28])-COLUMN([.A28]); ROW()-ROW([.A28])+COLUMN([.A28])))" office:value-type="float" office:value="18.3652302733813" calcext:value-type="float">
            <text:p>18.365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X23]);COLUMN([.X2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style-name="ce21" table:formula="of:=INDIRECT(ADDRESS(COLUMN()+ROW([.A28])-COLUMN([.A28]); ROW()-ROW([.A28])+COLUMN([.A28])))" office:value-type="float" office:value="26.8287264508393" calcext:value-type="float">
            <text:p>26.829</text:p>
          </table:table-cell>
          <table:table-cell table:style-name="ce21" table:formula="of:=INDIRECT(ADDRESS(COLUMN()+ROW([.A28])-COLUMN([.A28]); ROW()-ROW([.A28])+COLUMN([.A28])))" office:value-type="float" office:value="10.7273543165467" calcext:value-type="float">
            <text:p>10.727</text:p>
          </table:table-cell>
          <table:table-cell table:style-name="ce21" table:formula="of:=INDIRECT(ADDRESS(COLUMN()+ROW([.A28])-COLUMN([.A28]); ROW()-ROW([.A28])+COLUMN([.A28])))" office:value-type="float" office:value="14.5385377697841" calcext:value-type="float">
            <text:p>14.539</text:p>
          </table:table-cell>
          <table:table-cell table:style-name="ce21" table:formula="of:=INDIRECT(ADDRESS(COLUMN()+ROW([.A28])-COLUMN([.A28]); ROW()-ROW([.A28])+COLUMN([.A28])))" office:value-type="float" office:value="19.165393117506" calcext:value-type="float">
            <text:p>19.165</text:p>
          </table:table-cell>
          <table:table-cell table:style-name="ce21" table:formula="of:=INDIRECT(ADDRESS(COLUMN()+ROW([.A28])-COLUMN([.A28]); ROW()-ROW([.A28])+COLUMN([.A28])))" office:value-type="float" office:value="14.6753914868106" calcext:value-type="float">
            <text:p>14.675</text:p>
          </table:table-cell>
          <table:table-cell table:style-name="ce21" table:formula="of:=INDIRECT(ADDRESS(COLUMN()+ROW([.A28])-COLUMN([.A28]); ROW()-ROW([.A28])+COLUMN([.A28])))" office:value-type="float" office:value="8.43747482014387" calcext:value-type="float">
            <text:p>8.437</text:p>
          </table:table-cell>
          <table:table-cell table:style-name="ce21" table:formula="of:=INDIRECT(ADDRESS(COLUMN()+ROW([.A28])-COLUMN([.A28]); ROW()-ROW([.A28])+COLUMN([.A28])))" office:value-type="float" office:value="11.5833758992805" calcext:value-type="float">
            <text:p>11.583</text:p>
          </table:table-cell>
          <table:table-cell table:style-name="ce21" table:formula="of:=INDIRECT(ADDRESS(COLUMN()+ROW([.A28])-COLUMN([.A28]); ROW()-ROW([.A28])+COLUMN([.A28])))" office:value-type="float" office:value="15.5726024508393" calcext:value-type="float">
            <text:p>15.573</text:p>
          </table:table-cell>
          <table:table-cell table:style-name="ce21" table:formula="of:=INDIRECT(ADDRESS(COLUMN()+ROW([.A28])-COLUMN([.A28]); ROW()-ROW([.A28])+COLUMN([.A28])))" office:value-type="float" office:value="15.7049764508393" calcext:value-type="float">
            <text:p>15.705</text:p>
          </table:table-cell>
          <table:table-cell table:style-name="ce21" table:formula="of:=INDIRECT(ADDRESS(COLUMN()+ROW([.A28])-COLUMN([.A28]); ROW()-ROW([.A28])+COLUMN([.A28])))" office:value-type="float" office:value="13.2880923261391" calcext:value-type="float">
            <text:p>13.288</text:p>
          </table:table-cell>
          <table:table-cell table:style-name="ce20" table:formula="of:=INDIRECT(ADDRESS(COLUMN()+ROW([.A28])-COLUMN([.A28]); ROW()-ROW([.A28])+COLUMN([.A28])))" office:value-type="float" office:value="4.70350899280574" calcext:value-type="float">
            <text:p>4.704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8])-COLUMN([.A28]); ROW()-ROW([.A28])+COLUMN([.A28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06:12:56.4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6:59:15.630000000</meta:creation-date>
    <dc:date>2018-10-06T05:19:00.719000000</dc:date>
    <meta:editing-duration>PT4H28M29S</meta:editing-duration>
    <meta:editing-cycles>17</meta:editing-cycles>
    <meta:generator>LibreOffice/6.1.1.2$Windows_X86_64 LibreOffice_project/5d19a1bfa650b796764388cd8b33a5af1f5baa1b</meta:generator>
    <meta:document-statistic meta:table-count="3" meta:cell-count="3588" meta:object-count="0"/>
  </office:meta>
</office:document-meta>
</file>